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4575in"/>
    </style:style>
    <style:style style:name="co12" style:family="table-column">
      <style:table-column-properties fo:break-before="auto" style:column-width="0.257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6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9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8" style:family="table-cell" style:parent-style-name="Default" style:data-style-name="N37">
      <style:table-cell-properties fo:background-color="#ffff00" fo:wrap-option="wrap"/>
    </style:style>
    <style:style style:name="ce79" style:family="table-cell" style:parent-style-name="Default" style:data-style-name="N37">
      <style:table-cell-properties fo:background-color="#99ff99"/>
    </style:style>
    <style:style style:name="ce67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start" fo:margin-left="0in"/>
    </style:style>
    <style:style style:name="ce82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3" style:family="table-cell" style:parent-style-name="Default" style:data-style-name="N37">
      <style:table-cell-properties fo:background-color="#99ff99" style:text-align-source="fix" style:repeat-content="false"/>
      <style:paragraph-properties fo:text-align="start" fo:margin-left="0in"/>
    </style:style>
    <style:style style:name="ce84" style:family="table-cell" style:parent-style-name="Default" style:data-style-name="N100">
      <style:table-cell-properties fo:background-color="#99ff99" style:text-align-source="fix" style:repeat-content="false"/>
      <style:paragraph-properties fo:text-align="start" fo:margin-left="0in"/>
    </style:style>
    <style:style style:name="ce88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6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9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1649H55M28.337050999S" calcext:value-type="time">
            <text:p>1649:55</text:p>
          </table:table-cell>
          <table:table-cell table:style-name="ce69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time" office:time-value="PT08H09M53.079S" calcext:value-type="time">
            <text:p>08:09 AM</text:p>
          </table:table-cell>
          <table:table-cell office:value-type="time" office:time-value="PT12H21M40.042S" calcext:value-type="time">
            <text:p>12:21 PM</text:p>
          </table:table-cell>
          <table:table-cell table:formula="of:=IF([.C152]-[.B152] &gt; 0; [.C152]-[.B152]; 0)" office:value-type="time" office:time-value="PT04H11M46.963S" calcext:value-type="time">
            <text:p>04:11</text:p>
          </table:table-cell>
          <table:table-cell table:style-name="ce3"/>
          <table:table-cell office:value-type="time" office:time-value="PT13H25M12.718S" calcext:value-type="time">
            <text:p>01:25 PM</text:p>
          </table:table-cell>
          <table:table-cell office:value-type="time" office:time-value="PT17H19M51.822S" calcext:value-type="time">
            <text:p>05:19 PM</text:p>
          </table:table-cell>
          <table:table-cell table:formula="of:=IF([.G152]-[.F152] &gt; 0; [.G152]-[.F152]; 0)" office:value-type="time" office:time-value="PT03H54M39.104S" calcext:value-type="time">
            <text:p>03:54</text:p>
          </table:table-cell>
          <table:table-cell table:formula="of:=[.D152]+[.H152]" office:value-type="time" office:time-value="PT08H06M26.067S" calcext:value-type="time">
            <text:p>08:06</text:p>
          </table:table-cell>
          <table:table-cell table:style-name="ce3"/>
          <table:table-cell office:value-type="string" calcext:value-type="string">
            <text:p>Room fill/overlap improvements, tutorial re-entry, spawn/despawn animation fixes, beds, generic ladder/capacitor keys, aligned ladder bases</text:p>
          </table:table-cell>
          <table:table-cell table:number-columns-repeated="101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time" office:time-value="PT08H12M01.649S" calcext:value-type="time">
            <text:p>08:12 AM</text:p>
          </table:table-cell>
          <table:table-cell office:value-type="time" office:time-value="PT13H19M51.207S" calcext:value-type="time">
            <text:p>01:19 PM</text:p>
          </table:table-cell>
          <table:table-cell table:formula="of:=IF([.C153]-[.B153] &gt; 0; [.C153]-[.B153]; 0)" office:value-type="time" office:time-value="PT05H07M49.558S" calcext:value-type="time">
            <text:p>05:07</text:p>
          </table:table-cell>
          <table:table-cell table:style-name="ce3"/>
          <table:table-cell office:value-type="time" office:time-value="PT14H33M56.941S" calcext:value-type="time">
            <text:p>02:33 PM</text:p>
          </table:table-cell>
          <table:table-cell office:value-type="time" office:time-value="PT16H33M36.263S" calcext:value-type="time">
            <text:p>04:33 PM</text:p>
          </table:table-cell>
          <table:table-cell table:formula="of:=IF([.G153]-[.F153] &gt; 0; [.G153]-[.F153]; 0)" office:value-type="time" office:time-value="PT01H59M39.322S" calcext:value-type="time">
            <text:p>01:59</text:p>
          </table:table-cell>
          <table:table-cell table:formula="of:=[.D153]+[.H153]" office:value-type="time" office:time-value="PT07H07M28.88S" calcext:value-type="time">
            <text:p>07:07</text:p>
          </table:table-cell>
          <table:table-cell table:style-name="ce3"/>
          <table:table-cell office:value-type="string" calcext:value-type="string">
            <text:p>Generic keys / aligned locks fixes/cleanup, despawn effects for capacitors/bones, AI parabolic aim</text:p>
          </table:table-cell>
          <table:table-cell table:number-columns-repeated="101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time" office:time-value="PT07H59M52.442S" calcext:value-type="time">
            <text:p>07:59 AM</text:p>
          </table:table-cell>
          <table:table-cell office:value-type="time" office:time-value="PT11H58M31.649S" calcext:value-type="time">
            <text:p>11:58 AM</text:p>
          </table:table-cell>
          <table:table-cell table:formula="of:=IF([.C154]-[.B154] &gt; 0; [.C154]-[.B154]; 0)" office:value-type="time" office:time-value="PT03H58M39.207S" calcext:value-type="time">
            <text:p>03:58</text:p>
          </table:table-cell>
          <table:table-cell table:style-name="ce3"/>
          <table:table-cell office:value-type="time" office:time-value="PT13H05M05.623S" calcext:value-type="time">
            <text:p>01:05 PM</text:p>
          </table:table-cell>
          <table:table-cell office:value-type="time" office:time-value="PT17H37M06.698S" calcext:value-type="time">
            <text:p>05:37 PM</text:p>
          </table:table-cell>
          <table:table-cell table:formula="of:=IF([.G154]-[.F154] &gt; 0; [.G154]-[.F154]; 0)" office:value-type="time" office:time-value="PT04H32M01.075S" calcext:value-type="time">
            <text:p>04:32</text:p>
          </table:table-cell>
          <table:table-cell table:formula="of:=[.D154]+[.H154]" office:value-type="time" office:time-value="PT08H30M40.282S" calcext:value-type="time">
            <text:p>08:30</text:p>
          </table:table-cell>
          <table:table-cell table:style-name="ce3"/>
          <table:table-cell office:value-type="string" calcext:value-type="string">
            <text:p>AI parabolic aim cleanup, tutorial optional/advanced room, throwing through furniture/platforms, co-op join during game over prevention, debug reset fixes, spider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0" calcext:value-type="date">
            <text:p>06/10/22</text:p>
          </table:table-cell>
          <table:table-cell table:style-name="ce15" office:value-type="time" office:time-value="PT08H12M49.425S" calcext:value-type="time">
            <text:p>08:12 AM</text:p>
          </table:table-cell>
          <table:table-cell table:style-name="ce15" office:value-type="time" office:time-value="PT11H59M30.642S" calcext:value-type="time">
            <text:p>11:59 AM</text:p>
          </table:table-cell>
          <table:table-cell table:style-name="ce18" table:formula="of:=IF([.C155]-[.B155] &gt; 0; [.C155]-[.B155]; 0)" office:value-type="time" office:time-value="PT03H46M41.217S" calcext:value-type="time">
            <text:p>03:46</text:p>
          </table:table-cell>
          <table:table-cell table:style-name="ce24"/>
          <table:table-cell table:style-name="ce15" office:value-type="time" office:time-value="PT13H18M22.664S" calcext:value-type="time">
            <text:p>01:18 PM</text:p>
          </table:table-cell>
          <table:table-cell table:style-name="ce15" office:value-type="time" office:time-value="PT17H17M11.696S" calcext:value-type="time">
            <text:p>05:17 PM</text:p>
          </table:table-cell>
          <table:table-cell table:style-name="ce18" table:formula="of:=IF([.G155]-[.F155] &gt; 0; [.G155]-[.F155]; 0)" office:value-type="time" office:time-value="PT03H58M49.032S" calcext:value-type="time">
            <text:p>03:58</text:p>
          </table:table-cell>
          <table:table-cell table:style-name="ce18" table:formula="of:=[.D155]+[.H155]" office:value-type="time" office:time-value="PT07H45M30.249S" calcext:value-type="time">
            <text:p>07:45</text:p>
          </table:table-cell>
          <table:table-cell table:style-name="ce24"/>
          <table:table-cell table:style-name="ce30" office:value-type="string" calcext:value-type="string">
            <text:p>Spiders cleanup, loading screen &amp; load improvements, room edge shadow improvement, room type preconditions &amp; cellar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39H32M16.281S" calcext:value-type="time">
            <text:p>39:32</text:p>
          </table:table-cell>
          <table:table-cell table:number-columns-repeated="1012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time" office:time-value="PT07H59M57.652S" calcext:value-type="time">
            <text:p>07:59 AM</text:p>
          </table:table-cell>
          <table:table-cell office:value-type="time" office:time-value="PT13H07M41.177S" calcext:value-type="time">
            <text:p>01:07 PM</text:p>
          </table:table-cell>
          <table:table-cell table:formula="of:=IF([.C157]-[.B157] &gt; 0; [.C157]-[.B157]; 0)" office:value-type="time" office:time-value="PT05H07M43.525S" calcext:value-type="time">
            <text:p>05:07</text:p>
          </table:table-cell>
          <table:table-cell table:style-name="ce3"/>
          <table:table-cell office:value-type="time" office:time-value="PT14H10M24.062S" calcext:value-type="time">
            <text:p>02:10 PM</text:p>
          </table:table-cell>
          <table:table-cell office:value-type="time" office:time-value="PT17H05M44.551S" calcext:value-type="time">
            <text:p>05:05 PM</text:p>
          </table:table-cell>
          <table:table-cell table:formula="of:=IF([.G157]-[.F157] &gt; 0; [.G157]-[.F157]; 0)" office:value-type="time" office:time-value="PT02H55M20.489S" calcext:value-type="time">
            <text:p>02:55</text:p>
          </table:table-cell>
          <table:table-cell table:formula="of:=[.D157]+[.H157]" office:value-type="time" office:time-value="PT08H03M04.014S" calcext:value-type="time">
            <text:p>08:03</text:p>
          </table:table-cell>
          <table:table-cell table:style-name="ce3"/>
          <table:table-cell office:value-type="string" calcext:value-type="string">
            <text:p>Precondition/cellar cleanup, bedroom dead-end preference, cellar vats, wine bottles &amp; racks</text:p>
          </table:table-cell>
          <table:table-cell table:number-columns-repeated="101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5M27.886S" calcext:value-type="time">
            <text:p>12:15 PM</text:p>
          </table:table-cell>
          <table:table-cell table:formula="of:=IF([.C158]-[.B158] &gt; 0; [.C158]-[.B158]; 0)" office:value-type="time" office:time-value="PT04H05M27.886S" calcext:value-type="time">
            <text:p>04:05</text:p>
          </table:table-cell>
          <table:table-cell table:style-name="ce3"/>
          <table:table-cell office:value-type="time" office:time-value="PT13H04M20.239S" calcext:value-type="time">
            <text:p>01:04 PM</text:p>
          </table:table-cell>
          <table:table-cell office:value-type="time" office:time-value="PT16H58M00.229S" calcext:value-type="time">
            <text:p>04:58 PM</text:p>
          </table:table-cell>
          <table:table-cell table:formula="of:=IF([.G158]-[.F158] &gt; 0; [.G158]-[.F158]; 0)" office:value-type="time" office:time-value="PT03H53M39.99S" calcext:value-type="time">
            <text:p>03:53</text:p>
          </table:table-cell>
          <table:table-cell table:formula="of:=[.D158]+[.H158]" office:value-type="time" office:time-value="PT07H59M07.876S" calcext:value-type="time">
            <text:p>07:59</text:p>
          </table:table-cell>
          <table:table-cell table:style-name="ce3"/>
          <table:table-cell office:value-type="string" calcext:value-type="string">
            <text:p>Glass SFX/VFX, cobwebs &amp; decoration spawn variety, color proportionality, mousetraps! tutorial additions &amp; custom fonts, lit tutorial text investigation</text:p>
          </table:table-cell>
          <table:table-cell table:number-columns-repeated="1013"/>
        </table:table-row>
        <table:table-row table:style-name="ro1">
          <table:table-cell office:value-type="date" office:date-value="2022-06-15" calcext:value-type="date">
            <text:p>06/15/22</text:p>
          </table:table-cell>
          <table:table-cell office:value-type="time" office:time-value="PT08H16M17.706S" calcext:value-type="time">
            <text:p>08:16 AM</text:p>
          </table:table-cell>
          <table:table-cell office:value-type="time" office:time-value="PT12H30M38.822S" calcext:value-type="time">
            <text:p>12:30 PM</text:p>
          </table:table-cell>
          <table:table-cell table:formula="of:=IF([.C159]-[.B159] &gt; 0; [.C159]-[.B159]; 0)" office:value-type="time" office:time-value="PT04H14M21.116S" calcext:value-type="time">
            <text:p>04:14</text:p>
          </table:table-cell>
          <table:table-cell table:style-name="ce3"/>
          <table:table-cell office:value-type="time" office:time-value="PT13H41M27.94S" calcext:value-type="time">
            <text:p>01:41 PM</text:p>
          </table:table-cell>
          <table:table-cell office:value-type="time" office:time-value="PT17H09M23.693S" calcext:value-type="time">
            <text:p>05:09 PM</text:p>
          </table:table-cell>
          <table:table-cell table:formula="of:=IF([.G159]-[.F159] &gt; 0; [.G159]-[.F159]; 0)" office:value-type="time" office:time-value="PT03H27M55.753S" calcext:value-type="time">
            <text:p>03:27</text:p>
          </table:table-cell>
          <table:table-cell table:formula="of:=[.D159]+[.H159]" office:value-type="time" office:time-value="PT07H42M16.869S" calcext:value-type="time">
            <text:p>07:42</text:p>
          </table:table-cell>
          <table:table-cell table:style-name="ce3"/>
          <table:table-cell office:value-type="string" calcext:value-type="string">
            <text:p>NPC merchant functionality, cellar rubbish, room decoration height fixes, documentation update, fireplaces</text:p>
          </table:table-cell>
          <table:table-cell table:number-columns-repeated="1013"/>
        </table:table-row>
        <table:table-row table:style-name="ro1">
          <table:table-cell office:value-type="date" office:date-value="2022-06-16" calcext:value-type="date">
            <text:p>06/16/22</text:p>
          </table:table-cell>
          <table:table-cell office:value-type="time" office:time-value="PT08H24M41.851S" calcext:value-type="time">
            <text:p>08:24 AM</text:p>
          </table:table-cell>
          <table:table-cell office:value-type="time" office:time-value="PT12H55M28.895S" calcext:value-type="time">
            <text:p>12:55 PM</text:p>
          </table:table-cell>
          <table:table-cell table:formula="of:=IF([.C160]-[.B160] &gt; 0; [.C160]-[.B160]; 0)" office:value-type="time" office:time-value="PT04H30M47.044S" calcext:value-type="time">
            <text:p>04:30</text:p>
          </table:table-cell>
          <table:table-cell table:style-name="ce3"/>
          <table:table-cell office:value-type="time" office:time-value="PT13H58M13.675S" calcext:value-type="time">
            <text:p>01:58 PM</text:p>
          </table:table-cell>
          <table:table-cell office:value-type="time" office:time-value="PT17H28M01.45S" calcext:value-type="time">
            <text:p>05:28 PM</text:p>
          </table:table-cell>
          <table:table-cell table:formula="of:=IF([.G160]-[.F160] &gt; 0; [.G160]-[.F160]; 0)" office:value-type="time" office:time-value="PT03H29M47.775S" calcext:value-type="time">
            <text:p>03:29</text:p>
          </table:table-cell>
          <table:table-cell table:formula="of:=[.D160]+[.H160]" office:value-type="time" office:time-value="PT08H00M34.819S" calcext:value-type="time">
            <text:p>08:00</text:p>
          </table:table-cell>
          <table:table-cell table:style-name="ce3"/>
          <table:table-cell office:value-type="string" calcext:value-type="string">
            <text:p>Fireplace normals &amp; cleanup, flashlight &amp; item damage fixes, normal map normalization script, dynamic torches, fireplace puzzl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7" calcext:value-type="date">
            <text:p>06/17/22</text:p>
          </table:table-cell>
          <table:table-cell table:style-name="ce15" office:value-type="time" office:time-value="PT07H58M06.729S" calcext:value-type="time">
            <text:p>07:58 AM</text:p>
          </table:table-cell>
          <table:table-cell table:style-name="ce15" office:value-type="time" office:time-value="PT13H19M57.347S" calcext:value-type="time">
            <text:p>01:19 PM</text:p>
          </table:table-cell>
          <table:table-cell table:style-name="ce18" table:formula="of:=IF([.C161]-[.B161] &gt; 0; [.C161]-[.B161]; 0)" office:value-type="time" office:time-value="PT05H21M50.618S" calcext:value-type="time">
            <text:p>05:21</text:p>
          </table:table-cell>
          <table:table-cell table:style-name="ce24"/>
          <table:table-cell table:style-name="ce15" office:value-type="time" office:time-value="PT14H20M26.231S" calcext:value-type="time">
            <text:p>02:20 PM</text:p>
          </table:table-cell>
          <table:table-cell table:style-name="ce15" office:value-type="time" office:time-value="PT17H25M34.484S" calcext:value-type="time">
            <text:p>05:25 PM</text:p>
          </table:table-cell>
          <table:table-cell table:style-name="ce18" table:formula="of:=IF([.G161]-[.F161] &gt; 0; [.G161]-[.F161]; 0)" office:value-type="time" office:time-value="PT03H05M08.253S" calcext:value-type="time">
            <text:p>03:05</text:p>
          </table:table-cell>
          <table:table-cell table:style-name="ce18" table:formula="of:=[.D161]+[.H161]" office:value-type="time" office:time-value="PT08H26M58.871S" calcext:value-type="time">
            <text:p>08:26</text:p>
          </table:table-cell>
          <table:table-cell table:style-name="ce24"/>
          <table:table-cell table:style-name="ce30" office:value-type="string" calcext:value-type="string">
            <text:p>Fireplace puzzle cleanup, heal/ignite delays, VFX visibility fixes, room contents overlap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40H12M02.449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/20/22 (Juneteenth)</text:p>
          </table:table-cell>
          <table:table-cell table:number-columns-repeated="2"/>
          <table:table-cell table:formula="of:=IF([.C163]-[.B163] &gt; 0; [.C163]-[.B1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3]-[.F163] &gt; 0; [.G163]-[.F163]; 0)" office:value-type="time" office:time-value="PT00H00M00S" calcext:value-type="time">
            <text:p>00:00</text:p>
          </table:table-cell>
          <table:table-cell table:formula="of:=[.D163]+[.H1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21" calcext:value-type="date">
            <text:p>06/21/22</text:p>
          </table:table-cell>
          <table:table-cell office:value-type="time" office:time-value="PT08H10M28.765S" calcext:value-type="time">
            <text:p>08:10 AM</text:p>
          </table:table-cell>
          <table:table-cell office:value-type="time" office:time-value="PT13H32M50.631S" calcext:value-type="time">
            <text:p>01:32 PM</text:p>
          </table:table-cell>
          <table:table-cell table:formula="of:=IF([.C164]-[.B164] &gt; 0; [.C164]-[.B164]; 0)" office:value-type="time" office:time-value="PT05H22M21.866S" calcext:value-type="time">
            <text:p>05:22</text:p>
          </table:table-cell>
          <table:table-cell table:style-name="ce3"/>
          <table:table-cell office:value-type="time" office:time-value="PT14H33M52.587S" calcext:value-type="time">
            <text:p>02:33 PM</text:p>
          </table:table-cell>
          <table:table-cell office:value-type="time" office:time-value="PT17H42M49S" calcext:value-type="time">
            <text:p>05:42 PM</text:p>
          </table:table-cell>
          <table:table-cell table:formula="of:=IF([.G164]-[.F164] &gt; 0; [.G164]-[.F164]; 0)" office:value-type="time" office:time-value="PT03H08M56.413S" calcext:value-type="time">
            <text:p>03:08</text:p>
          </table:table-cell>
          <table:table-cell table:formula="of:=[.D164]+[.H164]" office:value-type="time" office:time-value="PT08H31M18.279S" calcext:value-type="time">
            <text:p>08:31</text:p>
          </table:table-cell>
          <table:table-cell table:style-name="ce3"/>
          <table:table-cell office:value-type="string" calcext:value-type="string">
            <text:p>Room contents overlap fixes cleanup, heal delay / save fixes, lock/key placement improvement, NPC dialogue gating</text:p>
          </table:table-cell>
          <table:table-cell table:number-columns-repeated="1013"/>
        </table:table-row>
        <table:table-row table:style-name="ro1">
          <table:table-cell office:value-type="date" office:date-value="2022-06-22" calcext:value-type="date">
            <text:p>06/22/22</text:p>
          </table:table-cell>
          <table:table-cell office:value-type="time" office:time-value="PT08H29M57.688S" calcext:value-type="time">
            <text:p>08:29 AM</text:p>
          </table:table-cell>
          <table:table-cell office:value-type="time" office:time-value="PT12H20M22.442S" calcext:value-type="time">
            <text:p>12:20 PM</text:p>
          </table:table-cell>
          <table:table-cell table:formula="of:=IF([.C165]-[.B165] &gt; 0; [.C165]-[.B165]; 0)" office:value-type="time" office:time-value="PT03H50M24.754S" calcext:value-type="time">
            <text:p>03:50</text:p>
          </table:table-cell>
          <table:table-cell table:style-name="ce3"/>
          <table:table-cell office:value-type="time" office:time-value="PT13H41M41.891S" calcext:value-type="time">
            <text:p>01:41 PM</text:p>
          </table:table-cell>
          <table:table-cell office:value-type="time" office:time-value="PT17H27M42.122S" calcext:value-type="time">
            <text:p>05:27 PM</text:p>
          </table:table-cell>
          <table:table-cell table:formula="of:=IF([.G165]-[.F165] &gt; 0; [.G165]-[.F165]; 0)" office:value-type="time" office:time-value="PT03H46M00.231S" calcext:value-type="time">
            <text:p>03:46</text:p>
          </table:table-cell>
          <table:table-cell table:formula="of:=[.D165]+[.H165]" office:value-type="time" office:time-value="PT07H36M24.985S" calcext:value-type="time">
            <text:p>07:36</text:p>
          </table:table-cell>
          <table:table-cell table:style-name="ce3"/>
          <table:table-cell office:value-type="string" calcext:value-type="string">
            <text:p>Material costs! NPC dialogue state save/load, NPC dialogue find/replace expressions</text:p>
          </table:table-cell>
          <table:table-cell table:number-columns-repeated="1013"/>
        </table:table-row>
        <table:table-row table:style-name="ro1">
          <table:table-cell office:value-type="date" office:date-value="2022-06-23" calcext:value-type="date">
            <text:p>06/23/22</text:p>
          </table:table-cell>
          <table:table-cell office:value-type="time" office:time-value="PT08H17M55.093S" calcext:value-type="time">
            <text:p>08:17 AM</text:p>
          </table:table-cell>
          <table:table-cell office:value-type="time" office:time-value="PT11H17M36.3S" calcext:value-type="time">
            <text:p>11:17 AM</text:p>
          </table:table-cell>
          <table:table-cell table:formula="of:=IF([.C166]-[.B166] &gt; 0; [.C166]-[.B166]; 0)" office:value-type="time" office:time-value="PT02H59M41.207S" calcext:value-type="time">
            <text:p>02:59</text:p>
          </table:table-cell>
          <table:table-cell table:style-name="ce3"/>
          <table:table-cell office:value-type="time" office:time-value="PT12H20M00S" calcext:value-type="time">
            <text:p>12:20 PM</text:p>
          </table:table-cell>
          <table:table-cell office:value-type="time" office:time-value="PT17H22M41.024S" calcext:value-type="time">
            <text:p>05:22 PM</text:p>
          </table:table-cell>
          <table:table-cell table:formula="of:=IF([.G166]-[.F166] &gt; 0; [.G166]-[.F166]; 0)" office:value-type="time" office:time-value="PT05H02M41.024S" calcext:value-type="time">
            <text:p>05:02</text:p>
          </table:table-cell>
          <table:table-cell table:formula="of:=[.D166]+[.H166]" office:value-type="time" office:time-value="PT08H02M22.231S" calcext:value-type="time">
            <text:p>08:02</text:p>
          </table:table-cell>
          <table:table-cell table:style-name="ce3"/>
          <table:table-cell office:value-type="string" calcext:value-type="string">
            <text:p>NPC dialogue assert fix &amp; auto spacing/capitalization &amp; expanded keys, clock puzzles, key color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6/24/22 (Nativity of St. John)</text:p>
          </table:table-cell>
          <table:table-cell table:style-name="ce15" table:number-columns-repeated="2"/>
          <table:table-cell table:style-name="ce18" table:formula="of:=IF([.C167]-[.B167] &gt; 0; [.C167]-[.B16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7]-[.F167] &gt; 0; [.G167]-[.F167]; 0)" office:value-type="time" office:time-value="PT00H00M00S" calcext:value-type="time">
            <text:p>00:00</text:p>
          </table:table-cell>
          <table:table-cell table:style-name="ce18" table:formula="of:=[.D167]+[.H16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8]-[.B168] &gt; 0; [.C168]-[.B16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8]-[.F168] &gt; 0; [.G168]-[.F168]; 0)" office:value-type="time" office:time-value="PT00H00M00S" calcext:value-type="time">
            <text:p>00:00</text:p>
          </table:table-cell>
          <table:table-cell table:style-name="ce19" table:formula="of:=[.D168]+[.H16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3:.I168])" office:value-type="time" office:time-value="PT24H10M05.495S" calcext:value-type="time">
            <text:p>24:10</text:p>
          </table:table-cell>
          <table:table-cell table:number-columns-repeated="1012"/>
        </table:table-row>
        <table:table-row table:style-name="ro1">
          <table:table-cell office:value-type="date" office:date-value="2022-06-27" calcext:value-type="date">
            <text:p>06/27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06M00.97S" calcext:value-type="time">
            <text:p>12:06 PM</text:p>
          </table:table-cell>
          <table:table-cell table:formula="of:=IF([.C169]-[.B169] &gt; 0; [.C169]-[.B169]; 0)" office:value-type="time" office:time-value="PT03H46M00.97S" calcext:value-type="time">
            <text:p>03:46</text:p>
          </table:table-cell>
          <table:table-cell table:style-name="ce3"/>
          <table:table-cell office:value-type="time" office:time-value="PT13H21M03.161S" calcext:value-type="time">
            <text:p>01:21 PM</text:p>
          </table:table-cell>
          <table:table-cell office:value-type="time" office:time-value="PT17H54M09.703S" calcext:value-type="time">
            <text:p>05:54 PM</text:p>
          </table:table-cell>
          <table:table-cell table:formula="of:=IF([.G169]-[.F169] &gt; 0; [.G169]-[.F169]; 0)" office:value-type="time" office:time-value="PT04H33M06.542S" calcext:value-type="time">
            <text:p>04:33</text:p>
          </table:table-cell>
          <table:table-cell table:formula="of:=[.D169]+[.H169]" office:value-type="time" office:time-value="PT08H19M07.512S" calcext:value-type="time">
            <text:p>08:19</text:p>
          </table:table-cell>
          <table:table-cell table:style-name="ce3"/>
          <table:table-cell office:value-type="string" calcext:value-type="string">
            <text:p>Simon Says puzzle fixes, item trail improvements, room/dialogue precondition value passing, layout reset nodes</text:p>
          </table:table-cell>
          <table:table-cell table:number-columns-repeated="1013"/>
        </table:table-row>
        <table:table-row table:style-name="ro1">
          <table:table-cell office:value-type="date" office:date-value="2022-06-28" calcext:value-type="date">
            <text:p>06/28/22</text:p>
          </table:table-cell>
          <table:table-cell office:value-type="time" office:time-value="PT08H17M00S" calcext:value-type="time">
            <text:p>08:17 AM</text:p>
          </table:table-cell>
          <table:table-cell office:value-type="time" office:time-value="PT13H41M20.094S" calcext:value-type="time">
            <text:p>01:41 PM</text:p>
          </table:table-cell>
          <table:table-cell table:formula="of:=IF([.C170]-[.B170] &gt; 0; [.C170]-[.B170]; 0)" office:value-type="time" office:time-value="PT05H24M20.094S" calcext:value-type="time">
            <text:p>05:24</text:p>
          </table:table-cell>
          <table:table-cell table:style-name="ce3"/>
          <table:table-cell office:value-type="time" office:time-value="PT14H46M58.466S" calcext:value-type="time">
            <text:p>02:46 PM</text:p>
          </table:table-cell>
          <table:table-cell office:value-type="time" office:time-value="PT17H24M51.502S" calcext:value-type="time">
            <text:p>05:24 PM</text:p>
          </table:table-cell>
          <table:table-cell table:formula="of:=IF([.G170]-[.F170] &gt; 0; [.G170]-[.F170]; 0)" office:value-type="time" office:time-value="PT02H37M53.036S" calcext:value-type="time">
            <text:p>02:37</text:p>
          </table:table-cell>
          <table:table-cell table:formula="of:=[.D170]+[.H170]" office:value-type="time" office:time-value="PT08H02M13.13S" calcext:value-type="time">
            <text:p>08:02</text:p>
          </table:table-cell>
          <table:table-cell table:style-name="ce3"/>
          <table:table-cell office:value-type="string" calcext:value-type="string">
            <text:p>Computer de-dust, layout root-coupling nodes cleanup, debug enemy wave pause/reset, layout generation reliability improvement, Entryway lookou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/29/22 (Sts. Peter &amp; Paul)</text:p>
          </table:table-cell>
          <table:table-cell table:number-columns-repeated="2"/>
          <table:table-cell table:formula="of:=IF([.C171]-[.B171] &gt; 0; [.C171]-[.B1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1]-[.F171] &gt; 0; [.G171]-[.F171]; 0)" office:value-type="time" office:time-value="PT00H00M00S" calcext:value-type="time">
            <text:p>00:00</text:p>
          </table:table-cell>
          <table:table-cell table:formula="of:=[.D171]+[.H1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30" calcext:value-type="date">
            <text:p>06/30/22</text:p>
          </table:table-cell>
          <table:table-cell office:value-type="time" office:time-value="PT08H21M36.992S" calcext:value-type="time">
            <text:p>08:21 AM</text:p>
          </table:table-cell>
          <table:table-cell office:value-type="time" office:time-value="PT13H08M08.054S" calcext:value-type="time">
            <text:p>01:08 PM</text:p>
          </table:table-cell>
          <table:table-cell table:formula="of:=IF([.C172]-[.B172] &gt; 0; [.C172]-[.B172]; 0)" office:value-type="time" office:time-value="PT04H46M31.062S" calcext:value-type="time">
            <text:p>04:46</text:p>
          </table:table-cell>
          <table:table-cell table:style-name="ce3"/>
          <table:table-cell office:value-type="time" office:time-value="PT14H16M29.644S" calcext:value-type="time">
            <text:p>02:16 PM</text:p>
          </table:table-cell>
          <table:table-cell office:value-type="time" office:time-value="PT17H17M35.246S" calcext:value-type="time">
            <text:p>05:17 PM</text:p>
          </table:table-cell>
          <table:table-cell table:formula="of:=IF([.G172]-[.F172] &gt; 0; [.G172]-[.F172]; 0)" office:value-type="time" office:time-value="PT03H01M05.602S" calcext:value-type="time">
            <text:p>03:01</text:p>
          </table:table-cell>
          <table:table-cell table:formula="of:=[.D172]+[.H172]" office:value-type="time" office:time-value="PT07H47M36.664S" calcext:value-type="time">
            <text:p>07:47</text:p>
          </table:table-cell>
          <table:table-cell table:style-name="ce3"/>
          <table:table-cell office:value-type="string" calcext:value-type="string">
            <text:p>Layout generation cleanup, layout manual area division &amp; simplifications, camera grab consistenc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01" calcext:value-type="date">
            <text:p>07/01/22</text:p>
          </table:table-cell>
          <table:table-cell table:style-name="ce15" office:value-type="time" office:time-value="PT08H14M03.206S" calcext:value-type="time">
            <text:p>08:14 AM</text:p>
          </table:table-cell>
          <table:table-cell table:style-name="ce15" office:value-type="time" office:time-value="PT13H09M35.631S" calcext:value-type="time">
            <text:p>01:09 PM</text:p>
          </table:table-cell>
          <table:table-cell table:style-name="ce18" table:formula="of:=IF([.C173]-[.B173] &gt; 0; [.C173]-[.B173]; 0)" office:value-type="time" office:time-value="PT04H55M32.425S" calcext:value-type="time">
            <text:p>04:55</text:p>
          </table:table-cell>
          <table:table-cell table:style-name="ce24"/>
          <table:table-cell table:style-name="ce15" office:value-type="time" office:time-value="PT14H15M03.837S" calcext:value-type="time">
            <text:p>02:15 PM</text:p>
          </table:table-cell>
          <table:table-cell table:style-name="ce15" office:value-type="time" office:time-value="PT17H11M29.06S" calcext:value-type="time">
            <text:p>05:11 PM</text:p>
          </table:table-cell>
          <table:table-cell table:style-name="ce18" table:formula="of:=IF([.G173]-[.F173] &gt; 0; [.G173]-[.F173]; 0)" office:value-type="time" office:time-value="PT02H56M25.223S" calcext:value-type="time">
            <text:p>02:56</text:p>
          </table:table-cell>
          <table:table-cell table:style-name="ce18" table:formula="of:=[.D173]+[.H173]" office:value-type="time" office:time-value="PT07H51M57.648S" calcext:value-type="time">
            <text:p>07:51</text:p>
          </table:table-cell>
          <table:table-cell table:style-name="ce24"/>
          <table:table-cell table:style-name="ce30" office:value-type="string" calcext:value-type="string">
            <text:p>Layout area &amp; camera grab cleanup, pathfinding debug &amp; A*! Array.Exists() to Any(), pathfinding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74]-[.B174] &gt; 0; [.C174]-[.B17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74]-[.F174] &gt; 0; [.G174]-[.F174]; 0)" office:value-type="time" office:time-value="PT00H00M00S" calcext:value-type="time">
            <text:p>00:00</text:p>
          </table:table-cell>
          <table:table-cell table:style-name="ce19" table:formula="of:=[.D174]+[.H17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9:.I174])" office:value-type="time" office:time-value="PT32H00M54.954S" calcext:value-type="time">
            <text:p>32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4/22 (Independence Day)</text:p>
          </table:table-cell>
          <table:table-cell table:number-columns-repeated="2"/>
          <table:table-cell table:formula="of:=IF([.C175]-[.B175] &gt; 0; [.C175]-[.B1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5]-[.F175] &gt; 0; [.G175]-[.F175]; 0)" office:value-type="time" office:time-value="PT00H00M00S" calcext:value-type="time">
            <text:p>00:00</text:p>
          </table:table-cell>
          <table:table-cell table:formula="of:=[.D175]+[.H1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05" calcext:value-type="date">
            <text:p>07/05/22</text:p>
          </table:table-cell>
          <table:table-cell office:value-type="time" office:time-value="PT08H13M35.061S" calcext:value-type="time">
            <text:p>08:13 AM</text:p>
          </table:table-cell>
          <table:table-cell office:value-type="time" office:time-value="PT12H07M25.217S" calcext:value-type="time">
            <text:p>12:07 PM</text:p>
          </table:table-cell>
          <table:table-cell table:formula="of:=IF([.C176]-[.B176] &gt; 0; [.C176]-[.B176]; 0)" office:value-type="time" office:time-value="PT03H53M50.156S" calcext:value-type="time">
            <text:p>03:53</text:p>
          </table:table-cell>
          <table:table-cell table:style-name="ce3"/>
          <table:table-cell office:value-type="time" office:time-value="PT13H13M42.933S" calcext:value-type="time">
            <text:p>01:13 PM</text:p>
          </table:table-cell>
          <table:table-cell office:value-type="time" office:time-value="PT17H18M51.025S" calcext:value-type="time">
            <text:p>05:18 PM</text:p>
          </table:table-cell>
          <table:table-cell table:formula="of:=IF([.G176]-[.F176] &gt; 0; [.G176]-[.F176]; 0)" office:value-type="time" office:time-value="PT04H05M08.092S" calcext:value-type="time">
            <text:p>04:05</text:p>
          </table:table-cell>
          <table:table-cell table:formula="of:=[.D176]+[.H176]" office:value-type="time" office:time-value="PT07H58M58.248S" calcext:value-type="time">
            <text:p>07:58</text:p>
          </table:table-cell>
          <table:table-cell table:style-name="ce3"/>
          <table:table-cell office:value-type="string" calcext:value-type="string">
            <text:p>Pathfind multi-connection handling, room DoorwayInfo functions, room pathfind consolidation, room-from-position improvements, torch generic key fix &amp; VFX iteration, Entryway lock progression</text:p>
          </table:table-cell>
          <table:table-cell table:number-columns-repeated="1013"/>
        </table:table-row>
        <table:table-row table:style-name="ro1">
          <table:table-cell office:value-type="date" office:date-value="2022-07-06" calcext:value-type="date">
            <text:p>07/06/22</text:p>
          </table:table-cell>
          <table:table-cell office:value-type="time" office:time-value="PT08H08M23.806S" calcext:value-type="time">
            <text:p>08:08 AM</text:p>
          </table:table-cell>
          <table:table-cell office:value-type="time" office:time-value="PT12H19M54.979S" calcext:value-type="time">
            <text:p>12:19 PM</text:p>
          </table:table-cell>
          <table:table-cell table:formula="of:=IF([.C177]-[.B177] &gt; 0; [.C177]-[.B177]; 0)" office:value-type="time" office:time-value="PT04H11M31.173S" calcext:value-type="time">
            <text:p>04:11</text:p>
          </table:table-cell>
          <table:table-cell table:style-name="ce3"/>
          <table:table-cell office:value-type="time" office:time-value="PT13H29M14.202S" calcext:value-type="time">
            <text:p>01:29 PM</text:p>
          </table:table-cell>
          <table:table-cell office:value-type="time" office:time-value="PT16H58M48.92S" calcext:value-type="time">
            <text:p>04:58 PM</text:p>
          </table:table-cell>
          <table:table-cell table:formula="of:=IF([.G177]-[.F177] &gt; 0; [.G177]-[.F177]; 0)" office:value-type="time" office:time-value="PT03H29M34.718S" calcext:value-type="time">
            <text:p>03:29</text:p>
          </table:table-cell>
          <table:table-cell table:formula="of:=[.D177]+[.H177]" office:value-type="time" office:time-value="PT07H41M05.891S" calcext:value-type="time">
            <text:p>07:41</text:p>
          </table:table-cell>
          <table:table-cell table:style-name="ce3"/>
          <table:table-cell office:value-type="string" calcext:value-type="string">
            <text:p>Entryway lock progression cleanup, layout one-way loop logic, item physics optimization / pass-through improvement, tutorial for pass-through</text:p>
          </table:table-cell>
          <table:table-cell table:number-columns-repeated="1013"/>
        </table:table-row>
        <table:table-row table:style-name="ro1">
          <table:table-cell office:value-type="date" office:date-value="2022-07-07" calcext:value-type="date">
            <text:p>07/07/22</text:p>
          </table:table-cell>
          <table:table-cell office:value-type="time" office:time-value="PT08H06M40.617S" calcext:value-type="time">
            <text:p>08:06 AM</text:p>
          </table:table-cell>
          <table:table-cell office:value-type="time" office:time-value="PT12H16M42.535S" calcext:value-type="time">
            <text:p>12:16 PM</text:p>
          </table:table-cell>
          <table:table-cell table:formula="of:=IF([.C178]-[.B178] &gt; 0; [.C178]-[.B178]; 0)" office:value-type="time" office:time-value="PT04H10M01.918S" calcext:value-type="time">
            <text:p>04:10</text:p>
          </table:table-cell>
          <table:table-cell table:style-name="ce3"/>
          <table:table-cell office:value-type="time" office:time-value="PT13H19M07.655S" calcext:value-type="time">
            <text:p>01:19 PM</text:p>
          </table:table-cell>
          <table:table-cell office:value-type="time" office:time-value="PT17H03M50.412S" calcext:value-type="time">
            <text:p>05:03 PM</text:p>
          </table:table-cell>
          <table:table-cell table:formula="of:=IF([.G178]-[.F178] &gt; 0; [.G178]-[.F178]; 0)" office:value-type="time" office:time-value="PT03H44M42.757S" calcext:value-type="time">
            <text:p>03:44</text:p>
          </table:table-cell>
          <table:table-cell table:formula="of:=[.D178]+[.H178]" office:value-type="time" office:time-value="PT07H54M44.675S" calcext:value-type="time">
            <text:p>07:54</text:p>
          </table:table-cell>
          <table:table-cell table:style-name="ce3"/>
          <table:table-cell office:value-type="string" calcext:value-type="string">
            <text:p>Pixel-perfect investigation, layout generation seeds, tutorial for advanced look, menu button style update, playtest, backup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7/8/22 (M wedding travel)</text:p>
          </table:table-cell>
          <table:table-cell table:style-name="ce15" table:number-columns-repeated="2"/>
          <table:table-cell table:style-name="ce18" table:formula="of:=IF([.C179]-[.B179] &gt; 0; [.C179]-[.B17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9]-[.F179] &gt; 0; [.G179]-[.F179]; 0)" office:value-type="time" office:time-value="PT00H00M00S" calcext:value-type="time">
            <text:p>00:00</text:p>
          </table:table-cell>
          <table:table-cell table:style-name="ce18" table:formula="of:=[.D179]+[.H17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0]-[.B180] &gt; 0; [.C180]-[.B18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0]-[.F180] &gt; 0; [.G180]-[.F180]; 0)" office:value-type="time" office:time-value="PT00H00M00S" calcext:value-type="time">
            <text:p>00:00</text:p>
          </table:table-cell>
          <table:table-cell table:style-name="ce19" table:formula="of:=[.D180]+[.H18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75:.I180])" office:value-type="time" office:time-value="PT23H34M48.814S" calcext:value-type="time">
            <text:p>23: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11/22 (M wedding travel)</text:p>
          </table:table-cell>
          <table:table-cell table:number-columns-repeated="2"/>
          <table:table-cell table:formula="of:=IF([.C181]-[.B181] &gt; 0; [.C181]-[.B1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1]-[.F181] &gt; 0; [.G181]-[.F181]; 0)" office:value-type="time" office:time-value="PT00H00M00S" calcext:value-type="time">
            <text:p>00:00</text:p>
          </table:table-cell>
          <table:table-cell table:formula="of:=[.D181]+[.H1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7/12/22 (M wedding travel)</text:p>
          </table:table-cell>
          <table:table-cell table:number-columns-repeated="2"/>
          <table:table-cell table:formula="of:=IF([.C182]-[.B182] &gt; 0; [.C182]-[.B1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2]-[.F182] &gt; 0; [.G182]-[.F182]; 0)" office:value-type="time" office:time-value="PT00H00M00S" calcext:value-type="time">
            <text:p>00:00</text:p>
          </table:table-cell>
          <table:table-cell table:formula="of:=[.D182]+[.H1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13" calcext:value-type="date">
            <text:p>07/13/22</text:p>
          </table:table-cell>
          <table:table-cell office:value-type="time" office:time-value="PT08H18M16.901S" calcext:value-type="time">
            <text:p>08:18 AM</text:p>
          </table:table-cell>
          <table:table-cell office:value-type="time" office:time-value="PT12H16M32.991S" calcext:value-type="time">
            <text:p>12:16 PM</text:p>
          </table:table-cell>
          <table:table-cell table:formula="of:=IF([.C183]-[.B183] &gt; 0; [.C183]-[.B183]; 0)" office:value-type="time" office:time-value="PT03H58M16.09S" calcext:value-type="time">
            <text:p>03:58</text:p>
          </table:table-cell>
          <table:table-cell table:style-name="ce3"/>
          <table:table-cell office:value-type="time" office:time-value="PT13H19M34.304S" calcext:value-type="time">
            <text:p>01:19 PM</text:p>
          </table:table-cell>
          <table:table-cell office:value-type="time" office:time-value="PT16H59M15.021S" calcext:value-type="time">
            <text:p>04:59 PM</text:p>
          </table:table-cell>
          <table:table-cell table:formula="of:=IF([.G183]-[.F183] &gt; 0; [.G183]-[.F183]; 0)" office:value-type="time" office:time-value="PT03H39M40.717S" calcext:value-type="time">
            <text:p>03:39</text:p>
          </table:table-cell>
          <table:table-cell table:formula="of:=[.D183]+[.H183]" office:value-type="time" office:time-value="PT07H37M56.807S" calcext:value-type="time">
            <text:p>07:37</text:p>
          </table:table-cell>
          <table:table-cell table:style-name="ce3"/>
          <table:table-cell office:value-type="string" calcext:value-type="string">
            <text:p>Audio file organization, music volume normalization, render bloom &amp; emission, interact multi-level prioritization &amp; puzzle placement improvement, avatar slide-walk prevention, aim jiggle reduction</text:p>
          </table:table-cell>
          <table:table-cell table:number-columns-repeated="1013"/>
        </table:table-row>
        <table:table-row table:style-name="ro1">
          <table:table-cell office:value-type="date" office:date-value="2022-07-14" calcext:value-type="date">
            <text:p>07/14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19M47.372S" calcext:value-type="time">
            <text:p>12:19 PM</text:p>
          </table:table-cell>
          <table:table-cell table:formula="of:=IF([.C184]-[.B184] &gt; 0; [.C184]-[.B184]; 0)" office:value-type="time" office:time-value="PT03H59M47.372S" calcext:value-type="time">
            <text:p>03:59</text:p>
          </table:table-cell>
          <table:table-cell table:style-name="ce3"/>
          <table:table-cell office:value-type="time" office:time-value="PT13H20M18.722S" calcext:value-type="time">
            <text:p>01:20 PM</text:p>
          </table:table-cell>
          <table:table-cell office:value-type="time" office:time-value="PT17H22M28.649S" calcext:value-type="time">
            <text:p>05:22 PM</text:p>
          </table:table-cell>
          <table:table-cell table:formula="of:=IF([.G184]-[.F184] &gt; 0; [.G184]-[.F184]; 0)" office:value-type="time" office:time-value="PT04H02M09.927S" calcext:value-type="time">
            <text:p>04:02</text:p>
          </table:table-cell>
          <table:table-cell table:formula="of:=[.D184]+[.H184]" office:value-type="time" office:time-value="PT08H01M57.299S" calcext:value-type="time">
            <text:p>08:01</text:p>
          </table:table-cell>
          <table:table-cell table:style-name="ce3"/>
          <table:table-cell office:value-type="string" calcext:value-type="string">
            <text:p>Health time tweaks &amp; signaling &amp; pile-up prevention, save deletion via doorway, layout one-way loops fixup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15" calcext:value-type="date">
            <text:p>07/15/22</text:p>
          </table:table-cell>
          <table:table-cell table:style-name="ce15" office:value-type="time" office:time-value="PT08H02M18.009S" calcext:value-type="time">
            <text:p>08:02 AM</text:p>
          </table:table-cell>
          <table:table-cell table:style-name="ce15" office:value-type="time" office:time-value="PT12H07M01.673S" calcext:value-type="time">
            <text:p>12:07 PM</text:p>
          </table:table-cell>
          <table:table-cell table:style-name="ce18" table:formula="of:=IF([.C185]-[.B185] &gt; 0; [.C185]-[.B185]; 0)" office:value-type="time" office:time-value="PT04H04M43.664S" calcext:value-type="time">
            <text:p>04:04</text:p>
          </table:table-cell>
          <table:table-cell table:style-name="ce24"/>
          <table:table-cell table:style-name="ce15" office:value-type="time" office:time-value="PT13H19M34.387S" calcext:value-type="time">
            <text:p>01:19 PM</text:p>
          </table:table-cell>
          <table:table-cell table:style-name="ce15" office:value-type="time" office:time-value="PT17H23M24.407S" calcext:value-type="time">
            <text:p>05:23 PM</text:p>
          </table:table-cell>
          <table:table-cell table:style-name="ce18" table:formula="of:=IF([.G185]-[.F185] &gt; 0; [.G185]-[.F185]; 0)" office:value-type="time" office:time-value="PT04H03M50.02S" calcext:value-type="time">
            <text:p>04:03</text:p>
          </table:table-cell>
          <table:table-cell table:style-name="ce18" table:formula="of:=[.D185]+[.H185]" office:value-type="time" office:time-value="PT08H08M33.684S" calcext:value-type="time">
            <text:p>08:08</text:p>
          </table:table-cell>
          <table:table-cell table:style-name="ce24"/>
          <table:table-cell table:style-name="ce30" office:value-type="string" calcext:value-type="string">
            <text:p>Lock/key per-scene restrictions, hidden king rooms, lit text attemp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6]-[.B186] &gt; 0; [.C186]-[.B18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6]-[.F186] &gt; 0; [.G186]-[.F186]; 0)" office:value-type="time" office:time-value="PT00H00M00S" calcext:value-type="time">
            <text:p>00:00</text:p>
          </table:table-cell>
          <table:table-cell table:style-name="ce19" table:formula="of:=[.D186]+[.H18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1:.I186])" office:value-type="time" office:time-value="PT23H48M27.79S" calcext:value-type="time">
            <text:p>23:48</text:p>
          </table:table-cell>
          <table:table-cell table:number-columns-repeated="1012"/>
        </table:table-row>
        <table:table-row table:style-name="ro1">
          <table:table-cell office:value-type="date" office:date-value="2022-07-18" calcext:value-type="date">
            <text:p>07/18/22</text:p>
          </table:table-cell>
          <table:table-cell office:value-type="time" office:time-value="PT08H08M11.832S" calcext:value-type="time">
            <text:p>08:08 AM</text:p>
          </table:table-cell>
          <table:table-cell office:value-type="time" office:time-value="PT13H36M28.809S" calcext:value-type="time">
            <text:p>01:36 PM</text:p>
          </table:table-cell>
          <table:table-cell table:formula="of:=IF([.C187]-[.B187] &gt; 0; [.C187]-[.B187]; 0)" office:value-type="time" office:time-value="PT05H28M16.977S" calcext:value-type="time">
            <text:p>05:28</text:p>
          </table:table-cell>
          <table:table-cell table:style-name="ce3"/>
          <table:table-cell office:value-type="time" office:time-value="PT14H43M08.594S" calcext:value-type="time">
            <text:p>02:43 PM</text:p>
          </table:table-cell>
          <table:table-cell office:value-type="time" office:time-value="PT17H46M38.972S" calcext:value-type="time">
            <text:p>05:46 PM</text:p>
          </table:table-cell>
          <table:table-cell table:formula="of:=IF([.G187]-[.F187] &gt; 0; [.G187]-[.F187]; 0)" office:value-type="time" office:time-value="PT03H03M30.378S" calcext:value-type="time">
            <text:p>03:03</text:p>
          </table:table-cell>
          <table:table-cell table:formula="of:=[.D187]+[.H187]" office:value-type="time" office:time-value="PT08H31M47.355S" calcext:value-type="time">
            <text:p>08:31</text:p>
          </table:table-cell>
          <table:table-cell table:style-name="ce3"/>
          <table:table-cell office:value-type="string" calcext:value-type="string">
            <text:p>Secret rooms cleanup, lit text fixes/cleanup</text:p>
          </table:table-cell>
          <table:table-cell table:number-columns-repeated="1013"/>
        </table:table-row>
        <table:table-row table:style-name="ro1">
          <table:table-cell office:value-type="date" office:date-value="2022-07-19" calcext:value-type="date">
            <text:p>07/19/22</text:p>
          </table:table-cell>
          <table:table-cell office:value-type="time" office:time-value="PT08H21M34.835S" calcext:value-type="time">
            <text:p>08:21 AM</text:p>
          </table:table-cell>
          <table:table-cell office:value-type="time" office:time-value="PT12H11M32.926S" calcext:value-type="time">
            <text:p>12:11 PM</text:p>
          </table:table-cell>
          <table:table-cell table:formula="of:=IF([.C188]-[.B188] &gt; 0; [.C188]-[.B188]; 0)" office:value-type="time" office:time-value="PT03H49M58.091S" calcext:value-type="time">
            <text:p>03:49</text:p>
          </table:table-cell>
          <table:table-cell table:style-name="ce3"/>
          <table:table-cell office:value-type="time" office:time-value="PT12H59M37.922S" calcext:value-type="time">
            <text:p>12:59 PM</text:p>
          </table:table-cell>
          <table:table-cell office:value-type="time" office:time-value="PT17H28M52.987S" calcext:value-type="time">
            <text:p>05:28 PM</text:p>
          </table:table-cell>
          <table:table-cell table:formula="of:=IF([.G188]-[.F188] &gt; 0; [.G188]-[.F188]; 0)" office:value-type="time" office:time-value="PT04H29M15.065S" calcext:value-type="time">
            <text:p>04:29</text:p>
          </table:table-cell>
          <table:table-cell table:formula="of:=[.D188]+[.H188]" office:value-type="time" office:time-value="PT08H19M13.156S" calcext:value-type="time">
            <text:p>08:19</text:p>
          </table:table-cell>
          <table:table-cell table:style-name="ce3"/>
          <table:table-cell office:value-type="string" calcext:value-type="string">
            <text:p>Text sprite lighting/coloration, text in-world canvas purge, parchment prefab instancing, puzzle/NPC color randomization, key weighting assert prevention, start dialogue delayed visibility</text:p>
          </table:table-cell>
          <table:table-cell table:number-columns-repeated="1013"/>
        </table:table-row>
        <table:table-row table:style-name="ro1">
          <table:table-cell office:value-type="date" office:date-value="2022-07-20" calcext:value-type="date">
            <text:p>07/20/22</text:p>
          </table:table-cell>
          <table:table-cell office:value-type="time" office:time-value="PT08H13M02.774S" calcext:value-type="time">
            <text:p>08:13 AM</text:p>
          </table:table-cell>
          <table:table-cell office:value-type="time" office:time-value="PT13H30M19.698S" calcext:value-type="time">
            <text:p>01:30 PM</text:p>
          </table:table-cell>
          <table:table-cell table:formula="of:=IF([.C189]-[.B189] &gt; 0; [.C189]-[.B189]; 0)" office:value-type="time" office:time-value="PT05H17M16.924S" calcext:value-type="time">
            <text:p>05:17</text:p>
          </table:table-cell>
          <table:table-cell table:style-name="ce3"/>
          <table:table-cell office:value-type="time" office:time-value="PT14H31M32.113S" calcext:value-type="time">
            <text:p>02:31 PM</text:p>
          </table:table-cell>
          <table:table-cell office:value-type="time" office:time-value="PT16H54M52.531S" calcext:value-type="time">
            <text:p>04:54 PM</text:p>
          </table:table-cell>
          <table:table-cell table:formula="of:=IF([.G189]-[.F189] &gt; 0; [.G189]-[.F189]; 0)" office:value-type="time" office:time-value="PT02H23M20.418S" calcext:value-type="time">
            <text:p>02:23</text:p>
          </table:table-cell>
          <table:table-cell table:formula="of:=[.D189]+[.H189]" office:value-type="time" office:time-value="PT07H40M37.342S" calcext:value-type="time">
            <text:p>07:40</text:p>
          </table:table-cell>
          <table:table-cell table:style-name="ce3"/>
          <table:table-cell office:value-type="string" calcext:value-type="string">
            <text:p>Layout secret room improvements, NPC dialogue after finding secret rooms, Rooms/Contents/ organization, puzzle sorting order improvement / follow limits</text:p>
          </table:table-cell>
          <table:table-cell table:number-columns-repeated="1013"/>
        </table:table-row>
        <table:table-row table:style-name="ro1">
          <table:table-cell office:value-type="date" office:date-value="2022-07-21" calcext:value-type="date">
            <text:p>07/21/22</text:p>
          </table:table-cell>
          <table:table-cell office:value-type="time" office:time-value="PT08H09M55.683S" calcext:value-type="time">
            <text:p>08:09 AM</text:p>
          </table:table-cell>
          <table:table-cell office:value-type="time" office:time-value="PT13H58M44.624S" calcext:value-type="time">
            <text:p>01:58 PM</text:p>
          </table:table-cell>
          <table:table-cell table:formula="of:=IF([.C190]-[.B190] &gt; 0; [.C190]-[.B190]; 0)" office:value-type="time" office:time-value="PT05H48M48.941S" calcext:value-type="time">
            <text:p>05:48</text:p>
          </table:table-cell>
          <table:table-cell table:style-name="ce3"/>
          <table:table-cell office:value-type="time" office:time-value="PT15H14M08.373S" calcext:value-type="time">
            <text:p>03:14 PM</text:p>
          </table:table-cell>
          <table:table-cell office:value-type="time" office:time-value="PT17H50M02.963S" calcext:value-type="time">
            <text:p>05:50 PM</text:p>
          </table:table-cell>
          <table:table-cell table:formula="of:=IF([.G190]-[.F190] &gt; 0; [.G190]-[.F190]; 0)" office:value-type="time" office:time-value="PT02H35M54.59S" calcext:value-type="time">
            <text:p>02:35</text:p>
          </table:table-cell>
          <table:table-cell table:formula="of:=[.D190]+[.H190]" office:value-type="time" office:time-value="PT08H24M43.531S" calcext:value-type="time">
            <text:p>08:24</text:p>
          </table:table-cell>
          <table:table-cell table:style-name="ce3"/>
          <table:table-cell office:value-type="string" calcext:value-type="string">
            <text:p>Layout one-way improvements, dialogue expansion &amp; randomize command, text replace improvements, animation graph cleanup &amp; death inevitability, secret room bare walls &amp; more tex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2" calcext:value-type="date">
            <text:p>07/22/22</text:p>
          </table:table-cell>
          <table:table-cell table:style-name="ce15" office:value-type="time" office:time-value="PT08H35M00S" calcext:value-type="time">
            <text:p>08:35 AM</text:p>
          </table:table-cell>
          <table:table-cell table:style-name="ce15" office:value-type="time" office:time-value="PT12H56M33.23S" calcext:value-type="time">
            <text:p>12:56 PM</text:p>
          </table:table-cell>
          <table:table-cell table:style-name="ce18" table:formula="of:=IF([.C191]-[.B191] &gt; 0; [.C191]-[.B191]; 0)" office:value-type="time" office:time-value="PT04H21M33.23S" calcext:value-type="time">
            <text:p>04:21</text:p>
          </table:table-cell>
          <table:table-cell table:style-name="ce24"/>
          <table:table-cell table:style-name="ce15" office:value-type="time" office:time-value="PT14H05M15.951S" calcext:value-type="time">
            <text:p>02:05 PM</text:p>
          </table:table-cell>
          <table:table-cell table:style-name="ce15" office:value-type="time" office:time-value="PT16H59M58.271S" calcext:value-type="time">
            <text:p>04:59 PM</text:p>
          </table:table-cell>
          <table:table-cell table:style-name="ce18" table:formula="of:=IF([.G191]-[.F191] &gt; 0; [.G191]-[.F191]; 0)" office:value-type="time" office:time-value="PT02H54M42.32S" calcext:value-type="time">
            <text:p>02:54</text:p>
          </table:table-cell>
          <table:table-cell table:style-name="ce18" table:formula="of:=[.D191]+[.H191]" office:value-type="time" office:time-value="PT07H16M15.55S" calcext:value-type="time">
            <text:p>07:16</text:p>
          </table:table-cell>
          <table:table-cell table:style-name="ce24"/>
          <table:table-cell table:style-name="ce30" office:value-type="string" calcext:value-type="string">
            <text:p>Enemy→Slime renames, layout sequence variety &amp; pre-spawned enemies, arm animation fixes, dialogue tagged text reveal, AI passive fla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2]-[.B192] &gt; 0; [.C192]-[.B19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2]-[.F192] &gt; 0; [.G192]-[.F192]; 0)" office:value-type="time" office:time-value="PT00H00M00S" calcext:value-type="time">
            <text:p>00:00</text:p>
          </table:table-cell>
          <table:table-cell table:style-name="ce19" table:formula="of:=[.D192]+[.H19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7:.I192])" office:value-type="time" office:time-value="PT40H12M36.934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date" office:date-value="2022-07-25" calcext:value-type="date">
            <text:p>07/25/22</text:p>
          </table:table-cell>
          <table:table-cell office:value-type="time" office:time-value="PT08H23M58.366S" calcext:value-type="time">
            <text:p>08:23 AM</text:p>
          </table:table-cell>
          <table:table-cell office:value-type="time" office:time-value="PT12H41M12.903S" calcext:value-type="time">
            <text:p>12:41 PM</text:p>
          </table:table-cell>
          <table:table-cell table:formula="of:=IF([.C193]-[.B193] &gt; 0; [.C193]-[.B193]; 0)" office:value-type="time" office:time-value="PT04H17M14.537S" calcext:value-type="time">
            <text:p>04:17</text:p>
          </table:table-cell>
          <table:table-cell table:style-name="ce3"/>
          <table:table-cell office:value-type="time" office:time-value="PT13H42M57.607S" calcext:value-type="time">
            <text:p>01:42 PM</text:p>
          </table:table-cell>
          <table:table-cell office:value-type="time" office:time-value="PT17H21M08.391S" calcext:value-type="time">
            <text:p>05:21 PM</text:p>
          </table:table-cell>
          <table:table-cell table:formula="of:=IF([.G193]-[.F193] &gt; 0; [.G193]-[.F193]; 0)" office:value-type="time" office:time-value="PT03H38M10.784S" calcext:value-type="time">
            <text:p>03:38</text:p>
          </table:table-cell>
          <table:table-cell table:formula="of:=[.D193]+[.H193]" office:value-type="time" office:time-value="PT07H55M25.321S" calcext:value-type="time">
            <text:p>07:55</text:p>
          </table:table-cell>
          <table:table-cell table:style-name="ce3"/>
          <table:table-cell office:value-type="string" calcext:value-type="string">
            <text:p>AI passive flag cleanup, pathfind no-jump doorways, key genericism improvements, NPC names/introductions, merchant guarantee &amp; new dialogue, merchant load fix, SFX for skin, entry door selection</text:p>
          </table:table-cell>
          <table:table-cell table:number-columns-repeated="1013"/>
        </table:table-row>
        <table:table-row table:style-name="ro1">
          <table:table-cell office:value-type="date" office:date-value="2022-07-26" calcext:value-type="date">
            <text:p>07/26/22</text:p>
          </table:table-cell>
          <table:table-cell office:value-type="time" office:time-value="PT08H12M55.655S" calcext:value-type="time">
            <text:p>08:12 AM</text:p>
          </table:table-cell>
          <table:table-cell office:value-type="time" office:time-value="PT13H00M33.461S" calcext:value-type="time">
            <text:p>01:00 PM</text:p>
          </table:table-cell>
          <table:table-cell table:formula="of:=IF([.C194]-[.B194] &gt; 0; [.C194]-[.B194]; 0)" office:value-type="time" office:time-value="PT04H47M37.806S" calcext:value-type="time">
            <text:p>04:47</text:p>
          </table:table-cell>
          <table:table-cell table:style-name="ce3"/>
          <table:table-cell office:value-type="time" office:time-value="PT14H04M16.232S" calcext:value-type="time">
            <text:p>02:04 PM</text:p>
          </table:table-cell>
          <table:table-cell office:value-type="time" office:time-value="PT17H34M44.41S" calcext:value-type="time">
            <text:p>05:34 PM</text:p>
          </table:table-cell>
          <table:table-cell table:formula="of:=IF([.G194]-[.F194] &gt; 0; [.G194]-[.F194]; 0)" office:value-type="time" office:time-value="PT03H30M28.178S" calcext:value-type="time">
            <text:p>03:30</text:p>
          </table:table-cell>
          <table:table-cell table:formula="of:=[.D194]+[.H194]" office:value-type="time" office:time-value="PT08H18M05.984S" calcext:value-type="time">
            <text:p>08:18</text:p>
          </table:table-cell>
          <table:table-cell table:style-name="ce3"/>
          <table:table-cell office:value-type="string" calcext:value-type="string">
            <text:p>Entry door selection cleanup, save file PlayerPrefs replacement, basement hiding &amp; indefinite generation! jump+heal prevention</text:p>
          </table:table-cell>
          <table:table-cell table:number-columns-repeated="1013"/>
        </table:table-row>
        <table:table-row table:style-name="ro1">
          <table:table-cell office:value-type="date" office:date-value="2022-07-27" calcext:value-type="date">
            <text:p>07/27/22</text:p>
          </table:table-cell>
          <table:table-cell office:value-type="time" office:time-value="PT08H30M54.011S" calcext:value-type="time">
            <text:p>08:30 AM</text:p>
          </table:table-cell>
          <table:table-cell office:value-type="time" office:time-value="PT13H34M55.688S" calcext:value-type="time">
            <text:p>01:34 PM</text:p>
          </table:table-cell>
          <table:table-cell table:formula="of:=IF([.C195]-[.B195] &gt; 0; [.C195]-[.B195]; 0)" office:value-type="time" office:time-value="PT05H04M01.677S" calcext:value-type="time">
            <text:p>05:04</text:p>
          </table:table-cell>
          <table:table-cell table:style-name="ce3"/>
          <table:table-cell office:value-type="time" office:time-value="PT14H51M22.676S" calcext:value-type="time">
            <text:p>02:51 PM</text:p>
          </table:table-cell>
          <table:table-cell office:value-type="time" office:time-value="PT17H40M46.679S" calcext:value-type="time">
            <text:p>05:40 PM</text:p>
          </table:table-cell>
          <table:table-cell table:formula="of:=IF([.G195]-[.F195] &gt; 0; [.G195]-[.F195]; 0)" office:value-type="time" office:time-value="PT02H49M24.003S" calcext:value-type="time">
            <text:p>02:49</text:p>
          </table:table-cell>
          <table:table-cell table:formula="of:=[.D195]+[.H195]" office:value-type="time" office:time-value="PT07H53M25.68S" calcext:value-type="time">
            <text:p>07:53</text:p>
          </table:table-cell>
          <table:table-cell table:style-name="ce3"/>
          <table:table-cell office:value-type="string" calcext:value-type="string">
            <text:p>Avatar dash ability, controls remapping support &amp; WIP menu!</text:p>
          </table:table-cell>
          <table:table-cell table:number-columns-repeated="1013"/>
        </table:table-row>
        <table:table-row table:style-name="ro1">
          <table:table-cell office:value-type="date" office:date-value="2022-07-28" calcext:value-type="date">
            <text:p>07/28/22</text:p>
          </table:table-cell>
          <table:table-cell office:value-type="time" office:time-value="PT08H11M53.902S" calcext:value-type="time">
            <text:p>08:11 AM</text:p>
          </table:table-cell>
          <table:table-cell office:value-type="time" office:time-value="PT12H25M47.525S" calcext:value-type="time">
            <text:p>12:25 PM</text:p>
          </table:table-cell>
          <table:table-cell table:formula="of:=IF([.C196]-[.B196] &gt; 0; [.C196]-[.B196]; 0)" office:value-type="time" office:time-value="PT04H13M53.623S" calcext:value-type="time">
            <text:p>04:13</text:p>
          </table:table-cell>
          <table:table-cell table:style-name="ce3"/>
          <table:table-cell office:value-type="time" office:time-value="PT13H36M59.655S" calcext:value-type="time">
            <text:p>01:36 PM</text:p>
          </table:table-cell>
          <table:table-cell office:value-type="time" office:time-value="PT17H46M58.439S" calcext:value-type="time">
            <text:p>05:46 PM</text:p>
          </table:table-cell>
          <table:table-cell table:formula="of:=IF([.G196]-[.F196] &gt; 0; [.G196]-[.F196]; 0)" office:value-type="time" office:time-value="PT04H09M58.784S" calcext:value-type="time">
            <text:p>04:09</text:p>
          </table:table-cell>
          <table:table-cell table:formula="of:=[.D196]+[.H196]" office:value-type="time" office:time-value="PT08H23M52.407S" calcext:value-type="time">
            <text:p>08:23</text:p>
          </table:table-cell>
          <table:table-cell table:style-name="ce3"/>
          <table:table-cell office:value-type="string" calcext:value-type="string">
            <text:p>Controls remapping automated menu &amp; defaults restoration, boss multi-throw &amp; teleport cooldown &amp; arm connector swoop fix, character stuck-in-walls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9" calcext:value-type="date">
            <text:p>07/29/22</text:p>
          </table:table-cell>
          <table:table-cell table:style-name="ce15" office:value-type="time" office:time-value="PT08H17M17.682S" calcext:value-type="time">
            <text:p>08:17 AM</text:p>
          </table:table-cell>
          <table:table-cell table:style-name="ce15" office:value-type="time" office:time-value="PT13H28M26.124S" calcext:value-type="time">
            <text:p>01:28 PM</text:p>
          </table:table-cell>
          <table:table-cell table:style-name="ce18" table:formula="of:=IF([.C197]-[.B197] &gt; 0; [.C197]-[.B197]; 0)" office:value-type="time" office:time-value="PT05H11M08.442S" calcext:value-type="time">
            <text:p>05:11</text:p>
          </table:table-cell>
          <table:table-cell table:style-name="ce24"/>
          <table:table-cell table:style-name="ce15" office:value-type="time" office:time-value="PT14H38M11.278S" calcext:value-type="time">
            <text:p>02:38 PM</text:p>
          </table:table-cell>
          <table:table-cell table:style-name="ce15" office:value-type="time" office:time-value="PT17H04M01.844S" calcext:value-type="time">
            <text:p>05:04 PM</text:p>
          </table:table-cell>
          <table:table-cell table:style-name="ce18" table:formula="of:=IF([.G197]-[.F197] &gt; 0; [.G197]-[.F197]; 0)" office:value-type="time" office:time-value="PT02H25M50.566S" calcext:value-type="time">
            <text:p>02:25</text:p>
          </table:table-cell>
          <table:table-cell table:style-name="ce18" table:formula="of:=[.D197]+[.H197]" office:value-type="time" office:time-value="PT07H36M59.008S" calcext:value-type="time">
            <text:p>07:36</text:p>
          </table:table-cell>
          <table:table-cell table:style-name="ce24"/>
          <table:table-cell table:style-name="ce30" office:value-type="string" calcext:value-type="string">
            <text:p>Boss multi-throw narrow &amp; ThrowAll fixes, damage bounce differentiation, inventory scroll controls separation, Bass{Calm/Ice} music &amp; streaming fix, enemy color tweaks, drop/dash tutorial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8]-[.B198] &gt; 0; [.C198]-[.B19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8]-[.F198] &gt; 0; [.G198]-[.F198]; 0)" office:value-type="time" office:time-value="PT00H00M00S" calcext:value-type="time">
            <text:p>00:00</text:p>
          </table:table-cell>
          <table:table-cell table:style-name="ce19" table:formula="of:=[.D198]+[.H19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3:.I198])" office:value-type="time" office:time-value="PT40H07M48.4S" calcext:value-type="time">
            <text:p>40:07</text:p>
          </table:table-cell>
          <table:table-cell table:number-columns-repeated="1012"/>
        </table:table-row>
        <table:table-row table:style-name="ro1">
          <table:table-cell office:value-type="date" office:date-value="2022-08-01" calcext:value-type="date">
            <text:p>08/01/22</text:p>
          </table:table-cell>
          <table:table-cell office:value-type="time" office:time-value="PT08H31M18.213S" calcext:value-type="time">
            <text:p>08:31 AM</text:p>
          </table:table-cell>
          <table:table-cell office:value-type="time" office:time-value="PT13H29M44.871S" calcext:value-type="time">
            <text:p>01:29 PM</text:p>
          </table:table-cell>
          <table:table-cell table:formula="of:=IF([.C199]-[.B199] &gt; 0; [.C199]-[.B199]; 0)" office:value-type="time" office:time-value="PT04H58M26.658S" calcext:value-type="time">
            <text:p>04:58</text:p>
          </table:table-cell>
          <table:table-cell table:style-name="ce3"/>
          <table:table-cell office:value-type="time" office:time-value="PT14H45M36.144S" calcext:value-type="time">
            <text:p>02:45 PM</text:p>
          </table:table-cell>
          <table:table-cell office:value-type="time" office:time-value="PT17H42M27.43S" calcext:value-type="time">
            <text:p>05:42 PM</text:p>
          </table:table-cell>
          <table:table-cell table:formula="of:=IF([.G199]-[.F199] &gt; 0; [.G199]-[.F199]; 0)" office:value-type="time" office:time-value="PT02H56M51.286S" calcext:value-type="time">
            <text:p>02:56</text:p>
          </table:table-cell>
          <table:table-cell table:formula="of:=[.D199]+[.H199]" office:value-type="time" office:time-value="PT07H55M17.944S" calcext:value-type="time">
            <text:p>07:55</text:p>
          </table:table-cell>
          <table:table-cell table:style-name="ce3"/>
          <table:table-cell office:value-type="string" calcext:value-type="string">
            <text:p>Drop/dash tutorial cleanup, music investigation, Stately music addition, chests!</text:p>
          </table:table-cell>
          <table:table-cell table:number-columns-repeated="1013"/>
        </table:table-row>
        <table:table-row table:style-name="ro1">
          <table:table-cell office:value-type="date" office:date-value="2022-08-02" calcext:value-type="date">
            <text:p>08/02/22</text:p>
          </table:table-cell>
          <table:table-cell office:value-type="time" office:time-value="PT08H20M44.671S" calcext:value-type="time">
            <text:p>08:20 AM</text:p>
          </table:table-cell>
          <table:table-cell office:value-type="time" office:time-value="PT12H56M11.485S" calcext:value-type="time">
            <text:p>12:56 PM</text:p>
          </table:table-cell>
          <table:table-cell table:formula="of:=IF([.C200]-[.B200] &gt; 0; [.C200]-[.B200]; 0)" office:value-type="time" office:time-value="PT04H35M26.814S" calcext:value-type="time">
            <text:p>04:35</text:p>
          </table:table-cell>
          <table:table-cell table:style-name="ce3"/>
          <table:table-cell office:value-type="time" office:time-value="PT13H59M51.025S" calcext:value-type="time">
            <text:p>01:59 PM</text:p>
          </table:table-cell>
          <table:table-cell office:value-type="time" office:time-value="PT17H49M00.419S" calcext:value-type="time">
            <text:p>05:49 PM</text:p>
          </table:table-cell>
          <table:table-cell table:formula="of:=IF([.G200]-[.F200] &gt; 0; [.G200]-[.F200]; 0)" office:value-type="time" office:time-value="PT03H49M09.394S" calcext:value-type="time">
            <text:p>03:49</text:p>
          </table:table-cell>
          <table:table-cell table:formula="of:=[.D200]+[.H200]" office:value-type="time" office:time-value="PT08H24M36.208S" calcext:value-type="time">
            <text:p>08:24</text:p>
          </table:table-cell>
          <table:table-cell table:style-name="ce3"/>
          <table:table-cell office:value-type="string" calcext:value-type="string">
            <text:p>Chests cleanup, timer/chest/AI tweaks/fixes, avatar dash improvements, cached component renaming, chest locks, puzzle floating snap prevention</text:p>
          </table:table-cell>
          <table:table-cell table:number-columns-repeated="1013"/>
        </table:table-row>
        <table:table-row table:style-name="ro1">
          <table:table-cell office:value-type="date" office:date-value="2022-08-03" calcext:value-type="date">
            <text:p>08/03/22</text:p>
          </table:table-cell>
          <table:table-cell office:value-type="time" office:time-value="PT08H16M58.028S" calcext:value-type="time">
            <text:p>08:16 AM</text:p>
          </table:table-cell>
          <table:table-cell office:value-type="time" office:time-value="PT12H25M51.87S" calcext:value-type="time">
            <text:p>12:25 PM</text:p>
          </table:table-cell>
          <table:table-cell table:formula="of:=IF([.C201]-[.B201] &gt; 0; [.C201]-[.B201]; 0)" office:value-type="time" office:time-value="PT04H08M53.842S" calcext:value-type="time">
            <text:p>04:08</text:p>
          </table:table-cell>
          <table:table-cell table:style-name="ce3"/>
          <table:table-cell office:value-type="time" office:time-value="PT13H26M34.578S" calcext:value-type="time">
            <text:p>01:26 PM</text:p>
          </table:table-cell>
          <table:table-cell office:value-type="time" office:time-value="PT17H19M55.691S" calcext:value-type="time">
            <text:p>05:19 PM</text:p>
          </table:table-cell>
          <table:table-cell table:formula="of:=IF([.G201]-[.F201] &gt; 0; [.G201]-[.F201]; 0)" office:value-type="time" office:time-value="PT03H53M21.113S" calcext:value-type="time">
            <text:p>03:53</text:p>
          </table:table-cell>
          <table:table-cell table:formula="of:=[.D201]+[.H201]" office:value-type="time" office:time-value="PT08H02M14.955S" calcext:value-type="time">
            <text:p>08:02</text:p>
          </table:table-cell>
          <table:table-cell table:style-name="ce3"/>
          <table:table-cell office:value-type="string" calcext:value-type="string">
            <text:p>Hidden chests, health overhaul, exterior decorations – battlements</text:p>
          </table:table-cell>
          <table:table-cell table:number-columns-repeated="1013"/>
        </table:table-row>
        <table:table-row table:style-name="ro1">
          <table:table-cell office:value-type="date" office:date-value="2022-08-04" calcext:value-type="date">
            <text:p>08/04/22</text:p>
          </table:table-cell>
          <table:table-cell office:value-type="time" office:time-value="PT08H14M13.669S" calcext:value-type="time">
            <text:p>08:14 AM</text:p>
          </table:table-cell>
          <table:table-cell office:value-type="time" office:time-value="PT13H24M00.463S" calcext:value-type="time">
            <text:p>01:24 PM</text:p>
          </table:table-cell>
          <table:table-cell table:formula="of:=IF([.C202]-[.B202] &gt; 0; [.C202]-[.B202]; 0)" office:value-type="time" office:time-value="PT05H09M46.794S" calcext:value-type="time">
            <text:p>05:09</text:p>
          </table:table-cell>
          <table:table-cell table:style-name="ce3"/>
          <table:table-cell office:value-type="time" office:time-value="PT14H24M38.565S" calcext:value-type="time">
            <text:p>02:24 PM</text:p>
          </table:table-cell>
          <table:table-cell office:value-type="time" office:time-value="PT17H29M07.466S" calcext:value-type="time">
            <text:p>05:29 PM</text:p>
          </table:table-cell>
          <table:table-cell table:formula="of:=IF([.G202]-[.F202] &gt; 0; [.G202]-[.F202]; 0)" office:value-type="time" office:time-value="PT03H04M28.901S" calcext:value-type="time">
            <text:p>03:04</text:p>
          </table:table-cell>
          <table:table-cell table:formula="of:=[.D202]+[.H202]" office:value-type="time" office:time-value="PT08H14M15.695S" calcext:value-type="time">
            <text:p>08:14</text:p>
          </table:table-cell>
          <table:table-cell table:style-name="ce3"/>
          <table:table-cell office:value-type="string" calcext:value-type="string">
            <text:p>Battlements cleanup, exterior decorations – stilts/arches! exterior torch display improvements, background/lightning synchronization, taller battlements tes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05" calcext:value-type="date">
            <text:p>08/05/22</text:p>
          </table:table-cell>
          <table:table-cell table:style-name="ce15" office:value-type="time" office:time-value="PT08H23M47.283S" calcext:value-type="time">
            <text:p>08:23 AM</text:p>
          </table:table-cell>
          <table:table-cell table:style-name="ce15" office:value-type="time" office:time-value="PT12H25M11.402S" calcext:value-type="time">
            <text:p>12:25 PM</text:p>
          </table:table-cell>
          <table:table-cell table:style-name="ce18" table:formula="of:=IF([.C203]-[.B203] &gt; 0; [.C203]-[.B203]; 0)" office:value-type="time" office:time-value="PT04H01M24.119S" calcext:value-type="time">
            <text:p>04:01</text:p>
          </table:table-cell>
          <table:table-cell table:style-name="ce24"/>
          <table:table-cell table:style-name="ce15" office:value-type="time" office:time-value="PT13H23M08.226S" calcext:value-type="time">
            <text:p>01:23 PM</text:p>
          </table:table-cell>
          <table:table-cell table:style-name="ce15" office:value-type="time" office:time-value="PT17H11M29.38S" calcext:value-type="time">
            <text:p>05:11 PM</text:p>
          </table:table-cell>
          <table:table-cell table:style-name="ce18" table:formula="of:=IF([.G203]-[.F203] &gt; 0; [.G203]-[.F203]; 0)" office:value-type="time" office:time-value="PT03H48M21.154S" calcext:value-type="time">
            <text:p>03:48</text:p>
          </table:table-cell>
          <table:table-cell table:style-name="ce18" table:formula="of:=[.D203]+[.H203]" office:value-type="time" office:time-value="PT07H49M45.273S" calcext:value-type="time">
            <text:p>07:49</text:p>
          </table:table-cell>
          <table:table-cell table:style-name="ce24"/>
          <table:table-cell table:style-name="ce30" office:value-type="string" calcext:value-type="string">
            <text:p>LightFlicker synchronization cleanup, MusicManager &amp; MusicTest command, fire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04]-[.B204] &gt; 0; [.C204]-[.B20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04]-[.F204] &gt; 0; [.G204]-[.F204]; 0)" office:value-type="time" office:time-value="PT00H00M00S" calcext:value-type="time">
            <text:p>00:00</text:p>
          </table:table-cell>
          <table:table-cell table:style-name="ce19" table:formula="of:=[.D204]+[.H20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9:.I204])" office:value-type="time" office:time-value="PT40H26M10.075S" calcext:value-type="time">
            <text:p>40:26</text:p>
          </table:table-cell>
          <table:table-cell table:number-columns-repeated="1012"/>
        </table:table-row>
        <table:table-row table:style-name="ro1">
          <table:table-cell office:value-type="date" office:date-value="2022-08-08" calcext:value-type="date">
            <text:p>08/08/22</text:p>
          </table:table-cell>
          <table:table-cell office:value-type="time" office:time-value="PT08H16M26.435S" calcext:value-type="time">
            <text:p>08:16 AM</text:p>
          </table:table-cell>
          <table:table-cell office:value-type="time" office:time-value="PT13H16M17.067S" calcext:value-type="time">
            <text:p>01:16 PM</text:p>
          </table:table-cell>
          <table:table-cell table:formula="of:=IF([.C205]-[.B205] &gt; 0; [.C205]-[.B205]; 0)" office:value-type="time" office:time-value="PT04H59M50.632S" calcext:value-type="time">
            <text:p>04:59</text:p>
          </table:table-cell>
          <table:table-cell table:style-name="ce3"/>
          <table:table-cell office:value-type="time" office:time-value="PT14H17M04.334S" calcext:value-type="time">
            <text:p>02:17 PM</text:p>
          </table:table-cell>
          <table:table-cell office:value-type="time" office:time-value="PT17H14M06.923S" calcext:value-type="time">
            <text:p>05:14 PM</text:p>
          </table:table-cell>
          <table:table-cell table:formula="of:=IF([.G205]-[.F205] &gt; 0; [.G205]-[.F205]; 0)" office:value-type="time" office:time-value="PT02H57M02.589S" calcext:value-type="time">
            <text:p>02:57</text:p>
          </table:table-cell>
          <table:table-cell table:formula="of:=[.D205]+[.H205]" office:value-type="time" office:time-value="PT07H56M53.221S" calcext:value-type="time">
            <text:p>07:56</text:p>
          </table:table-cell>
          <table:table-cell table:style-name="ce3"/>
          <table:table-cell office:value-type="string" calcext:value-type="string">
            <text:p>Puzzle shape randomization! AI stale enum values fix</text:p>
          </table:table-cell>
          <table:table-cell table:number-columns-repeated="1013"/>
        </table:table-row>
        <table:table-row table:style-name="ro1">
          <table:table-cell office:value-type="date" office:date-value="2022-08-09" calcext:value-type="date">
            <text:p>08/09/22</text:p>
          </table:table-cell>
          <table:table-cell office:value-type="time" office:time-value="PT08H12M46.238S" calcext:value-type="time">
            <text:p>08:12 AM</text:p>
          </table:table-cell>
          <table:table-cell office:value-type="time" office:time-value="PT12H17M13.235S" calcext:value-type="time">
            <text:p>12:17 PM</text:p>
          </table:table-cell>
          <table:table-cell table:formula="of:=IF([.C206]-[.B206] &gt; 0; [.C206]-[.B206]; 0)" office:value-type="time" office:time-value="PT04H04M26.997S" calcext:value-type="time">
            <text:p>04:04</text:p>
          </table:table-cell>
          <table:table-cell table:style-name="ce3"/>
          <table:table-cell office:value-type="time" office:time-value="PT13H22M59.525S" calcext:value-type="time">
            <text:p>01:22 PM</text:p>
          </table:table-cell>
          <table:table-cell office:value-type="time" office:time-value="PT17H23M35.584S" calcext:value-type="time">
            <text:p>05:23 PM</text:p>
          </table:table-cell>
          <table:table-cell table:formula="of:=IF([.G206]-[.F206] &gt; 0; [.G206]-[.F206]; 0)" office:value-type="time" office:time-value="PT04H00M36.059S" calcext:value-type="time">
            <text:p>04:00</text:p>
          </table:table-cell>
          <table:table-cell table:formula="of:=[.D206]+[.H206]" office:value-type="time" office:time-value="PT08H05M03.056S" calcext:value-type="time">
            <text:p>08:05</text:p>
          </table:table-cell>
          <table:table-cell table:style-name="ce3"/>
          <table:table-cell office:value-type="string" calcext:value-type="string">
            <text:p>Puzzle sprite randomization &amp; fixes, background/statue fixes, Entryway softlock prevention</text:p>
          </table:table-cell>
          <table:table-cell table:number-columns-repeated="1013"/>
        </table:table-row>
        <table:table-row table:style-name="ro1">
          <table:table-cell office:value-type="date" office:date-value="2022-08-10" calcext:value-type="date">
            <text:p>08/10/22</text:p>
          </table:table-cell>
          <table:table-cell office:value-type="time" office:time-value="PT08H08M31.979S" calcext:value-type="time">
            <text:p>08:08 AM</text:p>
          </table:table-cell>
          <table:table-cell office:value-type="time" office:time-value="PT11H36M47.412S" calcext:value-type="time">
            <text:p>11:36 AM</text:p>
          </table:table-cell>
          <table:table-cell table:formula="of:=IF([.C207]-[.B207] &gt; 0; [.C207]-[.B207]; 0)" office:value-type="time" office:time-value="PT03H28M15.433S" calcext:value-type="time">
            <text:p>03:28</text:p>
          </table:table-cell>
          <table:table-cell table:style-name="ce3"/>
          <table:table-cell office:value-type="time" office:time-value="PT12H42M47.524S" calcext:value-type="time">
            <text:p>12:42 PM</text:p>
          </table:table-cell>
          <table:table-cell office:value-type="time" office:time-value="PT17H10M23.342S" calcext:value-type="time">
            <text:p>05:10 PM</text:p>
          </table:table-cell>
          <table:table-cell table:formula="of:=IF([.G207]-[.F207] &gt; 0; [.G207]-[.F207]; 0)" office:value-type="time" office:time-value="PT04H27M35.818S" calcext:value-type="time">
            <text:p>04:27</text:p>
          </table:table-cell>
          <table:table-cell table:formula="of:=[.D207]+[.H207]" office:value-type="time" office:time-value="PT07H55M51.251S" calcext:value-type="time">
            <text:p>07:55</text:p>
          </table:table-cell>
          <table:table-cell table:style-name="ce3"/>
          <table:table-cell office:value-type="string" calcext:value-type="string">
            <text:p>Lock sprite-based combination indicators, IKey.SetCombination(), AI throw-while-hurt prevention &amp; pathfinding fix</text:p>
          </table:table-cell>
          <table:table-cell table:number-columns-repeated="1013"/>
        </table:table-row>
        <table:table-row table:style-name="ro1">
          <table:table-cell office:value-type="date" office:date-value="2022-08-11" calcext:value-type="date">
            <text:p>08/11/22</text:p>
          </table:table-cell>
          <table:table-cell office:value-type="time" office:time-value="PT08H05M02.233S" calcext:value-type="time">
            <text:p>08:05 AM</text:p>
          </table:table-cell>
          <table:table-cell office:value-type="time" office:time-value="PT12H45M57.646S" calcext:value-type="time">
            <text:p>12:45 PM</text:p>
          </table:table-cell>
          <table:table-cell table:formula="of:=IF([.C208]-[.B208] &gt; 0; [.C208]-[.B208]; 0)" office:value-type="time" office:time-value="PT04H40M55.413S" calcext:value-type="time">
            <text:p>04:40</text:p>
          </table:table-cell>
          <table:table-cell table:style-name="ce3"/>
          <table:table-cell office:value-type="time" office:time-value="PT13H50M57.655S" calcext:value-type="time">
            <text:p>01:50 PM</text:p>
          </table:table-cell>
          <table:table-cell office:value-type="time" office:time-value="PT16H54M58.202S" calcext:value-type="time">
            <text:p>04:54 PM</text:p>
          </table:table-cell>
          <table:table-cell table:formula="of:=IF([.G208]-[.F208] &gt; 0; [.G208]-[.F208]; 0)" office:value-type="time" office:time-value="PT03H04M00.547S" calcext:value-type="time">
            <text:p>03:04</text:p>
          </table:table-cell>
          <table:table-cell table:formula="of:=[.D208]+[.H208]" office:value-type="time" office:time-value="PT07H44M55.96S" calcext:value-type="time">
            <text:p>07:44</text:p>
          </table:table-cell>
          <table:table-cell table:style-name="ce3"/>
          <table:table-cell office:value-type="string" calcext:value-type="string">
            <text:p>AI fixes cleanup, camera non-look steadiness &amp; room tracking, InteriorPosition() rotation handling, secret room increased fill, NPC targeting/comba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2" calcext:value-type="date">
            <text:p>08/12/22</text:p>
          </table:table-cell>
          <table:table-cell table:style-name="ce15" office:value-type="time" office:time-value="PT08H17M28.085S" calcext:value-type="time">
            <text:p>08:17 AM</text:p>
          </table:table-cell>
          <table:table-cell table:style-name="ce15" office:value-type="time" office:time-value="PT13H20M30.972S" calcext:value-type="time">
            <text:p>01:20 PM</text:p>
          </table:table-cell>
          <table:table-cell table:style-name="ce18" table:formula="of:=IF([.C209]-[.B209] &gt; 0; [.C209]-[.B209]; 0)" office:value-type="time" office:time-value="PT05H03M02.887S" calcext:value-type="time">
            <text:p>05:03</text:p>
          </table:table-cell>
          <table:table-cell table:style-name="ce24"/>
          <table:table-cell table:style-name="ce15" office:value-type="time" office:time-value="PT14H22M12.587S" calcext:value-type="time">
            <text:p>02:22 PM</text:p>
          </table:table-cell>
          <table:table-cell table:style-name="ce15" office:value-type="time" office:time-value="PT17H39M03.208S" calcext:value-type="time">
            <text:p>05:39 PM</text:p>
          </table:table-cell>
          <table:table-cell table:style-name="ce18" table:formula="of:=IF([.G209]-[.F209] &gt; 0; [.G209]-[.F209]; 0)" office:value-type="time" office:time-value="PT03H16M50.621S" calcext:value-type="time">
            <text:p>03:16</text:p>
          </table:table-cell>
          <table:table-cell table:style-name="ce18" table:formula="of:=[.D209]+[.H209]" office:value-type="time" office:time-value="PT08H19M53.508S" calcext:value-type="time">
            <text:p>08:19</text:p>
          </table:table-cell>
          <table:table-cell table:style-name="ce24"/>
          <table:table-cell table:style-name="ce30" office:value-type="string" calcext:value-type="string">
            <text:p>NPC targeting/combat cleanup, Entryway multi-LadderGate fix, AI generic/state-based retargeting, arm aim robustness/efficiency, NPC-enemy contact damage &amp; enemy misc. fixes, arm swing direction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0]-[.B210] &gt; 0; [.C210]-[.B21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0]-[.F210] &gt; 0; [.G210]-[.F210]; 0)" office:value-type="time" office:time-value="PT00H00M00S" calcext:value-type="time">
            <text:p>00:00</text:p>
          </table:table-cell>
          <table:table-cell table:style-name="ce19" table:formula="of:=[.D210]+[.H21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05:.I210])" office:value-type="time" office:time-value="PT40H02M36.996S" calcext:value-type="time">
            <text:p>40:0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/15/22 (Assumption)</text:p>
          </table:table-cell>
          <table:table-cell table:number-columns-repeated="2"/>
          <table:table-cell table:formula="of:=IF([.C211]-[.B211] &gt; 0; [.C211]-[.B2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1]-[.F211] &gt; 0; [.G211]-[.F211]; 0)" office:value-type="time" office:time-value="PT00H00M00S" calcext:value-type="time">
            <text:p>00:00</text:p>
          </table:table-cell>
          <table:table-cell table:formula="of:=[.D211]+[.H2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8-16" calcext:value-type="date">
            <text:p>08/16/22</text:p>
          </table:table-cell>
          <table:table-cell office:value-type="time" office:time-value="PT08H10M47.971S" calcext:value-type="time">
            <text:p>08:10 AM</text:p>
          </table:table-cell>
          <table:table-cell office:value-type="time" office:time-value="PT13H03M09.996S" calcext:value-type="time">
            <text:p>01:03 PM</text:p>
          </table:table-cell>
          <table:table-cell table:formula="of:=IF([.C212]-[.B212] &gt; 0; [.C212]-[.B212]; 0)" office:value-type="time" office:time-value="PT04H52M22.025S" calcext:value-type="time">
            <text:p>04:52</text:p>
          </table:table-cell>
          <table:table-cell table:style-name="ce3"/>
          <table:table-cell office:value-type="time" office:time-value="PT14H15M46.14S" calcext:value-type="time">
            <text:p>02:15 PM</text:p>
          </table:table-cell>
          <table:table-cell office:value-type="time" office:time-value="PT17H30M11.661S" calcext:value-type="time">
            <text:p>05:30 PM</text:p>
          </table:table-cell>
          <table:table-cell table:formula="of:=IF([.G212]-[.F212] &gt; 0; [.G212]-[.F212]; 0)" office:value-type="time" office:time-value="PT03H14M25.521S" calcext:value-type="time">
            <text:p>03:14</text:p>
          </table:table-cell>
          <table:table-cell table:formula="of:=[.D212]+[.H212]" office:value-type="time" office:time-value="PT08H06M47.546S" calcext:value-type="time">
            <text:p>08:06</text:p>
          </table:table-cell>
          <table:table-cell table:style-name="ce3"/>
          <table:table-cell office:value-type="string" calcext:value-type="string">
            <text:p>Spider constant movement fix, wall cling fix, room physics efficiency, LayerMaskHelper cast simplification, lock key count &amp; cutback direction fixes</text:p>
          </table:table-cell>
          <table:table-cell table:number-columns-repeated="1013"/>
        </table:table-row>
        <table:table-row table:style-name="ro1">
          <table:table-cell office:value-type="date" office:date-value="2022-08-17" calcext:value-type="date">
            <text:p>08/17/22</text:p>
          </table:table-cell>
          <table:table-cell office:value-type="time" office:time-value="PT08H21M16.006S" calcext:value-type="time">
            <text:p>08:21 AM</text:p>
          </table:table-cell>
          <table:table-cell office:value-type="time" office:time-value="PT11H14M21.663S" calcext:value-type="time">
            <text:p>11:14 AM</text:p>
          </table:table-cell>
          <table:table-cell table:formula="of:=IF([.C213]-[.B213] &gt; 0; [.C213]-[.B213]; 0)" office:value-type="time" office:time-value="PT02H53M05.657S" calcext:value-type="time">
            <text:p>02:53</text:p>
          </table:table-cell>
          <table:table-cell table:style-name="ce3"/>
          <table:table-cell office:value-type="time" office:time-value="PT12H19M18.383S" calcext:value-type="time">
            <text:p>12:19 PM</text:p>
          </table:table-cell>
          <table:table-cell office:value-type="time" office:time-value="PT17H12M20.474S" calcext:value-type="time">
            <text:p>05:12 PM</text:p>
          </table:table-cell>
          <table:table-cell table:formula="of:=IF([.G213]-[.F213] &gt; 0; [.G213]-[.F213]; 0)" office:value-type="time" office:time-value="PT04H53M02.091S" calcext:value-type="time">
            <text:p>04:53</text:p>
          </table:table-cell>
          <table:table-cell table:formula="of:=[.D213]+[.H213]" office:value-type="time" office:time-value="PT07H46M07.748S" calcext:value-type="time">
            <text:p>07:46</text:p>
          </table:table-cell>
          <table:table-cell table:style-name="ce3"/>
          <table:table-cell office:value-type="string" calcext:value-type="string">
            <text:p>Lock/cutback/depth cleanup, avatar throw-regrab prevention, enemy non-wave handling &amp; waypoint movement smoothness, pathfind upward limiting, cutback improvements</text:p>
          </table:table-cell>
          <table:table-cell table:number-columns-repeated="1013"/>
        </table:table-row>
        <table:table-row table:style-name="ro1">
          <table:table-cell office:value-type="date" office:date-value="2022-08-18" calcext:value-type="date">
            <text:p>08/18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2M43.733S" calcext:value-type="time">
            <text:p>12:12 PM</text:p>
          </table:table-cell>
          <table:table-cell table:formula="of:=IF([.C214]-[.B214] &gt; 0; [.C214]-[.B214]; 0)" office:value-type="time" office:time-value="PT04H02M43.733S" calcext:value-type="time">
            <text:p>04:02</text:p>
          </table:table-cell>
          <table:table-cell table:style-name="ce3"/>
          <table:table-cell office:value-type="time" office:time-value="PT13H25M57.969S" calcext:value-type="time">
            <text:p>01:25 PM</text:p>
          </table:table-cell>
          <table:table-cell office:value-type="time" office:time-value="PT17H08M15.248S" calcext:value-type="time">
            <text:p>05:08 PM</text:p>
          </table:table-cell>
          <table:table-cell table:formula="of:=IF([.G214]-[.F214] &gt; 0; [.G214]-[.F214]; 0)" office:value-type="time" office:time-value="PT03H42M17.279S" calcext:value-type="time">
            <text:p>03:42</text:p>
          </table:table-cell>
          <table:table-cell table:formula="of:=[.D214]+[.H214]" office:value-type="time" office:time-value="PT07H45M01.012S" calcext:value-type="time">
            <text:p>07:45</text:p>
          </table:table-cell>
          <table:table-cell table:style-name="ce3"/>
          <table:table-cell office:value-type="string" calcext:value-type="string">
            <text:p>Cutback cleanup &amp; one-way breakable gates, room gate array combination &amp; item break fix, dash invincibility/damage, Entryway functional one-way gat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9" calcext:value-type="date">
            <text:p>08/19/22</text:p>
          </table:table-cell>
          <table:table-cell table:style-name="ce15" office:value-type="time" office:time-value="PT08H15M07.704S" calcext:value-type="time">
            <text:p>08:15 AM</text:p>
          </table:table-cell>
          <table:table-cell table:style-name="ce15" office:value-type="time" office:time-value="PT12H50M00.898S" calcext:value-type="time">
            <text:p>12:50 PM</text:p>
          </table:table-cell>
          <table:table-cell table:style-name="ce18" table:formula="of:=IF([.C215]-[.B215] &gt; 0; [.C215]-[.B215]; 0)" office:value-type="time" office:time-value="PT04H34M53.194S" calcext:value-type="time">
            <text:p>04:34</text:p>
          </table:table-cell>
          <table:table-cell table:style-name="ce24"/>
          <table:table-cell table:style-name="ce15" office:value-type="time" office:time-value="PT14H01M25.702S" calcext:value-type="time">
            <text:p>02:01 PM</text:p>
          </table:table-cell>
          <table:table-cell table:style-name="ce15" office:value-type="time" office:time-value="PT17H58M34.23S" calcext:value-type="time">
            <text:p>05:58 PM</text:p>
          </table:table-cell>
          <table:table-cell table:style-name="ce18" table:formula="of:=IF([.G215]-[.F215] &gt; 0; [.G215]-[.F215]; 0)" office:value-type="time" office:time-value="PT03H57M08.528S" calcext:value-type="time">
            <text:p>03:57</text:p>
          </table:table-cell>
          <table:table-cell table:style-name="ce18" table:formula="of:=[.D215]+[.H215]" office:value-type="time" office:time-value="PT08H32M01.722S" calcext:value-type="time">
            <text:p>08:32</text:p>
          </table:table-cell>
          <table:table-cell table:style-name="ce24"/>
          <table:table-cell table:style-name="ce30" office:value-type="string" calcext:value-type="string">
            <text:p>Wires! Wire path angle restriction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6]-[.B216] &gt; 0; [.C216]-[.B21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6]-[.F216] &gt; 0; [.G216]-[.F216]; 0)" office:value-type="time" office:time-value="PT00H00M00S" calcext:value-type="time">
            <text:p>00:00</text:p>
          </table:table-cell>
          <table:table-cell table:style-name="ce19" table:formula="of:=[.D216]+[.H21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1:.I216])" office:value-type="time" office:time-value="PT32H09M58.028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date" office:date-value="2022-08-22" calcext:value-type="date">
            <text:p>08/22/22</text:p>
          </table:table-cell>
          <table:table-cell office:value-type="time" office:time-value="PT08H15M34.294S" calcext:value-type="time">
            <text:p>08:15 AM</text:p>
          </table:table-cell>
          <table:table-cell office:value-type="time" office:time-value="PT13H03M00.172S" calcext:value-type="time">
            <text:p>01:03 PM</text:p>
          </table:table-cell>
          <table:table-cell table:formula="of:=IF([.C217]-[.B217] &gt; 0; [.C217]-[.B217]; 0)" office:value-type="time" office:time-value="PT04H47M25.878S" calcext:value-type="time">
            <text:p>04:47</text:p>
          </table:table-cell>
          <table:table-cell table:style-name="ce3"/>
          <table:table-cell office:value-type="time" office:time-value="PT14H11M27.069S" calcext:value-type="time">
            <text:p>02:11 PM</text:p>
          </table:table-cell>
          <table:table-cell office:value-type="time" office:time-value="PT17H15M16.694S" calcext:value-type="time">
            <text:p>05:15 PM</text:p>
          </table:table-cell>
          <table:table-cell table:formula="of:=IF([.G217]-[.F217] &gt; 0; [.G217]-[.F217]; 0)" office:value-type="time" office:time-value="PT03H03M49.625S" calcext:value-type="time">
            <text:p>03:03</text:p>
          </table:table-cell>
          <table:table-cell table:formula="of:=[.D217]+[.H217]" office:value-type="time" office:time-value="PT07H51M15.503S" calcext:value-type="time">
            <text:p>07:51</text:p>
          </table:table-cell>
          <table:table-cell table:style-name="ce3"/>
          <table:table-cell office:value-type="string" calcext:value-type="string">
            <text:p>Function parameter cleanup pass, frogs (WIP) &amp; hop-based movement! compact new()[] pass, class member tweaks</text:p>
          </table:table-cell>
          <table:table-cell table:number-columns-repeated="1013"/>
        </table:table-row>
        <table:table-row table:style-name="ro1">
          <table:table-cell office:value-type="date" office:date-value="2022-08-23" calcext:value-type="date">
            <text:p>08/23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2H10M19.157S" calcext:value-type="time">
            <text:p>12:10 PM</text:p>
          </table:table-cell>
          <table:table-cell table:formula="of:=IF([.C218]-[.B218] &gt; 0; [.C218]-[.B218]; 0)" office:value-type="time" office:time-value="PT03H55M19.157S" calcext:value-type="time">
            <text:p>03:55</text:p>
          </table:table-cell>
          <table:table-cell table:style-name="ce3"/>
          <table:table-cell office:value-type="time" office:time-value="PT13H13M26.026S" calcext:value-type="time">
            <text:p>01:13 PM</text:p>
          </table:table-cell>
          <table:table-cell office:value-type="time" office:time-value="PT17H26M14.186S" calcext:value-type="time">
            <text:p>05:26 PM</text:p>
          </table:table-cell>
          <table:table-cell table:formula="of:=IF([.G218]-[.F218] &gt; 0; [.G218]-[.F218]; 0)" office:value-type="time" office:time-value="PT04H12M48.16S" calcext:value-type="time">
            <text:p>04:12</text:p>
          </table:table-cell>
          <table:table-cell table:formula="of:=[.D218]+[.H218]" office:value-type="time" office:time-value="PT08H08M07.317S" calcext:value-type="time">
            <text:p>08:08</text:p>
          </table:table-cell>
          <table:table-cell table:style-name="ce3"/>
          <table:table-cell office:value-type="string" calcext:value-type="string">
            <text:p>Wave distinction via enemy restriction, item collision debug, frog WIP animation, tutorial for dash damage, frog normals</text:p>
          </table:table-cell>
          <table:table-cell table:number-columns-repeated="1013"/>
        </table:table-row>
        <table:table-row table:style-name="ro1">
          <table:table-cell office:value-type="date" office:date-value="2022-08-24" calcext:value-type="date">
            <text:p>08/24/22</text:p>
          </table:table-cell>
          <table:table-cell office:value-type="time" office:time-value="PT08H25M35.96S" calcext:value-type="time">
            <text:p>08:25 AM</text:p>
          </table:table-cell>
          <table:table-cell office:value-type="time" office:time-value="PT12H18M55.27S" calcext:value-type="time">
            <text:p>12:18 PM</text:p>
          </table:table-cell>
          <table:table-cell table:formula="of:=IF([.C219]-[.B219] &gt; 0; [.C219]-[.B219]; 0)" office:value-type="time" office:time-value="PT03H53M19.31S" calcext:value-type="time">
            <text:p>03:53</text:p>
          </table:table-cell>
          <table:table-cell table:style-name="ce3"/>
          <table:table-cell office:value-type="time" office:time-value="PT13H23M35.683S" calcext:value-type="time">
            <text:p>01:23 PM</text:p>
          </table:table-cell>
          <table:table-cell office:value-type="time" office:time-value="PT17H14M34.467S" calcext:value-type="time">
            <text:p>05:14 PM</text:p>
          </table:table-cell>
          <table:table-cell table:formula="of:=IF([.G219]-[.F219] &gt; 0; [.G219]-[.F219]; 0)" office:value-type="time" office:time-value="PT03H50M58.784S" calcext:value-type="time">
            <text:p>03:50</text:p>
          </table:table-cell>
          <table:table-cell table:formula="of:=[.D219]+[.H219]" office:value-type="time" office:time-value="PT07H44M18.094S" calcext:value-type="time">
            <text:p>07:44</text:p>
          </table:table-cell>
          <table:table-cell table:style-name="ce3"/>
          <table:table-cell office:value-type="string" calcext:value-type="string">
            <text:p>Frog normals cleanup, wall normals, SelectionNormalMap helper script</text:p>
          </table:table-cell>
          <table:table-cell table:number-columns-repeated="1013"/>
        </table:table-row>
        <table:table-row table:style-name="ro1">
          <table:table-cell office:value-type="date" office:date-value="2022-08-25" calcext:value-type="date">
            <text:p>08/25/22</text:p>
          </table:table-cell>
          <table:table-cell office:value-type="time" office:time-value="PT08H26M52.615S" calcext:value-type="time">
            <text:p>08:26 AM</text:p>
          </table:table-cell>
          <table:table-cell office:value-type="time" office:time-value="PT13H13M58.264S" calcext:value-type="time">
            <text:p>01:13 PM</text:p>
          </table:table-cell>
          <table:table-cell table:formula="of:=IF([.C220]-[.B220] &gt; 0; [.C220]-[.B220]; 0)" office:value-type="time" office:time-value="PT04H47M05.649S" calcext:value-type="time">
            <text:p>04:47</text:p>
          </table:table-cell>
          <table:table-cell table:style-name="ce3"/>
          <table:table-cell office:value-type="time" office:time-value="PT14H16M33.05S" calcext:value-type="time">
            <text:p>02:16 PM</text:p>
          </table:table-cell>
          <table:table-cell office:value-type="time" office:time-value="PT17H59M01.841S" calcext:value-type="time">
            <text:p>05:59 PM</text:p>
          </table:table-cell>
          <table:table-cell table:formula="of:=IF([.G220]-[.F220] &gt; 0; [.G220]-[.F220]; 0)" office:value-type="time" office:time-value="PT03H42M28.791S" calcext:value-type="time">
            <text:p>03:42</text:p>
          </table:table-cell>
          <table:table-cell table:formula="of:=[.D220]+[.H220]" office:value-type="time" office:time-value="PT08H29M34.44S" calcext:value-type="time">
            <text:p>08:29</text:p>
          </table:table-cell>
          <table:table-cell table:style-name="ce3"/>
          <table:table-cell office:value-type="string" calcext:value-type="string">
            <text:p>SelectionNormalMap cleanup &amp; breakable wall normals, puzzle difficulty cut-off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26" calcext:value-type="date">
            <text:p>08/26/22</text:p>
          </table:table-cell>
          <table:table-cell table:style-name="ce15" office:value-type="time" office:time-value="PT08H20M24.124S" calcext:value-type="time">
            <text:p>08:20 AM</text:p>
          </table:table-cell>
          <table:table-cell table:style-name="ce15" office:value-type="time" office:time-value="PT13H02M02.245S" calcext:value-type="time">
            <text:p>01:02 PM</text:p>
          </table:table-cell>
          <table:table-cell table:style-name="ce18" table:formula="of:=IF([.C221]-[.B221] &gt; 0; [.C221]-[.B221]; 0)" office:value-type="time" office:time-value="PT04H41M38.121S" calcext:value-type="time">
            <text:p>04:41</text:p>
          </table:table-cell>
          <table:table-cell table:style-name="ce24"/>
          <table:table-cell table:style-name="ce15" office:value-type="time" office:time-value="PT14H12M29.67S" calcext:value-type="time">
            <text:p>02:12 PM</text:p>
          </table:table-cell>
          <table:table-cell table:style-name="ce15" office:value-type="time" office:time-value="PT17H47M23.749S" calcext:value-type="time">
            <text:p>05:47 PM</text:p>
          </table:table-cell>
          <table:table-cell table:style-name="ce18" table:formula="of:=IF([.G221]-[.F221] &gt; 0; [.G221]-[.F221]; 0)" office:value-type="time" office:time-value="PT03H34M54.079S" calcext:value-type="time">
            <text:p>03:34</text:p>
          </table:table-cell>
          <table:table-cell table:style-name="ce18" table:formula="of:=[.D221]+[.H221]" office:value-type="time" office:time-value="PT08H16M32.2S" calcext:value-type="time">
            <text:p>08:16</text:p>
          </table:table-cell>
          <table:table-cell table:style-name="ce24"/>
          <table:table-cell table:style-name="ce30" office:value-type="string" calcext:value-type="string">
            <text:p>Puzzle difficulty cut-offs cleanup, room decoration height matching improvement, puzzle difficulty ramp, boss room redundant ladder prevention, room unseal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2]-[.B222] &gt; 0; [.C222]-[.B22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2]-[.F222] &gt; 0; [.G222]-[.F222]; 0)" office:value-type="time" office:time-value="PT00H00M00S" calcext:value-type="time">
            <text:p>00:00</text:p>
          </table:table-cell>
          <table:table-cell table:style-name="ce19" table:formula="of:=[.D222]+[.H22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7:.I222])" office:value-type="time" office:time-value="PT40H29M47.554S" calcext:value-type="time">
            <text:p>40:29</text:p>
          </table:table-cell>
          <table:table-cell table:number-columns-repeated="1012"/>
        </table:table-row>
        <table:table-row table:style-name="ro1">
          <table:table-cell office:value-type="date" office:date-value="2022-08-29" calcext:value-type="date">
            <text:p>08/29/22</text:p>
          </table:table-cell>
          <table:table-cell office:value-type="time" office:time-value="PT08H24M09.042S" calcext:value-type="time">
            <text:p>08:24 AM</text:p>
          </table:table-cell>
          <table:table-cell office:value-type="time" office:time-value="PT12H08M57.943S" calcext:value-type="time">
            <text:p>12:08 PM</text:p>
          </table:table-cell>
          <table:table-cell table:formula="of:=IF([.C223]-[.B223] &gt; 0; [.C223]-[.B223]; 0)" office:value-type="time" office:time-value="PT03H44M48.901S" calcext:value-type="time">
            <text:p>03:44</text:p>
          </table:table-cell>
          <table:table-cell table:style-name="ce3"/>
          <table:table-cell office:value-type="time" office:time-value="PT13H10M23.926S" calcext:value-type="time">
            <text:p>01:10 PM</text:p>
          </table:table-cell>
          <table:table-cell office:value-type="time" office:time-value="PT17H26M09.441S" calcext:value-type="time">
            <text:p>05:26 PM</text:p>
          </table:table-cell>
          <table:table-cell table:formula="of:=IF([.G223]-[.F223] &gt; 0; [.G223]-[.F223]; 0)" office:value-type="time" office:time-value="PT04H15M45.515S" calcext:value-type="time">
            <text:p>04:15</text:p>
          </table:table-cell>
          <table:table-cell table:formula="of:=[.D223]+[.H223]" office:value-type="time" office:time-value="PT08H00M34.416S" calcext:value-type="time">
            <text:p>08:00</text:p>
          </table:table-cell>
          <table:table-cell table:style-name="ce3"/>
          <table:table-cell office:value-type="string" calcext:value-type="string">
            <text:p>Gate spawn/despawn fixes, wall jump tutorial, boss ladder spawn pathfind directionality, room one-way loop improvements</text:p>
          </table:table-cell>
          <table:table-cell table:number-columns-repeated="1013"/>
        </table:table-row>
        <table:table-row table:style-name="ro1">
          <table:table-cell office:value-type="date" office:date-value="2022-08-30" calcext:value-type="date">
            <text:p>08/30/22</text:p>
          </table:table-cell>
          <table:table-cell office:value-type="time" office:time-value="PT08H12M01.348S" calcext:value-type="time">
            <text:p>08:12 AM</text:p>
          </table:table-cell>
          <table:table-cell office:value-type="time" office:time-value="PT11H43M28.944S" calcext:value-type="time">
            <text:p>11:43 AM</text:p>
          </table:table-cell>
          <table:table-cell table:formula="of:=IF([.C224]-[.B224] &gt; 0; [.C224]-[.B224]; 0)" office:value-type="time" office:time-value="PT03H31M27.596S" calcext:value-type="time">
            <text:p>03:31</text:p>
          </table:table-cell>
          <table:table-cell table:style-name="ce3"/>
          <table:table-cell office:value-type="time" office:time-value="PT12H48M05.957S" calcext:value-type="time">
            <text:p>12:48 PM</text:p>
          </table:table-cell>
          <table:table-cell office:value-type="time" office:time-value="PT17H14M56.144S" calcext:value-type="time">
            <text:p>05:14 PM</text:p>
          </table:table-cell>
          <table:table-cell table:formula="of:=IF([.G224]-[.F224] &gt; 0; [.G224]-[.F224]; 0)" office:value-type="time" office:time-value="PT04H26M50.187S" calcext:value-type="time">
            <text:p>04:26</text:p>
          </table:table-cell>
          <table:table-cell table:formula="of:=[.D224]+[.H224]" office:value-type="time" office:time-value="PT07H58M17.783S" calcext:value-type="time">
            <text:p>07:58</text:p>
          </table:table-cell>
          <table:table-cell table:style-name="ce3"/>
          <table:table-cell office:value-type="string" calcext:value-type="string">
            <text:p>Room one-way loop cleanup, pathfinding aerial support, pathfinding object-based start/end</text:p>
          </table:table-cell>
          <table:table-cell table:number-columns-repeated="1013"/>
        </table:table-row>
        <table:table-row table:style-name="ro1">
          <table:table-cell office:value-type="date" office:date-value="2022-08-31" calcext:value-type="date">
            <text:p>08/31/22</text:p>
          </table:table-cell>
          <table:table-cell office:value-type="time" office:time-value="PT08H10M57.459S" calcext:value-type="time">
            <text:p>08:10 AM</text:p>
          </table:table-cell>
          <table:table-cell office:value-type="time" office:time-value="PT13H05M53.69S" calcext:value-type="time">
            <text:p>01:05 PM</text:p>
          </table:table-cell>
          <table:table-cell table:formula="of:=IF([.C225]-[.B225] &gt; 0; [.C225]-[.B225]; 0)" office:value-type="time" office:time-value="PT04H54M56.231S" calcext:value-type="time">
            <text:p>04:54</text:p>
          </table:table-cell>
          <table:table-cell table:style-name="ce3"/>
          <table:table-cell office:value-type="time" office:time-value="PT13H19M51.9S" calcext:value-type="time">
            <text:p>01:19 PM</text:p>
          </table:table-cell>
          <table:table-cell office:value-type="time" office:time-value="PT16H29M20.52S" calcext:value-type="time">
            <text:p>04:29 PM</text:p>
          </table:table-cell>
          <table:table-cell table:formula="of:=IF([.G225]-[.F225] &gt; 0; [.G225]-[.F225]; 0)" office:value-type="time" office:time-value="PT03H09M28.62S" calcext:value-type="time">
            <text:p>03:09</text:p>
          </table:table-cell>
          <table:table-cell table:formula="of:=[.D225]+[.H225]" office:value-type="time" office:time-value="PT08H04M24.851S" calcext:value-type="time">
            <text:p>08:04</text:p>
          </table:table-cell>
          <table:table-cell table:style-name="ce3"/>
          <table:table-cell office:value-type="string" calcext:value-type="string">
            <text:p>Pathfinding object-based start/end cleanup, gate triangle visibility fix, Entryway progress indicators, progression abilities</text:p>
          </table:table-cell>
          <table:table-cell table:number-columns-repeated="1013"/>
        </table:table-row>
        <table:table-row table:style-name="ro1">
          <table:table-cell office:value-type="date" office:date-value="2022-09-01" calcext:value-type="date">
            <text:p>09/01/22</text:p>
          </table:table-cell>
          <table:table-cell office:value-type="time" office:time-value="PT08H09M32.923S" calcext:value-type="time">
            <text:p>08:09 AM</text:p>
          </table:table-cell>
          <table:table-cell office:value-type="time" office:time-value="PT12H27M40.092S" calcext:value-type="time">
            <text:p>12:27 PM</text:p>
          </table:table-cell>
          <table:table-cell table:formula="of:=IF([.C226]-[.B226] &gt; 0; [.C226]-[.B226]; 0)" office:value-type="time" office:time-value="PT04H18M07.169S" calcext:value-type="time">
            <text:p>04:18</text:p>
          </table:table-cell>
          <table:table-cell table:style-name="ce3"/>
          <table:table-cell office:value-type="time" office:time-value="PT13H33M42.031S" calcext:value-type="time">
            <text:p>01:33 PM</text:p>
          </table:table-cell>
          <table:table-cell office:value-type="time" office:time-value="PT17H39M02.933S" calcext:value-type="time">
            <text:p>05:39 PM</text:p>
          </table:table-cell>
          <table:table-cell table:formula="of:=IF([.G226]-[.F226] &gt; 0; [.G226]-[.F226]; 0)" office:value-type="time" office:time-value="PT04H05M20.902S" calcext:value-type="time">
            <text:p>04:05</text:p>
          </table:table-cell>
          <table:table-cell table:formula="of:=[.D226]+[.H226]" office:value-type="time" office:time-value="PT08H23M28.071S" calcext:value-type="time">
            <text:p>08:23</text:p>
          </table:table-cell>
          <table:table-cell table:style-name="ce3"/>
          <table:table-cell office:value-type="string" calcext:value-type="string">
            <text:p>Progression health upgrades, soft stop light fade-out, Utility.Random(), NPC single-minded pursui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2" calcext:value-type="date">
            <text:p>09/02/22</text:p>
          </table:table-cell>
          <table:table-cell table:style-name="ce15" office:value-type="time" office:time-value="PT09H16M01.855S" calcext:value-type="time">
            <text:p>09:16 AM</text:p>
          </table:table-cell>
          <table:table-cell table:style-name="ce15" office:value-type="time" office:time-value="PT13H14M41.842S" calcext:value-type="time">
            <text:p>01:14 PM</text:p>
          </table:table-cell>
          <table:table-cell table:style-name="ce18" table:formula="of:=IF([.C227]-[.B227] &gt; 0; [.C227]-[.B227]; 0)" office:value-type="time" office:time-value="PT03H58M39.987S" calcext:value-type="time">
            <text:p>03:58</text:p>
          </table:table-cell>
          <table:table-cell table:style-name="ce24"/>
          <table:table-cell table:style-name="ce15" office:value-type="time" office:time-value="PT14H11M24.628S" calcext:value-type="time">
            <text:p>02:11 PM</text:p>
          </table:table-cell>
          <table:table-cell table:style-name="ce15" office:value-type="time" office:time-value="PT17H36M34.047S" calcext:value-type="time">
            <text:p>05:36 PM</text:p>
          </table:table-cell>
          <table:table-cell table:style-name="ce18" table:formula="of:=IF([.G227]-[.F227] &gt; 0; [.G227]-[.F227]; 0)" office:value-type="time" office:time-value="PT03H25M09.419S" calcext:value-type="time">
            <text:p>03:25</text:p>
          </table:table-cell>
          <table:table-cell table:style-name="ce18" table:formula="of:=[.D227]+[.H227]" office:value-type="time" office:time-value="PT07H23M49.406S" calcext:value-type="time">
            <text:p>07:23</text:p>
          </table:table-cell>
          <table:table-cell table:style-name="ce24"/>
          <table:table-cell table:style-name="ce30" office:value-type="string" calcext:value-type="string">
            <text:p>NPC single-minded pursuit cleanup, MaterialInfo function cleanup, Utility.SelectMin{WithValue}(), NPC attention flags! prefab override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8]-[.B228] &gt; 0; [.C228]-[.B22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8]-[.F228] &gt; 0; [.G228]-[.F228]; 0)" office:value-type="time" office:time-value="PT00H00M00S" calcext:value-type="time">
            <text:p>00:00</text:p>
          </table:table-cell>
          <table:table-cell table:style-name="ce19" table:formula="of:=[.D228]+[.H22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3:.I228])" office:value-type="time" office:time-value="PT39H50M34.527S" calcext:value-type="time">
            <text:p>39:5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5/22 (Labor Day)</text:p>
          </table:table-cell>
          <table:table-cell table:number-columns-repeated="2"/>
          <table:table-cell table:formula="of:=IF([.C229]-[.B229] &gt; 0; [.C229]-[.B22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29]-[.F229] &gt; 0; [.G229]-[.F229]; 0)" office:value-type="time" office:time-value="PT00H00M00S" calcext:value-type="time">
            <text:p>00:00</text:p>
          </table:table-cell>
          <table:table-cell table:formula="of:=[.D229]+[.H22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06" calcext:value-type="date">
            <text:p>09/06/22</text:p>
          </table:table-cell>
          <table:table-cell office:value-type="time" office:time-value="PT08H05M59.544S" calcext:value-type="time">
            <text:p>08:05 AM</text:p>
          </table:table-cell>
          <table:table-cell office:value-type="time" office:time-value="PT13H02M23.739S" calcext:value-type="time">
            <text:p>01:02 PM</text:p>
          </table:table-cell>
          <table:table-cell table:formula="of:=IF([.C230]-[.B230] &gt; 0; [.C230]-[.B230]; 0)" office:value-type="time" office:time-value="PT04H56M24.195S" calcext:value-type="time">
            <text:p>04:56</text:p>
          </table:table-cell>
          <table:table-cell table:style-name="ce3"/>
          <table:table-cell office:value-type="time" office:time-value="PT14H04M55.678S" calcext:value-type="time">
            <text:p>02:04 PM</text:p>
          </table:table-cell>
          <table:table-cell office:value-type="time" office:time-value="PT17H20M55.5S" calcext:value-type="time">
            <text:p>05:20 PM</text:p>
          </table:table-cell>
          <table:table-cell table:formula="of:=IF([.G230]-[.F230] &gt; 0; [.G230]-[.F230]; 0)" office:value-type="time" office:time-value="PT03H15M59.822S" calcext:value-type="time">
            <text:p>03:15</text:p>
          </table:table-cell>
          <table:table-cell table:formula="of:=[.D230]+[.H230]" office:value-type="time" office:time-value="PT08H12M24.017S" calcext:value-type="time">
            <text:p>08:12</text:p>
          </table:table-cell>
          <table:table-cell table:style-name="ce3"/>
          <table:table-cell office:value-type="string" calcext:value-type="string">
            <text:p>EnemyController → AIController rename, avatar drop-during-heal &amp; wave unsealing/targeting fixes, boss room platforms, frequency/timing/impulse tweaks, co-op camera constraint improvements, frog SFX &amp; land “animation”</text:p>
          </table:table-cell>
          <table:table-cell table:number-columns-repeated="1013"/>
        </table:table-row>
        <table:table-row table:style-name="ro1">
          <table:table-cell office:value-type="date" office:date-value="2022-09-07" calcext:value-type="date">
            <text:p>09/07/22</text:p>
          </table:table-cell>
          <table:table-cell office:value-type="time" office:time-value="PT08H10M46.251S" calcext:value-type="time">
            <text:p>08:10 AM</text:p>
          </table:table-cell>
          <table:table-cell office:value-type="time" office:time-value="PT12H52M05.554S" calcext:value-type="time">
            <text:p>12:52 PM</text:p>
          </table:table-cell>
          <table:table-cell table:formula="of:=IF([.C231]-[.B231] &gt; 0; [.C231]-[.B231]; 0)" office:value-type="time" office:time-value="PT04H41M19.303S" calcext:value-type="time">
            <text:p>04:41</text:p>
          </table:table-cell>
          <table:table-cell table:style-name="ce3"/>
          <table:table-cell office:value-type="time" office:time-value="PT13H52M13.236S" calcext:value-type="time">
            <text:p>01:52 PM</text:p>
          </table:table-cell>
          <table:table-cell office:value-type="time" office:time-value="PT17H01M58.862S" calcext:value-type="time">
            <text:p>05:01 PM</text:p>
          </table:table-cell>
          <table:table-cell table:formula="of:=IF([.G231]-[.F231] &gt; 0; [.G231]-[.F231]; 0)" office:value-type="time" office:time-value="PT03H09M45.626S" calcext:value-type="time">
            <text:p>03:09</text:p>
          </table:table-cell>
          <table:table-cell table:formula="of:=[.D231]+[.H231]" office:value-type="time" office:time-value="PT07H51M04.929S" calcext:value-type="time">
            <text:p>07:51</text:p>
          </table:table-cell>
          <table:table-cell table:style-name="ce3"/>
          <table:table-cell office:value-type="string" calcext:value-type="string">
            <text:p>Upgrade generality/variety &amp; upgrades for lighting! upgrade health preservation, door “locking” until victory, menu quit direct from zone prevention, damage upgrades</text:p>
          </table:table-cell>
          <table:table-cell table:number-columns-repeated="1013"/>
        </table:table-row>
        <table:table-row table:style-name="ro1">
          <table:table-cell office:value-type="date" office:date-value="2022-09-08" calcext:value-type="date">
            <text:p>09/08/22</text:p>
          </table:table-cell>
          <table:table-cell office:value-type="time" office:time-value="PT08H14M05.781S" calcext:value-type="time">
            <text:p>08:14 AM</text:p>
          </table:table-cell>
          <table:table-cell office:value-type="time" office:time-value="PT13H05M06.107S" calcext:value-type="time">
            <text:p>01:05 PM</text:p>
          </table:table-cell>
          <table:table-cell table:formula="of:=IF([.C232]-[.B232] &gt; 0; [.C232]-[.B232]; 0)" office:value-type="time" office:time-value="PT04H51M00.326S" calcext:value-type="time">
            <text:p>04:51</text:p>
          </table:table-cell>
          <table:table-cell table:style-name="ce3"/>
          <table:table-cell office:value-type="time" office:time-value="PT14H10M15.57S" calcext:value-type="time">
            <text:p>02:10 PM</text:p>
          </table:table-cell>
          <table:table-cell office:value-type="time" office:time-value="PT17H28M11.941S" calcext:value-type="time">
            <text:p>05:28 PM</text:p>
          </table:table-cell>
          <table:table-cell table:formula="of:=IF([.G232]-[.F232] &gt; 0; [.G232]-[.F232]; 0)" office:value-type="time" office:time-value="PT03H17M56.371S" calcext:value-type="time">
            <text:p>03:17</text:p>
          </table:table-cell>
          <table:table-cell table:formula="of:=[.D232]+[.H232]" office:value-type="time" office:time-value="PT08H08M56.697S" calcext:value-type="time">
            <text:p>08:08</text:p>
          </table:table-cell>
          <table:table-cell table:style-name="ce3"/>
          <table:table-cell office:value-type="string" calcext:value-type="string">
            <text:p>Lightbulbs &amp; hanging wire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9" calcext:value-type="date">
            <text:p>09/09/22</text:p>
          </table:table-cell>
          <table:table-cell table:style-name="ce15" office:value-type="time" office:time-value="PT08H07M32.023S" calcext:value-type="time">
            <text:p>08:07 AM</text:p>
          </table:table-cell>
          <table:table-cell table:style-name="ce15" office:value-type="time" office:time-value="PT13H46M08.713S" calcext:value-type="time">
            <text:p>01:46 PM</text:p>
          </table:table-cell>
          <table:table-cell table:style-name="ce18" table:formula="of:=IF([.C233]-[.B233] &gt; 0; [.C233]-[.B233]; 0)" office:value-type="time" office:time-value="PT05H38M36.69S" calcext:value-type="time">
            <text:p>05:38</text:p>
          </table:table-cell>
          <table:table-cell table:style-name="ce24"/>
          <table:table-cell table:style-name="ce15" office:value-type="time" office:time-value="PT14H42M11.338S" calcext:value-type="time">
            <text:p>02:42 PM</text:p>
          </table:table-cell>
          <table:table-cell table:style-name="ce15" office:value-type="time" office:time-value="PT17H06M13.91S" calcext:value-type="time">
            <text:p>05:06 PM</text:p>
          </table:table-cell>
          <table:table-cell table:style-name="ce18" table:formula="of:=IF([.G233]-[.F233] &gt; 0; [.G233]-[.F233]; 0)" office:value-type="time" office:time-value="PT02H24M02.572S" calcext:value-type="time">
            <text:p>02:24</text:p>
          </table:table-cell>
          <table:table-cell table:style-name="ce18" table:formula="of:=[.D233]+[.H233]" office:value-type="time" office:time-value="PT08H02M39.262S" calcext:value-type="time">
            <text:p>08:02</text:p>
          </table:table-cell>
          <table:table-cell table:style-name="ce24"/>
          <table:table-cell table:style-name="ce30" office:value-type="string" calcext:value-type="string">
            <text:p>Lightbulbs/wires cleanup, key combinations/colors fixes, overlap detection &amp; bulb shattering fixes, upgrade function/variable consolid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34]-[.B234] &gt; 0; [.C234]-[.B23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34]-[.F234] &gt; 0; [.G234]-[.F234]; 0)" office:value-type="time" office:time-value="PT00H00M00S" calcext:value-type="time">
            <text:p>00:00</text:p>
          </table:table-cell>
          <table:table-cell table:style-name="ce19" table:formula="of:=[.D234]+[.H23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9:.I234])" office:value-type="time" office:time-value="PT32H15M04.905S" calcext:value-type="time">
            <text:p>32:15</text:p>
          </table:table-cell>
          <table:table-cell table:number-columns-repeated="1012"/>
        </table:table-row>
        <table:table-row table:style-name="ro1">
          <table:table-cell office:value-type="date" office:date-value="2022-09-12" calcext:value-type="date">
            <text:p>09/12/22</text:p>
          </table:table-cell>
          <table:table-cell office:value-type="time" office:time-value="PT08H12M46.061S" calcext:value-type="time">
            <text:p>08:12 AM</text:p>
          </table:table-cell>
          <table:table-cell office:value-type="time" office:time-value="PT12H12M30.683S" calcext:value-type="time">
            <text:p>12:12 PM</text:p>
          </table:table-cell>
          <table:table-cell table:formula="of:=IF([.C235]-[.B235] &gt; 0; [.C235]-[.B235]; 0)" office:value-type="time" office:time-value="PT03H59M44.622S" calcext:value-type="time">
            <text:p>03:59</text:p>
          </table:table-cell>
          <table:table-cell table:style-name="ce3"/>
          <table:table-cell office:value-type="time" office:time-value="PT13H16M26.89S" calcext:value-type="time">
            <text:p>01:16 PM</text:p>
          </table:table-cell>
          <table:table-cell office:value-type="time" office:time-value="PT17H34M29.993S" calcext:value-type="time">
            <text:p>05:34 PM</text:p>
          </table:table-cell>
          <table:table-cell table:formula="of:=IF([.G235]-[.F235] &gt; 0; [.G235]-[.F235]; 0)" office:value-type="time" office:time-value="PT04H18M03.103S" calcext:value-type="time">
            <text:p>04:18</text:p>
          </table:table-cell>
          <table:table-cell table:formula="of:=[.D235]+[.H235]" office:value-type="time" office:time-value="PT08H17M47.725S" calcext:value-type="time">
            <text:p>08:17</text:p>
          </table:table-cell>
          <table:table-cell table:style-name="ce3"/>
          <table:table-cell office:value-type="string" calcext:value-type="string">
            <text:p>Playtest tweaks, enemy active distance threshold, playtest tweaks continued, Tutorial entry door &amp; shadow-casting fixes</text:p>
          </table:table-cell>
          <table:table-cell table:number-columns-repeated="1013"/>
        </table:table-row>
        <table:table-row table:style-name="ro1">
          <table:table-cell office:value-type="date" office:date-value="2022-09-13" calcext:value-type="date">
            <text:p>09/13/22</text:p>
          </table:table-cell>
          <table:table-cell office:value-type="time" office:time-value="PT08H09M56.677S" calcext:value-type="time">
            <text:p>08:09 AM</text:p>
          </table:table-cell>
          <table:table-cell office:value-type="time" office:time-value="PT12H25M51.297S" calcext:value-type="time">
            <text:p>12:25 PM</text:p>
          </table:table-cell>
          <table:table-cell table:formula="of:=IF([.C236]-[.B236] &gt; 0; [.C236]-[.B236]; 0)" office:value-type="time" office:time-value="PT04H15M54.62S" calcext:value-type="time">
            <text:p>04:15</text:p>
          </table:table-cell>
          <table:table-cell table:style-name="ce3"/>
          <table:table-cell office:value-type="time" office:time-value="PT13H26M48.05S" calcext:value-type="time">
            <text:p>01:26 PM</text:p>
          </table:table-cell>
          <table:table-cell office:value-type="time" office:time-value="PT17H04M25.593S" calcext:value-type="time">
            <text:p>05:04 PM</text:p>
          </table:table-cell>
          <table:table-cell table:formula="of:=IF([.G236]-[.F236] &gt; 0; [.G236]-[.F236]; 0)" office:value-type="time" office:time-value="PT03H37M37.543S" calcext:value-type="time">
            <text:p>03:37</text:p>
          </table:table-cell>
          <table:table-cell table:formula="of:=[.D236]+[.H236]" office:value-type="time" office:time-value="PT07H53M32.163S" calcext:value-type="time">
            <text:p>07:53</text:p>
          </table:table-cell>
          <table:table-cell table:style-name="ce3"/>
          <table:table-cell office:value-type="string" calcext:value-type="string">
            <text:p>SFX for clocks/cords &amp; lightbulb/focus fixes, Entryway direction signs! lightbulb fix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/14/22 (Holy Cross)</text:p>
          </table:table-cell>
          <table:table-cell table:number-columns-repeated="2"/>
          <table:table-cell table:formula="of:=IF([.C237]-[.B237] &gt; 0; [.C237]-[.B23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7]-[.F237] &gt; 0; [.G237]-[.F237]; 0)" office:value-type="time" office:time-value="PT00H00M00S" calcext:value-type="time">
            <text:p>00:00</text:p>
          </table:table-cell>
          <table:table-cell table:formula="of:=[.D237]+[.H23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15" calcext:value-type="date">
            <text:p>09/15/22</text:p>
          </table:table-cell>
          <table:table-cell office:value-type="time" office:time-value="PT08H05M36.547S" calcext:value-type="time">
            <text:p>08:05 AM</text:p>
          </table:table-cell>
          <table:table-cell office:value-type="time" office:time-value="PT13H34M52.614S" calcext:value-type="time">
            <text:p>01:34 PM</text:p>
          </table:table-cell>
          <table:table-cell table:formula="of:=IF([.C238]-[.B238] &gt; 0; [.C238]-[.B238]; 0)" office:value-type="time" office:time-value="PT05H29M16.067S" calcext:value-type="time">
            <text:p>05:29</text:p>
          </table:table-cell>
          <table:table-cell table:style-name="ce3"/>
          <table:table-cell office:value-type="time" office:time-value="PT14H35M06.864S" calcext:value-type="time">
            <text:p>02:35 PM</text:p>
          </table:table-cell>
          <table:table-cell office:value-type="time" office:time-value="PT17H36M05.394S" calcext:value-type="time">
            <text:p>05:36 PM</text:p>
          </table:table-cell>
          <table:table-cell table:formula="of:=IF([.G238]-[.F238] &gt; 0; [.G238]-[.F238]; 0)" office:value-type="time" office:time-value="PT03H00M58.53S" calcext:value-type="time">
            <text:p>03:00</text:p>
          </table:table-cell>
          <table:table-cell table:formula="of:=[.D238]+[.H238]" office:value-type="time" office:time-value="PT08H30M14.597S" calcext:value-type="time">
            <text:p>08:30</text:p>
          </table:table-cell>
          <table:table-cell table:style-name="ce3"/>
          <table:table-cell office:value-type="string" calcext:value-type="string">
            <text:p>Dialogue SFX, inventory stat meters! puzzle combination length varianc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16" calcext:value-type="date">
            <text:p>09/16/22</text:p>
          </table:table-cell>
          <table:table-cell table:style-name="ce15" office:value-type="time" office:time-value="PT08H15M00.199S" calcext:value-type="time">
            <text:p>08:15 AM</text:p>
          </table:table-cell>
          <table:table-cell table:style-name="ce15" office:value-type="time" office:time-value="PT13H09M23.76S" calcext:value-type="time">
            <text:p>01:09 PM</text:p>
          </table:table-cell>
          <table:table-cell table:style-name="ce18" table:formula="of:=IF([.C239]-[.B239] &gt; 0; [.C239]-[.B239]; 0)" office:value-type="time" office:time-value="PT04H54M23.561S" calcext:value-type="time">
            <text:p>04:54</text:p>
          </table:table-cell>
          <table:table-cell table:style-name="ce24"/>
          <table:table-cell table:style-name="ce15" office:value-type="time" office:time-value="PT14H06M43.386S" calcext:value-type="time">
            <text:p>02:06 PM</text:p>
          </table:table-cell>
          <table:table-cell table:style-name="ce15" office:value-type="time" office:time-value="PT18H30M33.933S" calcext:value-type="time">
            <text:p>06:30 PM</text:p>
          </table:table-cell>
          <table:table-cell table:style-name="ce18" table:formula="of:=IF([.G239]-[.F239] &gt; 0; [.G239]-[.F239]; 0)" office:value-type="time" office:time-value="PT04H23M50.547S" calcext:value-type="time">
            <text:p>04:23</text:p>
          </table:table-cell>
          <table:table-cell table:style-name="ce18" table:formula="of:=[.D239]+[.H239]" office:value-type="time" office:time-value="PT09H18M14.108S" calcext:value-type="time">
            <text:p>09:18</text:p>
          </table:table-cell>
          <table:table-cell table:style-name="ce24"/>
          <table:table-cell table:style-name="ce30" office:value-type="string" calcext:value-type="string">
            <text:p>Ladder rope “collapse” improvements, temporary intra-run upgrades, lock combination improvements, room runtime generation recycl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0]-[.B240] &gt; 0; [.C240]-[.B24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0]-[.F240] &gt; 0; [.G240]-[.F240]; 0)" office:value-type="time" office:time-value="PT00H00M00S" calcext:value-type="time">
            <text:p>00:00</text:p>
          </table:table-cell>
          <table:table-cell table:style-name="ce19" table:formula="of:=[.D240]+[.H24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35:.I240])" office:value-type="time" office:time-value="PT33H59M48.593S" calcext:value-type="time">
            <text:p>33:5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19/2022 (R wedding recovery)</text:p>
          </table:table-cell>
          <table:table-cell table:number-columns-repeated="2"/>
          <table:table-cell table:formula="of:=IF([.C241]-[.B241] &gt; 0; [.C241]-[.B2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41]-[.F241] &gt; 0; [.G241]-[.F241]; 0)" office:value-type="time" office:time-value="PT00H00M00S" calcext:value-type="time">
            <text:p>00:00</text:p>
          </table:table-cell>
          <table:table-cell table:formula="of:=[.D241]+[.H2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20" calcext:value-type="date">
            <text:p>09/20/22</text:p>
          </table:table-cell>
          <table:table-cell office:value-type="time" office:time-value="PT08H06M15.574S" calcext:value-type="time">
            <text:p>08:06 AM</text:p>
          </table:table-cell>
          <table:table-cell office:value-type="time" office:time-value="PT12H42M48.312S" calcext:value-type="time">
            <text:p>12:42 PM</text:p>
          </table:table-cell>
          <table:table-cell table:formula="of:=IF([.C242]-[.B242] &gt; 0; [.C242]-[.B242]; 0)" office:value-type="time" office:time-value="PT04H36M32.738S" calcext:value-type="time">
            <text:p>04:36</text:p>
          </table:table-cell>
          <table:table-cell table:style-name="ce3"/>
          <table:table-cell office:value-type="time" office:time-value="PT13H30M25.261S" calcext:value-type="time">
            <text:p>01:30 PM</text:p>
          </table:table-cell>
          <table:table-cell office:value-type="time" office:time-value="PT17H17M35.359S" calcext:value-type="time">
            <text:p>05:17 PM</text:p>
          </table:table-cell>
          <table:table-cell table:formula="of:=IF([.G242]-[.F242] &gt; 0; [.G242]-[.F242]; 0)" office:value-type="time" office:time-value="PT03H47M10.098S" calcext:value-type="time">
            <text:p>03:47</text:p>
          </table:table-cell>
          <table:table-cell table:formula="of:=[.D242]+[.H242]" office:value-type="time" office:time-value="PT08H23M42.836S" calcext:value-type="time">
            <text:p>08:23</text:p>
          </table:table-cell>
          <table:table-cell table:style-name="ce3"/>
          <table:table-cell office:value-type="string" calcext:value-type="string">
            <text:p>Save/AI/look tweaks, NPC documentation &amp; merchant improvements, VFX water drips, AI NPC targeting</text:p>
          </table:table-cell>
          <table:table-cell table:number-columns-repeated="1013"/>
        </table:table-row>
        <table:table-row table:style-name="ro1">
          <table:table-cell office:value-type="date" office:date-value="2022-09-21" calcext:value-type="date">
            <text:p>09/21/22</text:p>
          </table:table-cell>
          <table:table-cell office:value-type="time" office:time-value="PT08H10M11.231S" calcext:value-type="time">
            <text:p>08:10 AM</text:p>
          </table:table-cell>
          <table:table-cell office:value-type="time" office:time-value="PT11H46M34.412S" calcext:value-type="time">
            <text:p>11:46 AM</text:p>
          </table:table-cell>
          <table:table-cell table:formula="of:=IF([.C243]-[.B243] &gt; 0; [.C243]-[.B243]; 0)" office:value-type="time" office:time-value="PT03H36M23.181S" calcext:value-type="time">
            <text:p>03:36</text:p>
          </table:table-cell>
          <table:table-cell table:style-name="ce3"/>
          <table:table-cell office:value-type="time" office:time-value="PT12H54M44.361S" calcext:value-type="time">
            <text:p>12:54 PM</text:p>
          </table:table-cell>
          <table:table-cell office:value-type="time" office:time-value="PT17H24M33.347S" calcext:value-type="time">
            <text:p>05:24 PM</text:p>
          </table:table-cell>
          <table:table-cell table:formula="of:=IF([.G243]-[.F243] &gt; 0; [.G243]-[.F243]; 0)" office:value-type="time" office:time-value="PT04H29M48.986S" calcext:value-type="time">
            <text:p>04:29</text:p>
          </table:table-cell>
          <table:table-cell table:formula="of:=[.D243]+[.H243]" office:value-type="time" office:time-value="PT08H06M12.167S" calcext:value-type="time">
            <text:p>08:06</text:p>
          </table:table-cell>
          <table:table-cell table:style-name="ce3"/>
          <table:table-cell office:value-type="string" calcext:value-type="string">
            <text:p>AI idle behavior improvement, dialogue multi-character support, AI navigation stuck prevention, room overlap prevention improvement/fix &amp; NPC light bump, physics ShouldIgnore() fixes</text:p>
          </table:table-cell>
          <table:table-cell table:number-columns-repeated="1013"/>
        </table:table-row>
        <table:table-row table:style-name="ro1">
          <table:table-cell office:value-type="date" office:date-value="2022-09-22" calcext:value-type="date">
            <text:p>09/22/22</text:p>
          </table:table-cell>
          <table:table-cell office:value-type="time" office:time-value="PT08H12M57.102S" calcext:value-type="time">
            <text:p>08:12 AM</text:p>
          </table:table-cell>
          <table:table-cell office:value-type="time" office:time-value="PT13H37M17.142S" calcext:value-type="time">
            <text:p>01:37 PM</text:p>
          </table:table-cell>
          <table:table-cell table:formula="of:=IF([.C244]-[.B244] &gt; 0; [.C244]-[.B244]; 0)" office:value-type="time" office:time-value="PT05H24M20.04S" calcext:value-type="time">
            <text:p>05:24</text:p>
          </table:table-cell>
          <table:table-cell table:style-name="ce3"/>
          <table:table-cell office:value-type="time" office:time-value="PT14H40M27.679S" calcext:value-type="time">
            <text:p>02:40 PM</text:p>
          </table:table-cell>
          <table:table-cell office:value-type="time" office:time-value="PT17H46M56.714S" calcext:value-type="time">
            <text:p>05:46 PM</text:p>
          </table:table-cell>
          <table:table-cell table:formula="of:=IF([.G244]-[.F244] &gt; 0; [.G244]-[.F244]; 0)" office:value-type="time" office:time-value="PT03H06M29.035S" calcext:value-type="time">
            <text:p>03:06</text:p>
          </table:table-cell>
          <table:table-cell table:formula="of:=[.D244]+[.H244]" office:value-type="time" office:time-value="PT08H30M49.075S" calcext:value-type="time">
            <text:p>08:30</text:p>
          </table:table-cell>
          <table:table-cell table:style-name="ce3"/>
          <table:table-cell office:value-type="string" calcext:value-type="string">
            <text:p>Dialogue appending for reliable menu access, laser pointers! sprite tag updates, fireplace puzzle indication/speed tweaks, hand mirror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23" calcext:value-type="date">
            <text:p>09/23/22</text:p>
          </table:table-cell>
          <table:table-cell table:style-name="ce15" office:value-type="time" office:time-value="PT08H16M46.259S" calcext:value-type="time">
            <text:p>08:16 AM</text:p>
          </table:table-cell>
          <table:table-cell table:style-name="ce15" office:value-type="time" office:time-value="PT13H35M04.53S" calcext:value-type="time">
            <text:p>01:35 PM</text:p>
          </table:table-cell>
          <table:table-cell table:style-name="ce18" table:formula="of:=IF([.C245]-[.B245] &gt; 0; [.C245]-[.B245]; 0)" office:value-type="time" office:time-value="PT05H18M18.271S" calcext:value-type="time">
            <text:p>05:18</text:p>
          </table:table-cell>
          <table:table-cell table:style-name="ce24"/>
          <table:table-cell table:style-name="ce15" office:value-type="time" office:time-value="PT14H42M45.952S" calcext:value-type="time">
            <text:p>02:42 PM</text:p>
          </table:table-cell>
          <table:table-cell table:style-name="ce15" office:value-type="time" office:time-value="PT17H31M21.868S" calcext:value-type="time">
            <text:p>05:31 PM</text:p>
          </table:table-cell>
          <table:table-cell table:style-name="ce18" table:formula="of:=IF([.G245]-[.F245] &gt; 0; [.G245]-[.F245]; 0)" office:value-type="time" office:time-value="PT02H48M35.916S" calcext:value-type="time">
            <text:p>02:48</text:p>
          </table:table-cell>
          <table:table-cell table:style-name="ce18" table:formula="of:=[.D245]+[.H245]" office:value-type="time" office:time-value="PT08H06M54.187S" calcext:value-type="time">
            <text:p>08:06</text:p>
          </table:table-cell>
          <table:table-cell table:style-name="ce24"/>
          <table:table-cell table:style-name="ce30" office:value-type="string" calcext:value-type="string">
            <text:p>Hand mirrors cleanup &amp; rotation/bbox helpers, background object sorting layer fixes, sprite normals for pans/bottl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6]-[.B246] &gt; 0; [.C246]-[.B24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6]-[.F246] &gt; 0; [.G246]-[.F246]; 0)" office:value-type="time" office:time-value="PT00H00M00S" calcext:value-type="time">
            <text:p>00:00</text:p>
          </table:table-cell>
          <table:table-cell table:style-name="ce19" table:formula="of:=[.D246]+[.H24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1:.I246])" office:value-type="time" office:time-value="PT33H07M38.265S" calcext:value-type="time">
            <text:p>33:07</text:p>
          </table:table-cell>
          <table:table-cell table:number-columns-repeated="1012"/>
        </table:table-row>
        <table:table-row table:style-name="ro1">
          <table:table-cell office:value-type="date" office:date-value="2022-09-26" calcext:value-type="date">
            <text:p>09/26/22</text:p>
          </table:table-cell>
          <table:table-cell office:value-type="time" office:time-value="PT08H14M06.257S" calcext:value-type="time">
            <text:p>08:14 AM</text:p>
          </table:table-cell>
          <table:table-cell office:value-type="time" office:time-value="PT12H35M09.413S" calcext:value-type="time">
            <text:p>12:35 PM</text:p>
          </table:table-cell>
          <table:table-cell table:formula="of:=IF([.C247]-[.B247] &gt; 0; [.C247]-[.B247]; 0)" office:value-type="time" office:time-value="PT04H21M03.156S" calcext:value-type="time">
            <text:p>04:21</text:p>
          </table:table-cell>
          <table:table-cell table:style-name="ce3"/>
          <table:table-cell office:value-type="time" office:time-value="PT13H38M58.318S" calcext:value-type="time">
            <text:p>01:38 PM</text:p>
          </table:table-cell>
          <table:table-cell office:value-type="time" office:time-value="PT17H40M11.056S" calcext:value-type="time">
            <text:p>05:40 PM</text:p>
          </table:table-cell>
          <table:table-cell table:formula="of:=IF([.G247]-[.F247] &gt; 0; [.G247]-[.F247]; 0)" office:value-type="time" office:time-value="PT04H01M12.738S" calcext:value-type="time">
            <text:p>04:01</text:p>
          </table:table-cell>
          <table:table-cell table:formula="of:=[.D247]+[.H247]" office:value-type="time" office:time-value="PT08H22M15.894S" calcext:value-type="time">
            <text:p>08:22</text:p>
          </table:table-cell>
          <table:table-cell table:style-name="ce3"/>
          <table:table-cell office:value-type="string" calcext:value-type="string">
            <text:p>Mouse cursor hiding, normal map script improvements, wall cling / capacitors updated sprites/normals, dialogues for upgrade system</text:p>
          </table:table-cell>
          <table:table-cell table:number-columns-repeated="1013"/>
        </table:table-row>
        <table:table-row table:style-name="ro1">
          <table:table-cell office:value-type="date" office:date-value="2022-09-27" calcext:value-type="date">
            <text:p>09/27/22</text:p>
          </table:table-cell>
          <table:table-cell office:value-type="time" office:time-value="PT08H04M06.898S" calcext:value-type="time">
            <text:p>08:04 AM</text:p>
          </table:table-cell>
          <table:table-cell office:value-type="time" office:time-value="PT13H15M05.838S" calcext:value-type="time">
            <text:p>01:15 PM</text:p>
          </table:table-cell>
          <table:table-cell table:formula="of:=IF([.C248]-[.B248] &gt; 0; [.C248]-[.B248]; 0)" office:value-type="time" office:time-value="PT05H10M58.94S" calcext:value-type="time">
            <text:p>05:10</text:p>
          </table:table-cell>
          <table:table-cell table:style-name="ce3"/>
          <table:table-cell office:value-type="time" office:time-value="PT14H22M11.733S" calcext:value-type="time">
            <text:p>02:22 PM</text:p>
          </table:table-cell>
          <table:table-cell office:value-type="time" office:time-value="PT17H24M12.485S" calcext:value-type="time">
            <text:p>05:24 PM</text:p>
          </table:table-cell>
          <table:table-cell table:formula="of:=IF([.G248]-[.F248] &gt; 0; [.G248]-[.F248]; 0)" office:value-type="time" office:time-value="PT03H02M00.752S" calcext:value-type="time">
            <text:p>03:02</text:p>
          </table:table-cell>
          <table:table-cell table:formula="of:=[.D248]+[.H248]" office:value-type="time" office:time-value="PT08H12M59.692S" calcext:value-type="time">
            <text:p>08:12</text:p>
          </table:table-cell>
          <table:table-cell table:style-name="ce3"/>
          <table:table-cell office:value-type="string" calcext:value-type="string">
            <text:p>Secrets per-zone differentiation, boss intro dialogue &amp; fixes/improvements, Entryway “waves” &amp; AI idle behavior improvements</text:p>
          </table:table-cell>
          <table:table-cell table:number-columns-repeated="1013"/>
        </table:table-row>
        <table:table-row table:style-name="ro1">
          <table:table-cell office:value-type="date" office:date-value="2022-09-28" calcext:value-type="date">
            <text:p>09/28/22</text:p>
          </table:table-cell>
          <table:table-cell office:value-type="time" office:time-value="PT08H15M49.968S" calcext:value-type="time">
            <text:p>08:15 AM</text:p>
          </table:table-cell>
          <table:table-cell office:value-type="time" office:time-value="PT11H52M22.756S" calcext:value-type="time">
            <text:p>11:52 AM</text:p>
          </table:table-cell>
          <table:table-cell table:formula="of:=IF([.C249]-[.B249] &gt; 0; [.C249]-[.B249]; 0)" office:value-type="time" office:time-value="PT03H36M32.788S" calcext:value-type="time">
            <text:p>03:36</text:p>
          </table:table-cell>
          <table:table-cell table:style-name="ce3"/>
          <table:table-cell office:value-type="time" office:time-value="PT12H58M21.833S" calcext:value-type="time">
            <text:p>12:58 PM</text:p>
          </table:table-cell>
          <table:table-cell office:value-type="time" office:time-value="PT17H13M08.288S" calcext:value-type="time">
            <text:p>05:13 PM</text:p>
          </table:table-cell>
          <table:table-cell table:formula="of:=IF([.G249]-[.F249] &gt; 0; [.G249]-[.F249]; 0)" office:value-type="time" office:time-value="PT04H14M46.455S" calcext:value-type="time">
            <text:p>04:14</text:p>
          </table:table-cell>
          <table:table-cell table:formula="of:=[.D249]+[.H249]" office:value-type="time" office:time-value="PT07H51M19.243S" calcext:value-type="time">
            <text:p>07:51</text:p>
          </table:table-cell>
          <table:table-cell table:style-name="ce3"/>
          <table:table-cell office:value-type="string" calcext:value-type="string">
            <text:p>NPC color fixes &amp; RoomIndefinite consistency, secret text additions/tightening &amp; height variation, avatar non-resistance &amp; code cleanup, dialogue hardcoding &amp; callback function cleanups</text:p>
          </table:table-cell>
          <table:table-cell table:number-columns-repeated="1013"/>
        </table:table-row>
        <table:table-row table:style-name="ro1">
          <table:table-cell office:value-type="date" office:date-value="2022-09-29" calcext:value-type="date">
            <text:p>09/29/22</text:p>
          </table:table-cell>
          <table:table-cell office:value-type="time" office:time-value="PT08H02M17.996S" calcext:value-type="time">
            <text:p>08:02 AM</text:p>
          </table:table-cell>
          <table:table-cell office:value-type="time" office:time-value="PT13H01M01.285S" calcext:value-type="time">
            <text:p>01:01 PM</text:p>
          </table:table-cell>
          <table:table-cell table:formula="of:=IF([.C250]-[.B250] &gt; 0; [.C250]-[.B250]; 0)" office:value-type="time" office:time-value="PT04H58M43.289S" calcext:value-type="time">
            <text:p>04:58</text:p>
          </table:table-cell>
          <table:table-cell table:style-name="ce3"/>
          <table:table-cell office:value-type="time" office:time-value="PT14H03M26.14S" calcext:value-type="time">
            <text:p>02:03 PM</text:p>
          </table:table-cell>
          <table:table-cell office:value-type="time" office:time-value="PT17H23M28.411S" calcext:value-type="time">
            <text:p>05:23 PM</text:p>
          </table:table-cell>
          <table:table-cell table:formula="of:=IF([.G250]-[.F250] &gt; 0; [.G250]-[.F250]; 0)" office:value-type="time" office:time-value="PT03H20M02.271S" calcext:value-type="time">
            <text:p>03:20</text:p>
          </table:table-cell>
          <table:table-cell table:formula="of:=[.D250]+[.H250]" office:value-type="time" office:time-value="PT08H18M45.56S" calcext:value-type="time">
            <text:p>08:18</text:p>
          </table:table-cell>
          <table:table-cell table:style-name="ce3"/>
          <table:table-cell office:value-type="string" calcext:value-type="string">
            <text:p>Laundry chutes &amp; mid-run material collection, InteractDialogue → InteractNpc &amp; chute/merchant/miscellaneous fixes, key/chute softlock preven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30" calcext:value-type="date">
            <text:p>09/30/22</text:p>
          </table:table-cell>
          <table:table-cell table:style-name="ce15" office:value-type="time" office:time-value="PT08H01M50.373S" calcext:value-type="time">
            <text:p>08:01 AM</text:p>
          </table:table-cell>
          <table:table-cell table:style-name="ce15" office:value-type="time" office:time-value="PT11H47M11.716S" calcext:value-type="time">
            <text:p>11:47 AM</text:p>
          </table:table-cell>
          <table:table-cell table:style-name="ce18" table:formula="of:=IF([.C251]-[.B251] &gt; 0; [.C251]-[.B251]; 0)" office:value-type="time" office:time-value="PT03H45M21.343S" calcext:value-type="time">
            <text:p>03:45</text:p>
          </table:table-cell>
          <table:table-cell table:style-name="ce24"/>
          <table:table-cell table:style-name="ce15" office:value-type="time" office:time-value="PT12H53M52.859S" calcext:value-type="time">
            <text:p>12:53 PM</text:p>
          </table:table-cell>
          <table:table-cell table:style-name="ce15" office:value-type="time" office:time-value="PT17H19M28.015S" calcext:value-type="time">
            <text:p>05:19 PM</text:p>
          </table:table-cell>
          <table:table-cell table:style-name="ce18" table:formula="of:=IF([.G251]-[.F251] &gt; 0; [.G251]-[.F251]; 0)" office:value-type="time" office:time-value="PT04H25M35.156S" calcext:value-type="time">
            <text:p>04:25</text:p>
          </table:table-cell>
          <table:table-cell table:style-name="ce18" table:formula="of:=[.D251]+[.H251]" office:value-type="time" office:time-value="PT08H10M56.499S" calcext:value-type="time">
            <text:p>08:10</text:p>
          </table:table-cell>
          <table:table-cell table:style-name="ce24"/>
          <table:table-cell table:style-name="ce30" office:value-type="string" calcext:value-type="string">
            <text:p>Key/chute softlock prevention cleanup, AI targeting improvements, gradient fixes, exterior vines/mos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2]-[.B252] &gt; 0; [.C252]-[.B25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2]-[.F252] &gt; 0; [.G252]-[.F252]; 0)" office:value-type="time" office:time-value="PT00H00M00S" calcext:value-type="time">
            <text:p>00:00</text:p>
          </table:table-cell>
          <table:table-cell table:style-name="ce19" table:formula="of:=[.D252]+[.H25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7:.I252])" office:value-type="time" office:time-value="PT40H56M16.888S" calcext:value-type="time">
            <text:p>40:5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3/22 (MH)</text:p>
          </table:table-cell>
          <table:table-cell table:number-columns-repeated="2"/>
          <table:table-cell table:formula="of:=IF([.C253]-[.B253] &gt; 0; [.C253]-[.B25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3]-[.F253] &gt; 0; [.G253]-[.F253]; 0)" office:value-type="time" office:time-value="PT00H00M00S" calcext:value-type="time">
            <text:p>00:00</text:p>
          </table:table-cell>
          <table:table-cell table:formula="of:=[.D253]+[.H25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0-04" calcext:value-type="date">
            <text:p>10/04/22</text:p>
          </table:table-cell>
          <table:table-cell office:value-type="time" office:time-value="PT08H32M30.182S" calcext:value-type="time">
            <text:p>08:32 AM</text:p>
          </table:table-cell>
          <table:table-cell office:value-type="time" office:time-value="PT11H42M20.947S" calcext:value-type="time">
            <text:p>11:42 AM</text:p>
          </table:table-cell>
          <table:table-cell table:formula="of:=IF([.C254]-[.B254] &gt; 0; [.C254]-[.B254]; 0)" office:value-type="time" office:time-value="PT03H09M50.765S" calcext:value-type="time">
            <text:p>03:09</text:p>
          </table:table-cell>
          <table:table-cell table:style-name="ce3"/>
          <table:table-cell office:value-type="time" office:time-value="PT12H48M44.088S" calcext:value-type="time">
            <text:p>12:48 PM</text:p>
          </table:table-cell>
          <table:table-cell office:value-type="time" office:time-value="PT17H32M15.73S" calcext:value-type="time">
            <text:p>05:32 PM</text:p>
          </table:table-cell>
          <table:table-cell table:formula="of:=IF([.G254]-[.F254] &gt; 0; [.G254]-[.F254]; 0)" office:value-type="time" office:time-value="PT04H43M31.642S" calcext:value-type="time">
            <text:p>04:43</text:p>
          </table:table-cell>
          <table:table-cell table:formula="of:=[.D254]+[.H254]" office:value-type="time" office:time-value="PT07H53M22.407S" calcext:value-type="time">
            <text:p>07:53</text:p>
          </table:table-cell>
          <table:table-cell table:style-name="ce3"/>
          <table:table-cell office:value-type="string" calcext:value-type="string">
            <text:p>Exterior vines/moss cleanup/improvements, camera overview overhaul, door animation occlusion fixes, VFX smoke thinning/spread</text:p>
          </table:table-cell>
          <table:table-cell table:number-columns-repeated="1013"/>
        </table:table-row>
        <table:table-row table:style-name="ro1">
          <table:table-cell office:value-type="date" office:date-value="2022-10-05" calcext:value-type="date">
            <text:p>10/05/22</text:p>
          </table:table-cell>
          <table:table-cell office:value-type="time" office:time-value="PT08H06M12.324S" calcext:value-type="time">
            <text:p>08:06 AM</text:p>
          </table:table-cell>
          <table:table-cell office:value-type="time" office:time-value="PT12H11M54.661S" calcext:value-type="time">
            <text:p>12:11 PM</text:p>
          </table:table-cell>
          <table:table-cell table:formula="of:=IF([.C255]-[.B255] &gt; 0; [.C255]-[.B255]; 0)" office:value-type="time" office:time-value="PT04H05M42.337S" calcext:value-type="time">
            <text:p>04:05</text:p>
          </table:table-cell>
          <table:table-cell table:style-name="ce3"/>
          <table:table-cell office:value-type="time" office:time-value="PT13H12M56.043S" calcext:value-type="time">
            <text:p>01:12 PM</text:p>
          </table:table-cell>
          <table:table-cell office:value-type="time" office:time-value="PT17H08M09.47S" calcext:value-type="time">
            <text:p>05:08 PM</text:p>
          </table:table-cell>
          <table:table-cell table:formula="of:=IF([.G255]-[.F255] &gt; 0; [.G255]-[.F255]; 0)" office:value-type="time" office:time-value="PT03H55M13.427S" calcext:value-type="time">
            <text:p>03:55</text:p>
          </table:table-cell>
          <table:table-cell table:formula="of:=[.D255]+[.H255]" office:value-type="time" office:time-value="PT08H00M55.764S" calcext:value-type="time">
            <text:p>08:00</text:p>
          </table:table-cell>
          <table:table-cell table:style-name="ce3"/>
          <table:table-cell office:value-type="string" calcext:value-type="string">
            <text:p>VFX smoke cleanup, puzzle per-split difficulty, item duplicate rares prevention, LockController.KeyStats &amp; key count fix</text:p>
          </table:table-cell>
          <table:table-cell table:number-columns-repeated="1013"/>
        </table:table-row>
        <table:table-row table:style-name="ro1">
          <table:table-cell office:value-type="date" office:date-value="2022-10-06" calcext:value-type="date">
            <text:p>10/06/22</text:p>
          </table:table-cell>
          <table:table-cell office:value-type="time" office:time-value="PT08H13M18.018S" calcext:value-type="time">
            <text:p>08:13 AM</text:p>
          </table:table-cell>
          <table:table-cell office:value-type="time" office:time-value="PT13H14M35.515S" calcext:value-type="time">
            <text:p>01:14 PM</text:p>
          </table:table-cell>
          <table:table-cell table:formula="of:=IF([.C256]-[.B256] &gt; 0; [.C256]-[.B256]; 0)" office:value-type="time" office:time-value="PT05H01M17.497S" calcext:value-type="time">
            <text:p>05:01</text:p>
          </table:table-cell>
          <table:table-cell table:style-name="ce3"/>
          <table:table-cell office:value-type="time" office:time-value="PT13H27M52.831S" calcext:value-type="time">
            <text:p>01:27 PM</text:p>
          </table:table-cell>
          <table:table-cell office:value-type="time" office:time-value="PT16H38M25.886S" calcext:value-type="time">
            <text:p>04:38 PM</text:p>
          </table:table-cell>
          <table:table-cell table:formula="of:=IF([.G256]-[.F256] &gt; 0; [.G256]-[.F256]; 0)" office:value-type="time" office:time-value="PT03H10M33.055S" calcext:value-type="time">
            <text:p>03:10</text:p>
          </table:table-cell>
          <table:table-cell table:formula="of:=[.D256]+[.H256]" office:value-type="time" office:time-value="PT08H11M50.552S" calcext:value-type="time">
            <text:p>08:11</text:p>
          </table:table-cell>
          <table:table-cell table:style-name="ce3"/>
          <table:table-cell office:value-type="string" calcext:value-type="string">
            <text:p>Vines/moss position assert / normals fixes, vine/moss correct stenciling! Rendering/ subdirectories, exterior materials cleanup, window trigger tightening &amp; camera lookahead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10/7/22 (sick)</text:p>
          </table:table-cell>
          <table:table-cell table:style-name="ce15" table:number-columns-repeated="2"/>
          <table:table-cell table:style-name="ce18" table:formula="of:=IF([.C257]-[.B257] &gt; 0; [.C257]-[.B25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57]-[.F257] &gt; 0; [.G257]-[.F257]; 0)" office:value-type="time" office:time-value="PT00H00M00S" calcext:value-type="time">
            <text:p>00:00</text:p>
          </table:table-cell>
          <table:table-cell table:style-name="ce18" table:formula="of:=[.D257]+[.H25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8]-[.B258] &gt; 0; [.C258]-[.B25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8]-[.F258] &gt; 0; [.G258]-[.F258]; 0)" office:value-type="time" office:time-value="PT00H00M00S" calcext:value-type="time">
            <text:p>00:00</text:p>
          </table:table-cell>
          <table:table-cell table:style-name="ce19" table:formula="of:=[.D258]+[.H25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3:.I258])" office:value-type="time" office:time-value="PT24H06M08.723S" calcext:value-type="time">
            <text:p>24:0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10/22 (Columbus)</text:p>
          </table:table-cell>
          <table:table-cell table:number-columns-repeated="2"/>
          <table:table-cell table:formula="of:=IF([.C259]-[.B259] &gt; 0; [.C259]-[.B25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9]-[.F259] &gt; 0; [.G259]-[.F259]; 0)" office:value-type="time" office:time-value="PT00H00M00S" calcext:value-type="time">
            <text:p>00:00</text:p>
          </table:table-cell>
          <table:table-cell table:formula="of:=[.D259]+[.H25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0-11" calcext:value-type="date">
            <text:p>10/11/22</text:p>
          </table:table-cell>
          <table:table-cell office:value-type="time" office:time-value="PT08H43M04.185S" calcext:value-type="time">
            <text:p>08:43 AM</text:p>
          </table:table-cell>
          <table:table-cell office:value-type="time" office:time-value="PT13H16M35.202S" calcext:value-type="time">
            <text:p>01:16 PM</text:p>
          </table:table-cell>
          <table:table-cell table:formula="of:=IF([.C260]-[.B260] &gt; 0; [.C260]-[.B260]; 0)" office:value-type="time" office:time-value="PT04H33M31.017S" calcext:value-type="time">
            <text:p>04:33</text:p>
          </table:table-cell>
          <table:table-cell table:style-name="ce3"/>
          <table:table-cell office:value-type="time" office:time-value="PT14H21M40.738S" calcext:value-type="time">
            <text:p>02:21 PM</text:p>
          </table:table-cell>
          <table:table-cell office:value-type="time" office:time-value="PT17H45M29.222S" calcext:value-type="time">
            <text:p>05:45 PM</text:p>
          </table:table-cell>
          <table:table-cell table:formula="of:=IF([.G260]-[.F260] &gt; 0; [.G260]-[.F260]; 0)" office:value-type="time" office:time-value="PT03H23M48.484S" calcext:value-type="time">
            <text:p>03:23</text:p>
          </table:table-cell>
          <table:table-cell table:formula="of:=[.D260]+[.H260]" office:value-type="time" office:time-value="PT07H57M19.501S" calcext:value-type="time">
            <text:p>07:57</text:p>
          </table:table-cell>
          <table:table-cell table:style-name="ce3"/>
          <table:table-cell office:value-type="string" calcext:value-type="string">
            <text:p>Laser damage improvements &amp; damage merge, laser smoke VFX, damage types &amp; immunities/vulnerabilities</text:p>
          </table:table-cell>
          <table:table-cell table:number-columns-repeated="1013"/>
        </table:table-row>
        <table:table-row table:style-name="ro1">
          <table:table-cell office:value-type="date" office:date-value="2022-10-12" calcext:value-type="date">
            <text:p>10/12/22</text:p>
          </table:table-cell>
          <table:table-cell office:value-type="time" office:time-value="PT08H36M57.706S" calcext:value-type="time">
            <text:p>08:36 AM</text:p>
          </table:table-cell>
          <table:table-cell office:value-type="time" office:time-value="PT12H31M48.114S" calcext:value-type="time">
            <text:p>12:31 PM</text:p>
          </table:table-cell>
          <table:table-cell table:formula="of:=IF([.C261]-[.B261] &gt; 0; [.C261]-[.B261]; 0)" office:value-type="time" office:time-value="PT03H54M50.408S" calcext:value-type="time">
            <text:p>03:54</text:p>
          </table:table-cell>
          <table:table-cell table:style-name="ce3"/>
          <table:table-cell office:value-type="time" office:time-value="PT13H40M23.449S" calcext:value-type="time">
            <text:p>01:40 PM</text:p>
          </table:table-cell>
          <table:table-cell office:value-type="time" office:time-value="PT15H20M07.774S" calcext:value-type="time">
            <text:p>03:20 PM</text:p>
          </table:table-cell>
          <table:table-cell table:formula="of:=IF([.G261]-[.F261] &gt; 0; [.G261]-[.F261]; 0)" office:value-type="time" office:time-value="PT01H39M44.325S" calcext:value-type="time">
            <text:p>01:39</text:p>
          </table:table-cell>
          <table:table-cell table:formula="of:=[.D261]+[.H261]" office:value-type="time" office:time-value="PT05H34M34.733S" calcext:value-type="time">
            <text:p>05:34</text:p>
          </table:table-cell>
          <table:table-cell table:style-name="ce3"/>
          <table:table-cell office:value-type="string" calcext:value-type="string">
            <text:p>Arm jab throwing, damage type fixes/expansions, dialogue for damage types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262]-[.B262] &gt; 0; [.C262]-[.B262]; 0)" office:value-type="time" office:time-value="PT00H00M00S" calcext:value-type="time">
            <text:p>00:00</text:p>
          </table:table-cell>
          <table:table-cell table:style-name="ce3"/>
          <table:table-cell office:value-type="time" office:time-value="PT16H42M30.666S" calcext:value-type="time">
            <text:p>04:42 PM</text:p>
          </table:table-cell>
          <table:table-cell office:value-type="time" office:time-value="PT17H40M04.895S" calcext:value-type="time">
            <text:p>05:40 PM</text:p>
          </table:table-cell>
          <table:table-cell table:formula="of:=IF([.G262]-[.F262] &gt; 0; [.G262]-[.F262]; 0)" office:value-type="time" office:time-value="PT00H57M34.229S" calcext:value-type="time">
            <text:p>00:57</text:p>
          </table:table-cell>
          <table:table-cell table:formula="of:=[.D262]+[.H262]" office:value-type="time" office:time-value="PT00H57M34.229S" calcext:value-type="time">
            <text:p>00:57</text:p>
          </table:table-cell>
          <table:table-cell table:style-name="ce3"/>
          <table:table-cell office:value-type="string" calcext:value-type="string">
            <text:p>frog tongue melee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13" calcext:value-type="date">
            <text:p>10/13/22</text:p>
          </table:table-cell>
          <table:table-cell table:style-name="ce15" office:value-type="time" office:time-value="PT08H32M34.531S" calcext:value-type="time">
            <text:p>08:32 AM</text:p>
          </table:table-cell>
          <table:table-cell table:style-name="ce15" office:value-type="time" office:time-value="PT12H30M53.351S" calcext:value-type="time">
            <text:p>12:30 PM</text:p>
          </table:table-cell>
          <table:table-cell table:style-name="ce18" table:formula="of:=IF([.C263]-[.B263] &gt; 0; [.C263]-[.B263]; 0)" office:value-type="time" office:time-value="PT03H58M18.82S" calcext:value-type="time">
            <text:p>03:58</text:p>
          </table:table-cell>
          <table:table-cell table:style-name="ce24"/>
          <table:table-cell table:style-name="ce15" office:value-type="time" office:time-value="PT13H31M50.08S" calcext:value-type="time">
            <text:p>01:31 PM</text:p>
          </table:table-cell>
          <table:table-cell table:style-name="ce15" office:value-type="time" office:time-value="PT17H31M08.164S" calcext:value-type="time">
            <text:p>05:31 PM</text:p>
          </table:table-cell>
          <table:table-cell table:style-name="ce18" table:formula="of:=IF([.G263]-[.F263] &gt; 0; [.G263]-[.F263]; 0)" office:value-type="time" office:time-value="PT03H59M18.084S" calcext:value-type="time">
            <text:p>03:59</text:p>
          </table:table-cell>
          <table:table-cell table:style-name="ce18" table:formula="of:=[.D263]+[.H263]" office:value-type="time" office:time-value="PT07H57M36.904S" calcext:value-type="time">
            <text:p>07:57</text:p>
          </table:table-cell>
          <table:table-cell table:style-name="ce24"/>
          <table:table-cell table:style-name="ce30" office:value-type="string" calcext:value-type="string">
            <text:p>Frog tongue melee cleanup, UI/world simultaneous controls &amp; fixes, UI health outline consistency, lock placement/overlap fixes</text:p>
          </table:table-cell>
          <table:table-cell table:number-columns-repeated="1013"/>
        </table:table-row>
        <table:table-row table:style-name="ro1">
          <table:table-cell table:style-name="ce10" office:value-type="date" office:date-value="2022-10-14" calcext:value-type="date">
            <text:p>10/14/22</text:p>
          </table:table-cell>
          <table:table-cell table:style-name="ce16" office:value-type="time" office:time-value="PT08H30M32.727S" calcext:value-type="time">
            <text:p>08:30 AM</text:p>
          </table:table-cell>
          <table:table-cell table:style-name="ce16" office:value-type="time" office:time-value="PT13H12M15.336S" calcext:value-type="time">
            <text:p>01:12 PM</text:p>
          </table:table-cell>
          <table:table-cell table:style-name="ce19" table:formula="of:=IF([.C264]-[.B264] &gt; 0; [.C264]-[.B264]; 0)" office:value-type="time" office:time-value="PT04H41M42.609S" calcext:value-type="time">
            <text:p>04:41</text:p>
          </table:table-cell>
          <table:table-cell table:style-name="ce25"/>
          <table:table-cell table:style-name="ce16" office:value-type="time" office:time-value="PT14H19M47.657S" calcext:value-type="time">
            <text:p>02:19 PM</text:p>
          </table:table-cell>
          <table:table-cell table:style-name="ce16" office:value-type="time" office:time-value="PT17H56M03.488S" calcext:value-type="time">
            <text:p>05:56 PM</text:p>
          </table:table-cell>
          <table:table-cell table:style-name="ce19" table:formula="of:=IF([.G264]-[.F264] &gt; 0; [.G264]-[.F264]; 0)" office:value-type="time" office:time-value="PT03H36M15.831S" calcext:value-type="time">
            <text:p>03:36</text:p>
          </table:table-cell>
          <table:table-cell table:style-name="ce19" table:formula="of:=[.D264]+[.H264]" office:value-type="time" office:time-value="PT08H17M58.44S" calcext:value-type="time">
            <text:p>08:17</text:p>
          </table:table-cell>
          <table:table-cell table:style-name="ce25"/>
          <table:table-cell table:style-name="ce31" office:value-type="string" calcext:value-type="string">
            <text:p>Skulls textures, final secret/zone/boss! final path color keying</text:p>
          </table:table-cell>
          <table:table-cell table:style-name="ce35" table:formula="of:=SUM([.I259:.I264])" office:value-type="time" office:time-value="PT30H45M03.807S" calcext:value-type="time">
            <text:p>30:45</text:p>
          </table:table-cell>
          <table:table-cell table:number-columns-repeated="1012"/>
        </table:table-row>
        <table:table-row table:style-name="ro1">
          <table:table-cell office:value-type="date" office:date-value="2022-10-17" calcext:value-type="date">
            <text:p>10/17/22</text:p>
          </table:table-cell>
          <table:table-cell office:value-type="time" office:time-value="PT08H25M22.503S" calcext:value-type="time">
            <text:p>08:25 AM</text:p>
          </table:table-cell>
          <table:table-cell office:value-type="time" office:time-value="PT12H03M33.76S" calcext:value-type="time">
            <text:p>12:03 PM</text:p>
          </table:table-cell>
          <table:table-cell table:formula="of:=IF([.C265]-[.B265] &gt; 0; [.C265]-[.B265]; 0)" office:value-type="time" office:time-value="PT03H38M11.257S" calcext:value-type="time">
            <text:p>03:38</text:p>
          </table:table-cell>
          <table:table-cell table:style-name="ce3"/>
          <table:table-cell office:value-type="time" office:time-value="PT13H25M43.681S" calcext:value-type="time">
            <text:p>01:25 PM</text:p>
          </table:table-cell>
          <table:table-cell office:value-type="time" office:time-value="PT17H55M16.561S" calcext:value-type="time">
            <text:p>05:55 PM</text:p>
          </table:table-cell>
          <table:table-cell table:formula="of:=IF([.G265]-[.F265] &gt; 0; [.G265]-[.F265]; 0)" office:value-type="time" office:time-value="PT04H29M32.88S" calcext:value-type="time">
            <text:p>04:29</text:p>
          </table:table-cell>
          <table:table-cell table:formula="of:=[.D265]+[.H265]" office:value-type="time" office:time-value="PT08H07M44.137S" calcext:value-type="time">
            <text:p>08:07</text:p>
          </table:table-cell>
          <table:table-cell table:style-name="ce3"/>
          <table:table-cell office:value-type="string" calcext:value-type="string">
            <text:p>Computer de-dust, final path color indicators, final boss WIP!</text:p>
          </table:table-cell>
          <table:table-cell table:number-columns-repeated="1013"/>
        </table:table-row>
        <table:table-row table:style-name="ro1">
          <table:table-cell office:value-type="date" office:date-value="2022-10-18" calcext:value-type="date">
            <text:p>10/18/22</text:p>
          </table:table-cell>
          <table:table-cell office:value-type="time" office:time-value="PT08H04M13.566S" calcext:value-type="time">
            <text:p>08:04 AM</text:p>
          </table:table-cell>
          <table:table-cell office:value-type="time" office:time-value="PT13H29M31.153S" calcext:value-type="time">
            <text:p>01:29 PM</text:p>
          </table:table-cell>
          <table:table-cell table:formula="of:=IF([.C266]-[.B266] &gt; 0; [.C266]-[.B266]; 0)" office:value-type="time" office:time-value="PT05H25M17.587S" calcext:value-type="time">
            <text:p>05:25</text:p>
          </table:table-cell>
          <table:table-cell table:style-name="ce3"/>
          <table:table-cell office:value-type="time" office:time-value="PT14H31M59.707S" calcext:value-type="time">
            <text:p>02:31 PM</text:p>
          </table:table-cell>
          <table:table-cell office:value-type="time" office:time-value="PT17H53M40.181S" calcext:value-type="time">
            <text:p>05:53 PM</text:p>
          </table:table-cell>
          <table:table-cell table:formula="of:=IF([.G266]-[.F266] &gt; 0; [.G266]-[.F266]; 0)" office:value-type="time" office:time-value="PT03H21M40.474S" calcext:value-type="time">
            <text:p>03:21</text:p>
          </table:table-cell>
          <table:table-cell table:formula="of:=[.D266]+[.H266]" office:value-type="time" office:time-value="PT08H46M58.061S" calcext:value-type="time">
            <text:p>08:46</text:p>
          </table:table-cell>
          <table:table-cell table:style-name="ce3"/>
          <table:table-cell office:value-type="string" calcext:value-type="string">
            <text:p>Final boss WIP cleanup, final boss slam attacks, final boss fixes</text:p>
          </table:table-cell>
          <table:table-cell table:number-columns-repeated="1013"/>
        </table:table-row>
        <table:table-row table:style-name="ro1">
          <table:table-cell office:value-type="date" office:date-value="2022-10-19" calcext:value-type="date">
            <text:p>10/19/22</text:p>
          </table:table-cell>
          <table:table-cell office:value-type="time" office:time-value="PT08H19M20.292S" calcext:value-type="time">
            <text:p>08:19 AM</text:p>
          </table:table-cell>
          <table:table-cell office:value-type="time" office:time-value="PT14H10M59.179S" calcext:value-type="time">
            <text:p>02:10 PM</text:p>
          </table:table-cell>
          <table:table-cell table:formula="of:=IF([.C267]-[.B267] &gt; 0; [.C267]-[.B267]; 0)" office:value-type="time" office:time-value="PT05H51M38.887S" calcext:value-type="time">
            <text:p>05:51</text:p>
          </table:table-cell>
          <table:table-cell table:style-name="ce3"/>
          <table:table-cell office:value-type="time" office:time-value="PT15H18M24.261S" calcext:value-type="time">
            <text:p>03:18 PM</text:p>
          </table:table-cell>
          <table:table-cell office:value-type="time" office:time-value="PT16H54M20.911S" calcext:value-type="time">
            <text:p>04:54 PM</text:p>
          </table:table-cell>
          <table:table-cell table:formula="of:=IF([.G267]-[.F267] &gt; 0; [.G267]-[.F267]; 0)" office:value-type="time" office:time-value="PT01H35M56.65S" calcext:value-type="time">
            <text:p>01:35</text:p>
          </table:table-cell>
          <table:table-cell table:formula="of:=[.D267]+[.H267]" office:value-type="time" office:time-value="PT07H27M35.537S" calcext:value-type="time">
            <text:p>07:27</text:p>
          </table:table-cell>
          <table:table-cell table:style-name="ce3"/>
          <table:table-cell office:value-type="string" calcext:value-type="string">
            <text:p>Final boss normals &amp; visual fixes, final boss non-resistance ending &amp; attack frequency fix/tweak, Credits scene</text:p>
          </table:table-cell>
          <table:table-cell table:number-columns-repeated="1013"/>
        </table:table-row>
        <table:table-row table:style-name="ro1">
          <table:table-cell office:value-type="date" office:date-value="2022-10-20" calcext:value-type="date">
            <text:p>10/20/22</text:p>
          </table:table-cell>
          <table:table-cell office:value-type="time" office:time-value="PT08H09M37.1S" calcext:value-type="time">
            <text:p>08:09 AM</text:p>
          </table:table-cell>
          <table:table-cell office:value-type="time" office:time-value="PT12H10M16.831S" calcext:value-type="time">
            <text:p>12:10 PM</text:p>
          </table:table-cell>
          <table:table-cell table:formula="of:=IF([.C268]-[.B268] &gt; 0; [.C268]-[.B268]; 0)" office:value-type="time" office:time-value="PT04H00M39.731S" calcext:value-type="time">
            <text:p>04:00</text:p>
          </table:table-cell>
          <table:table-cell table:style-name="ce3"/>
          <table:table-cell office:value-type="time" office:time-value="PT13H14M46.102S" calcext:value-type="time">
            <text:p>01:14 PM</text:p>
          </table:table-cell>
          <table:table-cell office:value-type="time" office:time-value="PT17H07M34.846S" calcext:value-type="time">
            <text:p>05:07 PM</text:p>
          </table:table-cell>
          <table:table-cell table:formula="of:=IF([.G268]-[.F268] &gt; 0; [.G268]-[.F268]; 0)" office:value-type="time" office:time-value="PT03H52M48.744S" calcext:value-type="time">
            <text:p>03:52</text:p>
          </table:table-cell>
          <table:table-cell table:formula="of:=[.D268]+[.H268]" office:value-type="time" office:time-value="PT07H53M28.475S" calcext:value-type="time">
            <text:p>07:53</text:p>
          </table:table-cell>
          <table:table-cell table:style-name="ce3"/>
          <table:table-cell office:value-type="string" calcext:value-type="string">
            <text:p>Credits rooms decorations, credits music &amp; auto-camera! credits expansion, furniture invalid placement fix, chest locked&amp;empty preven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21" calcext:value-type="date">
            <text:p>10/21/22</text:p>
          </table:table-cell>
          <table:table-cell table:style-name="ce15" office:value-type="time" office:time-value="PT08H09M55.358S" calcext:value-type="time">
            <text:p>08:09 AM</text:p>
          </table:table-cell>
          <table:table-cell table:style-name="ce15" office:value-type="time" office:time-value="PT13H23M13.005S" calcext:value-type="time">
            <text:p>01:23 PM</text:p>
          </table:table-cell>
          <table:table-cell table:style-name="ce18" table:formula="of:=IF([.C269]-[.B269] &gt; 0; [.C269]-[.B269]; 0)" office:value-type="time" office:time-value="PT05H13M17.647S" calcext:value-type="time">
            <text:p>05:13</text:p>
          </table:table-cell>
          <table:table-cell table:style-name="ce24"/>
          <table:table-cell table:style-name="ce15" office:value-type="time" office:time-value="PT14H15M56.645S" calcext:value-type="time">
            <text:p>02:15 PM</text:p>
          </table:table-cell>
          <table:table-cell table:style-name="ce15" office:value-type="time" office:time-value="PT17H25M08.539S" calcext:value-type="time">
            <text:p>05:25 PM</text:p>
          </table:table-cell>
          <table:table-cell table:style-name="ce18" table:formula="of:=IF([.G269]-[.F269] &gt; 0; [.G269]-[.F269]; 0)" office:value-type="time" office:time-value="PT03H09M11.894S" calcext:value-type="time">
            <text:p>03:09</text:p>
          </table:table-cell>
          <table:table-cell table:style-name="ce18" table:formula="of:=[.D269]+[.H269]" office:value-type="time" office:time-value="PT08H22M29.541S" calcext:value-type="time">
            <text:p>08:22</text:p>
          </table:table-cell>
          <table:table-cell table:style-name="ce24"/>
          <table:table-cell table:style-name="ce30" office:value-type="string" calcext:value-type="string">
            <text:p>AI avatar-independent targeting &amp; furniture beneath room fix, credits NPCs &amp; enemies! credits fixes &amp; “pause” menu, AI melee break/take fi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70]-[.B270] &gt; 0; [.C270]-[.B27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70]-[.F270] &gt; 0; [.G270]-[.F270]; 0)" office:value-type="time" office:time-value="PT00H00M00S" calcext:value-type="time">
            <text:p>00:00</text:p>
          </table:table-cell>
          <table:table-cell table:style-name="ce19" table:formula="of:=[.D270]+[.H27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65:.I270])" office:value-type="time" office:time-value="PT40H38M15.751S" calcext:value-type="time">
            <text:p>40:38</text:p>
          </table:table-cell>
          <table:table-cell table:number-columns-repeated="1012"/>
        </table:table-row>
        <table:table-row table:style-name="ro1">
          <table:table-cell office:value-type="date" office:date-value="2022-10-24" calcext:value-type="date">
            <text:p>10/24/22</text:p>
          </table:table-cell>
          <table:table-cell office:value-type="time" office:time-value="PT08H32M32.794S" calcext:value-type="time">
            <text:p>08:32 AM</text:p>
          </table:table-cell>
          <table:table-cell office:value-type="time" office:time-value="PT12H52M42.429S" calcext:value-type="time">
            <text:p>12:52 PM</text:p>
          </table:table-cell>
          <table:table-cell table:formula="of:=IF([.C271]-[.B271] &gt; 0; [.C271]-[.B271]; 0)" office:value-type="time" office:time-value="PT04H20M09.635S" calcext:value-type="time">
            <text:p>04:20</text:p>
          </table:table-cell>
          <table:table-cell table:style-name="ce3"/>
          <table:table-cell office:value-type="time" office:time-value="PT13H50M38.066S" calcext:value-type="time">
            <text:p>01:50 PM</text:p>
          </table:table-cell>
          <table:table-cell office:value-type="time" office:time-value="PT17H36M52.244S" calcext:value-type="time">
            <text:p>05:36 PM</text:p>
          </table:table-cell>
          <table:table-cell table:formula="of:=IF([.G271]-[.F271] &gt; 0; [.G271]-[.F271]; 0)" office:value-type="time" office:time-value="PT03H46M14.178S" calcext:value-type="time">
            <text:p>03:46</text:p>
          </table:table-cell>
          <table:table-cell table:formula="of:=[.D271]+[.H271]" office:value-type="time" office:time-value="PT08H06M23.813S" calcext:value-type="time">
            <text:p>08:06</text:p>
          </table:table-cell>
          <table:table-cell table:style-name="ce3"/>
          <table:table-cell office:value-type="string" calcext:value-type="string">
            <text:p>Room cutbacks above entry, restart controls fix, prefab type conversions, NPC guide dialogue updates, start text updates/polish, hourglass timer</text:p>
          </table:table-cell>
          <table:table-cell table:number-columns-repeated="1013"/>
        </table:table-row>
        <table:table-row table:style-name="ro1">
          <table:table-cell office:value-type="date" office:date-value="2022-10-25" calcext:value-type="date">
            <text:p>10/25/22</text:p>
          </table:table-cell>
          <table:table-cell office:value-type="time" office:time-value="PT08H08M10.348S" calcext:value-type="time">
            <text:p>08:08 AM</text:p>
          </table:table-cell>
          <table:table-cell office:value-type="time" office:time-value="PT13H46M23.611S" calcext:value-type="time">
            <text:p>01:46 PM</text:p>
          </table:table-cell>
          <table:table-cell table:formula="of:=IF([.C272]-[.B272] &gt; 0; [.C272]-[.B272]; 0)" office:value-type="time" office:time-value="PT05H38M13.263S" calcext:value-type="time">
            <text:p>05:38</text:p>
          </table:table-cell>
          <table:table-cell table:style-name="ce3"/>
          <table:table-cell office:value-type="time" office:time-value="PT14H44M19.995S" calcext:value-type="time">
            <text:p>02:44 PM</text:p>
          </table:table-cell>
          <table:table-cell office:value-type="time" office:time-value="PT17H22M29.197S" calcext:value-type="time">
            <text:p>05:22 PM</text:p>
          </table:table-cell>
          <table:table-cell table:formula="of:=IF([.G272]-[.F272] &gt; 0; [.G272]-[.F272]; 0)" office:value-type="time" office:time-value="PT02H38M09.202S" calcext:value-type="time">
            <text:p>02:38</text:p>
          </table:table-cell>
          <table:table-cell table:formula="of:=[.D272]+[.H272]" office:value-type="time" office:time-value="PT08H16M22.465S" calcext:value-type="time">
            <text:p>08:16</text:p>
          </table:table-cell>
          <table:table-cell table:style-name="ce3"/>
          <table:table-cell office:value-type="string" calcext:value-type="string">
            <text:p>Hourglass timer fixes/cleanup, scene change fade transitions!</text:p>
          </table:table-cell>
          <table:table-cell table:number-columns-repeated="1013"/>
        </table:table-row>
        <table:table-row table:style-name="ro1">
          <table:table-cell office:value-type="date" office:date-value="2022-10-26" calcext:value-type="date">
            <text:p>10/26/22</text:p>
          </table:table-cell>
          <table:table-cell office:value-type="time" office:time-value="PT08H18M59.506S" calcext:value-type="time">
            <text:p>08:18 AM</text:p>
          </table:table-cell>
          <table:table-cell office:value-type="time" office:time-value="PT13H18M07.614S" calcext:value-type="time">
            <text:p>01:18 PM</text:p>
          </table:table-cell>
          <table:table-cell table:formula="of:=IF([.C273]-[.B273] &gt; 0; [.C273]-[.B273]; 0)" office:value-type="time" office:time-value="PT04H59M08.108S" calcext:value-type="time">
            <text:p>04:59</text:p>
          </table:table-cell>
          <table:table-cell table:style-name="ce3"/>
          <table:table-cell office:value-type="time" office:time-value="PT14H18M11.534S" calcext:value-type="time">
            <text:p>02:18 PM</text:p>
          </table:table-cell>
          <table:table-cell office:value-type="time" office:time-value="PT16H48M02.487S" calcext:value-type="time">
            <text:p>04:48 PM</text:p>
          </table:table-cell>
          <table:table-cell table:formula="of:=IF([.G273]-[.F273] &gt; 0; [.G273]-[.F273]; 0)" office:value-type="time" office:time-value="PT02H29M50.953S" calcext:value-type="time">
            <text:p>02:29</text:p>
          </table:table-cell>
          <table:table-cell table:formula="of:=[.D273]+[.H273]" office:value-type="time" office:time-value="PT07H28M59.061S" calcext:value-type="time">
            <text:p>07:28</text:p>
          </table:table-cell>
          <table:table-cell table:style-name="ce3"/>
          <table:table-cell office:value-type="string" calcext:value-type="string">
            <text:p>Scene fade cleanup, dialogue reply scrolling, ladder spawn position fixes, event carryover prevention, torch-in-sconce collision prevention</text:p>
          </table:table-cell>
          <table:table-cell table:number-columns-repeated="1013"/>
        </table:table-row>
        <table:table-row table:style-name="ro1">
          <table:table-cell office:value-type="date" office:date-value="2022-10-27" calcext:value-type="date">
            <text:p>10/27/22</text:p>
          </table:table-cell>
          <table:table-cell office:value-type="time" office:time-value="PT08H09M34.04S" calcext:value-type="time">
            <text:p>08:09 AM</text:p>
          </table:table-cell>
          <table:table-cell office:value-type="time" office:time-value="PT12H19M07.881S" calcext:value-type="time">
            <text:p>12:19 PM</text:p>
          </table:table-cell>
          <table:table-cell table:formula="of:=IF([.C274]-[.B274] &gt; 0; [.C274]-[.B274]; 0)" office:value-type="time" office:time-value="PT04H09M33.841S" calcext:value-type="time">
            <text:p>04:09</text:p>
          </table:table-cell>
          <table:table-cell table:style-name="ce3"/>
          <table:table-cell office:value-type="time" office:time-value="PT13H23M37.444S" calcext:value-type="time">
            <text:p>01:23 PM</text:p>
          </table:table-cell>
          <table:table-cell office:value-type="time" office:time-value="PT17H31M27.259S" calcext:value-type="time">
            <text:p>05:31 PM</text:p>
          </table:table-cell>
          <table:table-cell table:formula="of:=IF([.G274]-[.F274] &gt; 0; [.G274]-[.F274]; 0)" office:value-type="time" office:time-value="PT04H07M49.815S" calcext:value-type="time">
            <text:p>04:07</text:p>
          </table:table-cell>
          <table:table-cell table:formula="of:=[.D274]+[.H274]" office:value-type="time" office:time-value="PT08H17M23.656S" calcext:value-type="time">
            <text:p>08:17</text:p>
          </table:table-cell>
          <table:table-cell table:style-name="ce3"/>
          <table:table-cell office:value-type="string" calcext:value-type="string">
            <text:p>Per-material footstep/land SFX! fireplace pokers, loading screen tips, RoomType cleanup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28" calcext:value-type="date">
            <text:p>10/28/22</text:p>
          </table:table-cell>
          <table:table-cell table:style-name="ce15" office:value-type="time" office:time-value="PT07H55M46.528S" calcext:value-type="time">
            <text:p>07:55 AM</text:p>
          </table:table-cell>
          <table:table-cell table:style-name="ce15" office:value-type="time" office:time-value="PT13H35M50.309S" calcext:value-type="time">
            <text:p>01:35 PM</text:p>
          </table:table-cell>
          <table:table-cell table:style-name="ce18" table:formula="of:=IF([.C275]-[.B275] &gt; 0; [.C275]-[.B275]; 0)" office:value-type="time" office:time-value="PT05H40M03.781S" calcext:value-type="time">
            <text:p>05:40</text:p>
          </table:table-cell>
          <table:table-cell table:style-name="ce24"/>
          <table:table-cell table:style-name="ce15" office:value-type="time" office:time-value="PT14H38M26.087S" calcext:value-type="time">
            <text:p>02:38 PM</text:p>
          </table:table-cell>
          <table:table-cell table:style-name="ce15" office:value-type="time" office:time-value="PT16H58M58.87S" calcext:value-type="time">
            <text:p>04:58 PM</text:p>
          </table:table-cell>
          <table:table-cell table:style-name="ce18" table:formula="of:=IF([.G275]-[.F275] &gt; 0; [.G275]-[.F275]; 0)" office:value-type="time" office:time-value="PT02H20M32.783S" calcext:value-type="time">
            <text:p>02:20</text:p>
          </table:table-cell>
          <table:table-cell table:style-name="ce18" table:formula="of:=[.D275]+[.H275]" office:value-type="time" office:time-value="PT08H00M36.564S" calcext:value-type="time">
            <text:p>08:00</text:p>
          </table:table-cell>
          <table:table-cell table:style-name="ce24"/>
          <table:table-cell table:style-name="ce30" office:value-type="string" calcext:value-type="string">
            <text:p>Music fade &amp; ladder gate fixes &amp; tip additions/tweaks, lock/key weights, lightbulb damage type &amp; attach/detach fixes, rope ladder trigger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76]-[.B276] &gt; 0; [.C276]-[.B27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76]-[.F276] &gt; 0; [.G276]-[.F276]; 0)" office:value-type="time" office:time-value="PT00H00M00S" calcext:value-type="time">
            <text:p>00:00</text:p>
          </table:table-cell>
          <table:table-cell table:style-name="ce19" table:formula="of:=[.D276]+[.H27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71:.I276])" office:value-type="time" office:time-value="PT40H09M45.559S" calcext:value-type="time">
            <text:p>40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31/22 (All Hallows’ Eve)</text:p>
          </table:table-cell>
          <table:table-cell table:number-columns-repeated="2"/>
          <table:table-cell table:formula="of:=IF([.C277]-[.B277] &gt; 0; [.C277]-[.B27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7]-[.F277] &gt; 0; [.G277]-[.F277]; 0)" office:value-type="time" office:time-value="PT00H00M00S" calcext:value-type="time">
            <text:p>00:00</text:p>
          </table:table-cell>
          <table:table-cell table:formula="of:=[.D277]+[.H27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1/22 (All Saints’)</text:p>
          </table:table-cell>
          <table:table-cell table:number-columns-repeated="2"/>
          <table:table-cell table:formula="of:=IF([.C278]-[.B278] &gt; 0; [.C278]-[.B27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8]-[.F278] &gt; 0; [.G278]-[.F278]; 0)" office:value-type="time" office:time-value="PT00H00M00S" calcext:value-type="time">
            <text:p>00:00</text:p>
          </table:table-cell>
          <table:table-cell table:formula="of:=[.D278]+[.H27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02" calcext:value-type="date">
            <text:p>11/02/22</text:p>
          </table:table-cell>
          <table:table-cell office:value-type="time" office:time-value="PT08H08M02.901S" calcext:value-type="time">
            <text:p>08:08 AM</text:p>
          </table:table-cell>
          <table:table-cell office:value-type="time" office:time-value="PT12H39M38.817S" calcext:value-type="time">
            <text:p>12:39 PM</text:p>
          </table:table-cell>
          <table:table-cell table:formula="of:=IF([.C279]-[.B279] &gt; 0; [.C279]-[.B279]; 0)" office:value-type="time" office:time-value="PT04H31M35.916S" calcext:value-type="time">
            <text:p>04:31</text:p>
          </table:table-cell>
          <table:table-cell table:style-name="ce3"/>
          <table:table-cell office:value-type="time" office:time-value="PT13H35M00S" calcext:value-type="time">
            <text:p>01:35 PM</text:p>
          </table:table-cell>
          <table:table-cell office:value-type="time" office:time-value="PT16H42M57.59S" calcext:value-type="time">
            <text:p>04:42 PM</text:p>
          </table:table-cell>
          <table:table-cell table:formula="of:=IF([.G279]-[.F279] &gt; 0; [.G279]-[.F279]; 0)" office:value-type="time" office:time-value="PT03H07M57.59S" calcext:value-type="time">
            <text:p>03:07</text:p>
          </table:table-cell>
          <table:table-cell table:formula="of:=[.D279]+[.H279]" office:value-type="time" office:time-value="PT07H39M33.506S" calcext:value-type="time">
            <text:p>07:39</text:p>
          </table:table-cell>
          <table:table-cell table:style-name="ce3"/>
          <table:table-cell office:value-type="string" calcext:value-type="string">
            <text:p>Rope ladder triggers cleanup, dialogue between NPCs! NPC-NPC lines! dialogue cross-character expression handling</text:p>
          </table:table-cell>
          <table:table-cell table:number-columns-repeated="1013"/>
        </table:table-row>
        <table:table-row table:style-name="ro1">
          <table:table-cell office:value-type="date" office:date-value="2022-11-03" calcext:value-type="date">
            <text:p>11/03/22</text:p>
          </table:table-cell>
          <table:table-cell office:value-type="time" office:time-value="PT08H07M45.26S" calcext:value-type="time">
            <text:p>08:07 AM</text:p>
          </table:table-cell>
          <table:table-cell office:value-type="time" office:time-value="PT12H17M32.281S" calcext:value-type="time">
            <text:p>12:17 PM</text:p>
          </table:table-cell>
          <table:table-cell table:formula="of:=IF([.C280]-[.B280] &gt; 0; [.C280]-[.B280]; 0)" office:value-type="time" office:time-value="PT04H09M47.021S" calcext:value-type="time">
            <text:p>04:09</text:p>
          </table:table-cell>
          <table:table-cell table:style-name="ce3"/>
          <table:table-cell office:value-type="time" office:time-value="PT13H24M27.396S" calcext:value-type="time">
            <text:p>01:24 PM</text:p>
          </table:table-cell>
          <table:table-cell office:value-type="time" office:time-value="PT17H20M12.427S" calcext:value-type="time">
            <text:p>05:20 PM</text:p>
          </table:table-cell>
          <table:table-cell table:formula="of:=IF([.G280]-[.F280] &gt; 0; [.G280]-[.F280]; 0)" office:value-type="time" office:time-value="PT03H55M45.031S" calcext:value-type="time">
            <text:p>03:55</text:p>
          </table:table-cell>
          <table:table-cell table:formula="of:=[.D280]+[.H280]" office:value-type="time" office:time-value="PT08H05M32.052S" calcext:value-type="time">
            <text:p>08:05</text:p>
          </table:table-cell>
          <table:table-cell table:style-name="ce3"/>
          <table:table-cell office:value-type="string" calcext:value-type="string">
            <text:p>Dialogue cross-character cleanup, AIFraternize random wandering, dialogue multi-tag fixes, AI path fixes, layout difficulty/length decreases &amp; Zone1 boss chang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1-04" calcext:value-type="date">
            <text:p>11/04/22</text:p>
          </table:table-cell>
          <table:table-cell table:style-name="ce15" office:value-type="time" office:time-value="PT08H12M10.229S" calcext:value-type="time">
            <text:p>08:12 AM</text:p>
          </table:table-cell>
          <table:table-cell table:style-name="ce15" office:value-type="time" office:time-value="PT12H27M34.949S" calcext:value-type="time">
            <text:p>12:27 PM</text:p>
          </table:table-cell>
          <table:table-cell table:style-name="ce18" table:formula="of:=IF([.C281]-[.B281] &gt; 0; [.C281]-[.B281]; 0)" office:value-type="time" office:time-value="PT04H15M24.72S" calcext:value-type="time">
            <text:p>04:15</text:p>
          </table:table-cell>
          <table:table-cell table:style-name="ce24"/>
          <table:table-cell table:style-name="ce15" office:value-type="time" office:time-value="PT13H30M24.817S" calcext:value-type="time">
            <text:p>01:30 PM</text:p>
          </table:table-cell>
          <table:table-cell table:style-name="ce15" office:value-type="time" office:time-value="PT17H09M37.408S" calcext:value-type="time">
            <text:p>05:09 PM</text:p>
          </table:table-cell>
          <table:table-cell table:style-name="ce18" table:formula="of:=IF([.G281]-[.F281] &gt; 0; [.G281]-[.F281]; 0)" office:value-type="time" office:time-value="PT03H39M12.591S" calcext:value-type="time">
            <text:p>03:39</text:p>
          </table:table-cell>
          <table:table-cell table:style-name="ce18" table:formula="of:=[.D281]+[.H281]" office:value-type="time" office:time-value="PT07H54M37.311S" calcext:value-type="time">
            <text:p>07:54</text:p>
          </table:table-cell>
          <table:table-cell table:style-name="ce24"/>
          <table:table-cell table:style-name="ce30" office:value-type="string" calcext:value-type="string">
            <text:p>Layout difficulty &amp; Zone1 boss cleanup, co-op enter/exit/messaging improvements, backpack manual detach, better mousetraps, weight key generic use fi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82]-[.B282] &gt; 0; [.C282]-[.B28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82]-[.F282] &gt; 0; [.G282]-[.F282]; 0)" office:value-type="time" office:time-value="PT00H00M00S" calcext:value-type="time">
            <text:p>00:00</text:p>
          </table:table-cell>
          <table:table-cell table:style-name="ce19" table:formula="of:=[.D282]+[.H28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77:.I282])" office:value-type="time" office:time-value="PT23H39M42.869S" calcext:value-type="time">
            <text:p>23:39</text:p>
          </table:table-cell>
          <table:table-cell table:number-columns-repeated="1012"/>
        </table:table-row>
        <table:table-row table:style-name="ro1">
          <table:table-cell office:value-type="date" office:date-value="2022-11-07" calcext:value-type="date">
            <text:p>11/07/22</text:p>
          </table:table-cell>
          <table:table-cell office:value-type="time" office:time-value="PT08H03M37.476S" calcext:value-type="time">
            <text:p>08:03 AM</text:p>
          </table:table-cell>
          <table:table-cell office:value-type="time" office:time-value="PT13H19M47.262S" calcext:value-type="time">
            <text:p>01:19 PM</text:p>
          </table:table-cell>
          <table:table-cell table:formula="of:=IF([.C283]-[.B283] &gt; 0; [.C283]-[.B283]; 0)" office:value-type="time" office:time-value="PT05H16M09.786S" calcext:value-type="time">
            <text:p>05:16</text:p>
          </table:table-cell>
          <table:table-cell table:style-name="ce3"/>
          <table:table-cell office:value-type="time" office:time-value="PT14H30M09.222S" calcext:value-type="time">
            <text:p>02:30 PM</text:p>
          </table:table-cell>
          <table:table-cell office:value-type="time" office:time-value="PT17H36M59.934S" calcext:value-type="time">
            <text:p>05:36 PM</text:p>
          </table:table-cell>
          <table:table-cell table:formula="of:=IF([.G283]-[.F283] &gt; 0; [.G283]-[.F283]; 0)" office:value-type="time" office:time-value="PT03H06M50.712S" calcext:value-type="time">
            <text:p>03:06</text:p>
          </table:table-cell>
          <table:table-cell table:formula="of:=[.D283]+[.H283]" office:value-type="time" office:time-value="PT08H23M00.498S" calcext:value-type="time">
            <text:p>08:23</text:p>
          </table:table-cell>
          <table:table-cell table:style-name="ce3"/>
          <table:table-cell office:value-type="string" calcext:value-type="string">
            <text:p>Final boss blinks &amp; Credits fixes, normal mapping helper script fixes, final boss sweep attac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8/22 (Election Day)</text:p>
          </table:table-cell>
          <table:table-cell table:number-columns-repeated="2"/>
          <table:table-cell table:formula="of:=IF([.C284]-[.B284] &gt; 0; [.C284]-[.B28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84]-[.F284] &gt; 0; [.G284]-[.F284]; 0)" office:value-type="time" office:time-value="PT00H00M00S" calcext:value-type="time">
            <text:p>00:00</text:p>
          </table:table-cell>
          <table:table-cell table:formula="of:=[.D284]+[.H28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09" calcext:value-type="date">
            <text:p>11/09/22</text:p>
          </table:table-cell>
          <table:table-cell office:value-type="time" office:time-value="PT08H06M42S" calcext:value-type="time">
            <text:p>08:06 AM</text:p>
          </table:table-cell>
          <table:table-cell office:value-type="time" office:time-value="PT11H56M30.38S" calcext:value-type="time">
            <text:p>11:56 AM</text:p>
          </table:table-cell>
          <table:table-cell table:formula="of:=IF([.C285]-[.B285] &gt; 0; [.C285]-[.B285]; 0)" office:value-type="time" office:time-value="PT03H49M48.38S" calcext:value-type="time">
            <text:p>03:49</text:p>
          </table:table-cell>
          <table:table-cell table:style-name="ce3"/>
          <table:table-cell office:value-type="time" office:time-value="PT13H00M55.046S" calcext:value-type="time">
            <text:p>01:00 PM</text:p>
          </table:table-cell>
          <table:table-cell office:value-type="time" office:time-value="PT17H17M54.09S" calcext:value-type="time">
            <text:p>05:17 PM</text:p>
          </table:table-cell>
          <table:table-cell table:formula="of:=IF([.G285]-[.F285] &gt; 0; [.G285]-[.F285]; 0)" office:value-type="time" office:time-value="PT04H16M59.044S" calcext:value-type="time">
            <text:p>04:16</text:p>
          </table:table-cell>
          <table:table-cell table:formula="of:=[.D285]+[.H285]" office:value-type="time" office:time-value="PT08H06M47.424S" calcext:value-type="time">
            <text:p>08:06</text:p>
          </table:table-cell>
          <table:table-cell table:style-name="ce3"/>
          <table:table-cell office:value-type="string" calcext:value-type="string">
            <text:p>Final boss sweep attack cleanup, damage impulse direction fix, boss room unsealing tweaks, wire visibility improvements, loading tips for aiming &amp; handedness, loading tip button prompts</text:p>
          </table:table-cell>
          <table:table-cell table:number-columns-repeated="1013"/>
        </table:table-row>
        <table:table-row table:style-name="ro1">
          <table:table-cell office:value-type="date" office:date-value="2022-11-10" calcext:value-type="date">
            <text:p>11/10/22</text:p>
          </table:table-cell>
          <table:table-cell office:value-type="time" office:time-value="PT08H14M00S" calcext:value-type="time">
            <text:p>08:14 AM</text:p>
          </table:table-cell>
          <table:table-cell office:value-type="time" office:time-value="PT12H51M51.942S" calcext:value-type="time">
            <text:p>12:51 PM</text:p>
          </table:table-cell>
          <table:table-cell table:formula="of:=IF([.C286]-[.B286] &gt; 0; [.C286]-[.B286]; 0)" office:value-type="time" office:time-value="PT04H37M51.942S" calcext:value-type="time">
            <text:p>04:37</text:p>
          </table:table-cell>
          <table:table-cell table:style-name="ce3"/>
          <table:table-cell office:value-type="time" office:time-value="PT13H55M40.671S" calcext:value-type="time">
            <text:p>01:55 PM</text:p>
          </table:table-cell>
          <table:table-cell office:value-type="time" office:time-value="PT17H13M02.975S" calcext:value-type="time">
            <text:p>05:13 PM</text:p>
          </table:table-cell>
          <table:table-cell table:formula="of:=IF([.G286]-[.F286] &gt; 0; [.G286]-[.F286]; 0)" office:value-type="time" office:time-value="PT03H17M22.304S" calcext:value-type="time">
            <text:p>03:17</text:p>
          </table:table-cell>
          <table:table-cell table:formula="of:=[.D286]+[.H286]" office:value-type="time" office:time-value="PT07H55M14.246S" calcext:value-type="time">
            <text:p>07:55</text:p>
          </table:table-cell>
          <table:table-cell table:style-name="ce3"/>
          <table:table-cell office:value-type="string" calcext:value-type="string">
            <text:p>Fridges! fridge slam SFX &amp; reuse/damage/enclosure!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11/22 (Veterans’ Day)</text:p>
          </table:table-cell>
          <table:table-cell table:style-name="ce15" table:number-columns-repeated="2"/>
          <table:table-cell table:style-name="ce18" table:formula="of:=IF([.C287]-[.B287] &gt; 0; [.C287]-[.B28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87]-[.F287] &gt; 0; [.G287]-[.F287]; 0)" office:value-type="time" office:time-value="PT00H00M00S" calcext:value-type="time">
            <text:p>00:00</text:p>
          </table:table-cell>
          <table:table-cell table:style-name="ce18" table:formula="of:=[.D287]+[.H28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88]-[.B288] &gt; 0; [.C288]-[.B28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88]-[.F288] &gt; 0; [.G288]-[.F288]; 0)" office:value-type="time" office:time-value="PT00H00M00S" calcext:value-type="time">
            <text:p>00:00</text:p>
          </table:table-cell>
          <table:table-cell table:style-name="ce19" table:formula="of:=[.D288]+[.H28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83:.I288])" office:value-type="time" office:time-value="PT24H25M02.168S" calcext:value-type="time">
            <text:p>24:25</text:p>
          </table:table-cell>
          <table:table-cell table:number-columns-repeated="1012"/>
        </table:table-row>
        <table:table-row table:style-name="ro1">
          <table:table-cell office:value-type="date" office:date-value="2022-11-14" calcext:value-type="date">
            <text:p>11/14/22</text:p>
          </table:table-cell>
          <table:table-cell office:value-type="time" office:time-value="PT08H16M45.831S" calcext:value-type="time">
            <text:p>08:16 AM</text:p>
          </table:table-cell>
          <table:table-cell office:value-type="time" office:time-value="PT11H52M41.627S" calcext:value-type="time">
            <text:p>11:52 AM</text:p>
          </table:table-cell>
          <table:table-cell table:formula="of:=IF([.C289]-[.B289] &gt; 0; [.C289]-[.B289]; 0)" office:value-type="time" office:time-value="PT03H35M55.796S" calcext:value-type="time">
            <text:p>03:35</text:p>
          </table:table-cell>
          <table:table-cell table:style-name="ce3"/>
          <table:table-cell office:value-type="time" office:time-value="PT13H03M46.482S" calcext:value-type="time">
            <text:p>01:03 PM</text:p>
          </table:table-cell>
          <table:table-cell office:value-type="time" office:time-value="PT17H27M40.013S" calcext:value-type="time">
            <text:p>05:27 PM</text:p>
          </table:table-cell>
          <table:table-cell table:formula="of:=IF([.G289]-[.F289] &gt; 0; [.G289]-[.F289]; 0)" office:value-type="time" office:time-value="PT04H23M53.531S" calcext:value-type="time">
            <text:p>04:23</text:p>
          </table:table-cell>
          <table:table-cell table:formula="of:=[.D289]+[.H289]" office:value-type="time" office:time-value="PT07H59M49.327S" calcext:value-type="time">
            <text:p>07:59</text:p>
          </table:table-cell>
          <table:table-cell table:style-name="ce3"/>
          <table:table-cell office:value-type="string" calcext:value-type="string">
            <text:p>Damage flash fix &amp; KillAll flexibility, UI volume &amp; brightness sliders! skills assessments, UI auto-placement for Pause/Gameover menu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15/22 (St. Albert)</text:p>
          </table:table-cell>
          <table:table-cell table:number-columns-repeated="2"/>
          <table:table-cell table:formula="of:=IF([.C290]-[.B290] &gt; 0; [.C290]-[.B29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0]-[.F290] &gt; 0; [.G290]-[.F290]; 0)" office:value-type="time" office:time-value="PT00H00M00S" calcext:value-type="time">
            <text:p>00:00</text:p>
          </table:table-cell>
          <table:table-cell table:formula="of:=[.D290]+[.H29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16" calcext:value-type="date">
            <text:p>11/16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3H07M42.889S" calcext:value-type="time">
            <text:p>01:07 PM</text:p>
          </table:table-cell>
          <table:table-cell table:formula="of:=IF([.C291]-[.B291] &gt; 0; [.C291]-[.B291]; 0)" office:value-type="time" office:time-value="PT04H52M42.889S" calcext:value-type="time">
            <text:p>04:52</text:p>
          </table:table-cell>
          <table:table-cell table:style-name="ce3"/>
          <table:table-cell office:value-type="time" office:time-value="PT14H15M49.901S" calcext:value-type="time">
            <text:p>02:15 PM</text:p>
          </table:table-cell>
          <table:table-cell office:value-type="time" office:time-value="PT17H17M56.467S" calcext:value-type="time">
            <text:p>05:17 PM</text:p>
          </table:table-cell>
          <table:table-cell table:formula="of:=IF([.G291]-[.F291] &gt; 0; [.G291]-[.F291]; 0)" office:value-type="time" office:time-value="PT03H02M06.566S" calcext:value-type="time">
            <text:p>03:02</text:p>
          </table:table-cell>
          <table:table-cell table:formula="of:=[.D291]+[.H291]" office:value-type="time" office:time-value="PT07H54M49.455S" calcext:value-type="time">
            <text:p>07:54</text:p>
          </table:table-cell>
          <table:table-cell table:style-name="ce3"/>
          <table:table-cell office:value-type="string" calcext:value-type="string">
            <text:p>Zone4! lock silent VFX fix, AI total count limiting, enemy hard versions, entryway retry efficiency improvements</text:p>
          </table:table-cell>
          <table:table-cell table:number-columns-repeated="1013"/>
        </table:table-row>
        <table:table-row table:style-name="ro1">
          <table:table-cell office:value-type="date" office:date-value="2022-11-17" calcext:value-type="date">
            <text:p>11/17/22</text:p>
          </table:table-cell>
          <table:table-cell office:value-type="time" office:time-value="PT08H28M40.172S" calcext:value-type="time">
            <text:p>08:28 AM</text:p>
          </table:table-cell>
          <table:table-cell office:value-type="time" office:time-value="PT13H40M32.129S" calcext:value-type="time">
            <text:p>01:40 PM</text:p>
          </table:table-cell>
          <table:table-cell table:formula="of:=IF([.C292]-[.B292] &gt; 0; [.C292]-[.B292]; 0)" office:value-type="time" office:time-value="PT05H11M51.957S" calcext:value-type="time">
            <text:p>05:11</text:p>
          </table:table-cell>
          <table:table-cell table:style-name="ce3"/>
          <table:table-cell office:value-type="time" office:time-value="PT14H44M33.477S" calcext:value-type="time">
            <text:p>02:44 PM</text:p>
          </table:table-cell>
          <table:table-cell office:value-type="time" office:time-value="PT17H49M48.755S" calcext:value-type="time">
            <text:p>05:49 PM</text:p>
          </table:table-cell>
          <table:table-cell table:formula="of:=IF([.G292]-[.F292] &gt; 0; [.G292]-[.F292]; 0)" office:value-type="time" office:time-value="PT03H05M15.278S" calcext:value-type="time">
            <text:p>03:05</text:p>
          </table:table-cell>
          <table:table-cell table:formula="of:=[.D292]+[.H292]" office:value-type="time" office:time-value="PT08H17M07.235S" calcext:value-type="time">
            <text:p>08:17</text:p>
          </table:table-cell>
          <table:table-cell table:style-name="ce3"/>
          <table:table-cell office:value-type="string" calcext:value-type="string">
            <text:p>Entryway retry efficiency cleanup, focus indicator glow, fireplace manual flare-ups, miscellaneous fix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1-18" calcext:value-type="date">
            <text:p>11/18/22</text:p>
          </table:table-cell>
          <table:table-cell table:style-name="ce15" office:value-type="time" office:time-value="PT08H08M08.143S" calcext:value-type="time">
            <text:p>08:08 AM</text:p>
          </table:table-cell>
          <table:table-cell table:style-name="ce15" office:value-type="time" office:time-value="PT13H04M47.535S" calcext:value-type="time">
            <text:p>01:04 PM</text:p>
          </table:table-cell>
          <table:table-cell table:style-name="ce18" table:formula="of:=IF([.C293]-[.B293] &gt; 0; [.C293]-[.B293]; 0)" office:value-type="time" office:time-value="PT04H56M39.392S" calcext:value-type="time">
            <text:p>04:56</text:p>
          </table:table-cell>
          <table:table-cell table:style-name="ce24"/>
          <table:table-cell table:style-name="ce15" office:value-type="time" office:time-value="PT14H36M25.789S" calcext:value-type="time">
            <text:p>02:36 PM</text:p>
          </table:table-cell>
          <table:table-cell table:style-name="ce15" office:value-type="time" office:time-value="PT17H36M56.441S" calcext:value-type="time">
            <text:p>05:36 PM</text:p>
          </table:table-cell>
          <table:table-cell table:style-name="ce18" table:formula="of:=IF([.G293]-[.F293] &gt; 0; [.G293]-[.F293]; 0)" office:value-type="time" office:time-value="PT03H00M30.652S" calcext:value-type="time">
            <text:p>03:00</text:p>
          </table:table-cell>
          <table:table-cell table:style-name="ce18" table:formula="of:=[.D293]+[.H293]" office:value-type="time" office:time-value="PT07H57M10.044S" calcext:value-type="time">
            <text:p>07:57</text:p>
          </table:table-cell>
          <table:table-cell table:style-name="ce24"/>
          <table:table-cell table:style-name="ce30" office:value-type="string" calcext:value-type="string">
            <text:p>Miscellaneous fixes cleanup, damage consistency w/o collisions, dialogue/tip for fireplace hazards, damage upgrade nerf &amp; Entryway fourth upgrade pillar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94]-[.B294] &gt; 0; [.C294]-[.B29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94]-[.F294] &gt; 0; [.G294]-[.F294]; 0)" office:value-type="time" office:time-value="PT00H00M00S" calcext:value-type="time">
            <text:p>00:00</text:p>
          </table:table-cell>
          <table:table-cell table:style-name="ce19" table:formula="of:=[.D294]+[.H29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89:.I294])" office:value-type="time" office:time-value="PT32H08M56.061S" calcext:value-type="time">
            <text:p>32:0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1/21/22 (Presentation of Mary)</text:p>
          </table:table-cell>
          <table:table-cell table:number-columns-repeated="2"/>
          <table:table-cell table:formula="of:=IF([.C295]-[.B295] &gt; 0; [.C295]-[.B29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5]-[.F295] &gt; 0; [.G295]-[.F295]; 0)" office:value-type="time" office:time-value="PT00H00M00S" calcext:value-type="time">
            <text:p>00:00</text:p>
          </table:table-cell>
          <table:table-cell table:formula="of:=[.D295]+[.H29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2/22 (pre-Thanksgiving)</text:p>
          </table:table-cell>
          <table:table-cell table:number-columns-repeated="2"/>
          <table:table-cell table:formula="of:=IF([.C296]-[.B296] &gt; 0; [.C296]-[.B29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6]-[.F296] &gt; 0; [.G296]-[.F296]; 0)" office:value-type="time" office:time-value="PT00H00M00S" calcext:value-type="time">
            <text:p>00:00</text:p>
          </table:table-cell>
          <table:table-cell table:formula="of:=[.D296]+[.H29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3/22 (pre-Thanksgiving)</text:p>
          </table:table-cell>
          <table:table-cell table:number-columns-repeated="2"/>
          <table:table-cell table:formula="of:=IF([.C297]-[.B297] &gt; 0; [.C297]-[.B29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7]-[.F297] &gt; 0; [.G297]-[.F297]; 0)" office:value-type="time" office:time-value="PT00H00M00S" calcext:value-type="time">
            <text:p>00:00</text:p>
          </table:table-cell>
          <table:table-cell table:formula="of:=[.D297]+[.H29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4/22 (Thanksgiving)</text:p>
          </table:table-cell>
          <table:table-cell table:number-columns-repeated="2"/>
          <table:table-cell table:formula="of:=IF([.C298]-[.B298] &gt; 0; [.C298]-[.B29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8]-[.F298] &gt; 0; [.G298]-[.F298]; 0)" office:value-type="time" office:time-value="PT00H00M00S" calcext:value-type="time">
            <text:p>00:00</text:p>
          </table:table-cell>
          <table:table-cell table:formula="of:=[.D298]+[.H29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11/25/22 (Thanksgiving)</text:p>
          </table:table-cell>
          <table:table-cell table:style-name="ce15" table:number-columns-repeated="2"/>
          <table:table-cell table:style-name="ce18" table:formula="of:=IF([.C299]-[.B299] &gt; 0; [.C299]-[.B29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99]-[.F299] &gt; 0; [.G299]-[.F299]; 0)" office:value-type="time" office:time-value="PT00H00M00S" calcext:value-type="time">
            <text:p>00:00</text:p>
          </table:table-cell>
          <table:table-cell table:style-name="ce18" table:formula="of:=[.D299]+[.H29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0]-[.B300] &gt; 0; [.C300]-[.B30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0]-[.F300] &gt; 0; [.G300]-[.F300]; 0)" office:value-type="time" office:time-value="PT00H00M00S" calcext:value-type="time">
            <text:p>00:00</text:p>
          </table:table-cell>
          <table:table-cell table:style-name="ce19" table:formula="of:=[.D300]+[.H30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95:.I30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1/28/22 (post-Thanksgiving)</text:p>
          </table:table-cell>
          <table:table-cell table:number-columns-repeated="2"/>
          <table:table-cell table:formula="of:=IF([.C301]-[.B301] &gt; 0; [.C301]-[.B30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01]-[.F301] &gt; 0; [.G301]-[.F301]; 0)" office:value-type="time" office:time-value="PT00H00M00S" calcext:value-type="time">
            <text:p>00:00</text:p>
          </table:table-cell>
          <table:table-cell table:formula="of:=[.D301]+[.H30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9/22 (post-Thanksgiving/DL renewal)</text:p>
          </table:table-cell>
          <table:table-cell table:number-columns-repeated="2"/>
          <table:table-cell table:formula="of:=IF([.C302]-[.B302] &gt; 0; [.C302]-[.B30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02]-[.F302] &gt; 0; [.G302]-[.F302]; 0)" office:value-type="time" office:time-value="PT00H00M00S" calcext:value-type="time">
            <text:p>00:00</text:p>
          </table:table-cell>
          <table:table-cell table:formula="of:=[.D302]+[.H30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30" calcext:value-type="date">
            <text:p>11/30/22</text:p>
          </table:table-cell>
          <table:table-cell office:value-type="time" office:time-value="PT08H13M51.734S" calcext:value-type="time">
            <text:p>08:13 AM</text:p>
          </table:table-cell>
          <table:table-cell office:value-type="time" office:time-value="PT11H45M10.801S" calcext:value-type="time">
            <text:p>11:45 AM</text:p>
          </table:table-cell>
          <table:table-cell table:formula="of:=IF([.C303]-[.B303] &gt; 0; [.C303]-[.B303]; 0)" office:value-type="time" office:time-value="PT03H31M19.067S" calcext:value-type="time">
            <text:p>03:31</text:p>
          </table:table-cell>
          <table:table-cell table:style-name="ce3"/>
          <table:table-cell office:value-type="time" office:time-value="PT12H52M46.271S" calcext:value-type="time">
            <text:p>12:52 PM</text:p>
          </table:table-cell>
          <table:table-cell office:value-type="time" office:time-value="PT16H29M52.858S" calcext:value-type="time">
            <text:p>04:29 PM</text:p>
          </table:table-cell>
          <table:table-cell table:formula="of:=IF([.G303]-[.F303] &gt; 0; [.G303]-[.F303]; 0)" office:value-type="time" office:time-value="PT03H37M06.587S" calcext:value-type="time">
            <text:p>03:37</text:p>
          </table:table-cell>
          <table:table-cell table:formula="of:=[.D303]+[.H303]" office:value-type="time" office:time-value="PT07H08M25.654S" calcext:value-type="time">
            <text:p>07:08</text:p>
          </table:table-cell>
          <table:table-cell table:style-name="ce3"/>
          <table:table-cell office:value-type="string" calcext:value-type="string">
            <text:p>Final hint entryway indicators, fireplace platform height fix, DialogueController attachment/destruction fix, shelf variant, wine glasses</text:p>
          </table:table-cell>
          <table:table-cell table:number-columns-repeated="1013"/>
        </table:table-row>
        <table:table-row table:style-name="ro1">
          <table:table-cell office:value-type="date" office:date-value="2022-12-01" calcext:value-type="date">
            <text:p>12/01/22</text:p>
          </table:table-cell>
          <table:table-cell office:value-type="time" office:time-value="PT08H08M10.692S" calcext:value-type="time">
            <text:p>08:08 AM</text:p>
          </table:table-cell>
          <table:table-cell office:value-type="time" office:time-value="PT12H30M05.621S" calcext:value-type="time">
            <text:p>12:30 PM</text:p>
          </table:table-cell>
          <table:table-cell table:formula="of:=IF([.C304]-[.B304] &gt; 0; [.C304]-[.B304]; 0)" office:value-type="time" office:time-value="PT04H21M54.929S" calcext:value-type="time">
            <text:p>04:21</text:p>
          </table:table-cell>
          <table:table-cell table:style-name="ce3"/>
          <table:table-cell office:value-type="time" office:time-value="PT13H32M04.727S" calcext:value-type="time">
            <text:p>01:32 PM</text:p>
          </table:table-cell>
          <table:table-cell office:value-type="time" office:time-value="PT17H14M23.101S" calcext:value-type="time">
            <text:p>05:14 PM</text:p>
          </table:table-cell>
          <table:table-cell table:formula="of:=IF([.G304]-[.F304] &gt; 0; [.G304]-[.F304]; 0)" office:value-type="time" office:time-value="PT03H42M18.374S" calcext:value-type="time">
            <text:p>03:42</text:p>
          </table:table-cell>
          <table:table-cell table:formula="of:=[.D304]+[.H304]" office:value-type="time" office:time-value="PT08H04M13.303S" calcext:value-type="time">
            <text:p>08:04</text:p>
          </table:table-cell>
          <table:table-cell table:style-name="ce3"/>
          <table:table-cell office:value-type="string" calcext:value-type="string">
            <text:p>Tumblers &amp; improved wine glasses, library bookshelf backdrop, Zone3→4 door fix, note text overlay removal, item pick-up improvements, spawn point height limi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2-02" calcext:value-type="date">
            <text:p>12/02/22</text:p>
          </table:table-cell>
          <table:table-cell table:style-name="ce15" office:value-type="time" office:time-value="PT08H06M37.085S" calcext:value-type="time">
            <text:p>08:06 AM</text:p>
          </table:table-cell>
          <table:table-cell table:style-name="ce15" office:value-type="time" office:time-value="PT14H09M35.478S" calcext:value-type="time">
            <text:p>02:09 PM</text:p>
          </table:table-cell>
          <table:table-cell table:style-name="ce18" table:formula="of:=IF([.C305]-[.B305] &gt; 0; [.C305]-[.B305]; 0)" office:value-type="time" office:time-value="PT06H02M58.393S" calcext:value-type="time">
            <text:p>06:02</text:p>
          </table:table-cell>
          <table:table-cell table:style-name="ce24"/>
          <table:table-cell table:style-name="ce15" office:value-type="time" office:time-value="PT15H07M00S" calcext:value-type="time">
            <text:p>03:07 PM</text:p>
          </table:table-cell>
          <table:table-cell table:style-name="ce15" office:value-type="time" office:time-value="PT17H27M09.086S" calcext:value-type="time">
            <text:p>05:27 PM</text:p>
          </table:table-cell>
          <table:table-cell table:style-name="ce18" table:formula="of:=IF([.G305]-[.F305] &gt; 0; [.G305]-[.F305]; 0)" office:value-type="time" office:time-value="PT02H20M09.086S" calcext:value-type="time">
            <text:p>02:20</text:p>
          </table:table-cell>
          <table:table-cell table:style-name="ce18" table:formula="of:=[.D305]+[.H305]" office:value-type="time" office:time-value="PT08H23M07.479S" calcext:value-type="time">
            <text:p>08:23</text:p>
          </table:table-cell>
          <table:table-cell table:style-name="ce24"/>
          <table:table-cell table:style-name="ce30" office:value-type="string" calcext:value-type="string">
            <text:p>Hallways &amp; busts, chandeliers, hallway/chandelier fixes, Entryway non-linear door path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6]-[.B306] &gt; 0; [.C306]-[.B30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6]-[.F306] &gt; 0; [.G306]-[.F306]; 0)" office:value-type="time" office:time-value="PT00H00M00S" calcext:value-type="time">
            <text:p>00:00</text:p>
          </table:table-cell>
          <table:table-cell table:style-name="ce19" table:formula="of:=[.D306]+[.H30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01:.I306])" office:value-type="time" office:time-value="PT23H35M46.436S" calcext:value-type="time">
            <text:p>23:35</text:p>
          </table:table-cell>
          <table:table-cell table:number-columns-repeated="1012"/>
        </table:table-row>
        <table:table-row table:style-name="ro1">
          <table:table-cell office:value-type="date" office:date-value="2022-12-05" calcext:value-type="date">
            <text:p>12/05/22</text:p>
          </table:table-cell>
          <table:table-cell office:value-type="time" office:time-value="PT08H15M41.783S" calcext:value-type="time">
            <text:p>08:15 AM</text:p>
          </table:table-cell>
          <table:table-cell office:value-type="time" office:time-value="PT12H26M55.121S" calcext:value-type="time">
            <text:p>12:26 PM</text:p>
          </table:table-cell>
          <table:table-cell table:formula="of:=IF([.C307]-[.B307] &gt; 0; [.C307]-[.B307]; 0)" office:value-type="time" office:time-value="PT04H11M13.338S" calcext:value-type="time">
            <text:p>04:11</text:p>
          </table:table-cell>
          <table:table-cell table:style-name="ce3"/>
          <table:table-cell office:value-type="time" office:time-value="PT13H26M41.961S" calcext:value-type="time">
            <text:p>01:26 PM</text:p>
          </table:table-cell>
          <table:table-cell office:value-type="time" office:time-value="PT17H32M52.186S" calcext:value-type="time">
            <text:p>05:32 PM</text:p>
          </table:table-cell>
          <table:table-cell table:formula="of:=IF([.G307]-[.F307] &gt; 0; [.G307]-[.F307]; 0)" office:value-type="time" office:time-value="PT04H06M10.225S" calcext:value-type="time">
            <text:p>04:06</text:p>
          </table:table-cell>
          <table:table-cell table:formula="of:=[.D307]+[.H307]" office:value-type="time" office:time-value="PT08H17M23.563S" calcext:value-type="time">
            <text:p>08:17</text:p>
          </table:table-cell>
          <table:table-cell table:style-name="ce3"/>
          <table:table-cell office:value-type="string" calcext:value-type="string">
            <text:p>Entryway non-linear door path cleanup, Entryway sign position tweak &amp; weight key fix, NPC avatar attack prevention &amp; loading screen icon animation, dialogue worldspace visibility fix</text:p>
          </table:table-cell>
          <table:table-cell table:number-columns-repeated="1013"/>
        </table:table-row>
        <table:table-row table:style-name="ro1">
          <table:table-cell office:value-type="date" office:date-value="2022-12-06" calcext:value-type="date">
            <text:p>12/06/22</text:p>
          </table:table-cell>
          <table:table-cell office:value-type="time" office:time-value="PT08H18M26.082S" calcext:value-type="time">
            <text:p>08:18 AM</text:p>
          </table:table-cell>
          <table:table-cell office:value-type="time" office:time-value="PT12H26M09.72S" calcext:value-type="time">
            <text:p>12:26 PM</text:p>
          </table:table-cell>
          <table:table-cell table:formula="of:=IF([.C308]-[.B308] &gt; 0; [.C308]-[.B308]; 0)" office:value-type="time" office:time-value="PT04H07M43.638S" calcext:value-type="time">
            <text:p>04:07</text:p>
          </table:table-cell>
          <table:table-cell table:style-name="ce3"/>
          <table:table-cell office:value-type="time" office:time-value="PT13H30M46.238S" calcext:value-type="time">
            <text:p>01:30 PM</text:p>
          </table:table-cell>
          <table:table-cell office:value-type="time" office:time-value="PT17H30M45.636S" calcext:value-type="time">
            <text:p>05:30 PM</text:p>
          </table:table-cell>
          <table:table-cell table:formula="of:=IF([.G308]-[.F308] &gt; 0; [.G308]-[.F308]; 0)" office:value-type="time" office:time-value="PT03H59M59.398S" calcext:value-type="time">
            <text:p>03:59</text:p>
          </table:table-cell>
          <table:table-cell table:formula="of:=[.D308]+[.H308]" office:value-type="time" office:time-value="PT08H07M43.036S" calcext:value-type="time">
            <text:p>08:07</text:p>
          </table:table-cell>
          <table:table-cell table:style-name="ce3"/>
          <table:table-cell office:value-type="string" calcext:value-type="string">
            <text:p>Shields &amp; projectile reflecting! AI goal selection fix &amp; doorway exit positioning fix, bust/longsword usability tweaks, LineConnector slack improvements</text:p>
          </table:table-cell>
          <table:table-cell table:number-columns-repeated="1013"/>
        </table:table-row>
        <table:table-row table:style-name="ro1">
          <table:table-cell office:value-type="date" office:date-value="2022-12-07" calcext:value-type="date">
            <text:p>12/07/22</text:p>
          </table:table-cell>
          <table:table-cell office:value-type="time" office:time-value="PT09H09M38.81S" calcext:value-type="time">
            <text:p>09:09 AM</text:p>
          </table:table-cell>
          <table:table-cell office:value-type="time" office:time-value="PT17H08M01.369S" calcext:value-type="time">
            <text:p>05:08 PM</text:p>
          </table:table-cell>
          <table:table-cell table:formula="of:=IF([.C309]-[.B309] &gt; 0; [.C309]-[.B309]; 0)" office:value-type="time" office:time-value="PT07H58M22.559S" calcext:value-type="time">
            <text:p>07:58</text:p>
          </table:table-cell>
          <table:table-cell table:style-name="ce3"/>
          <table:table-cell table:number-columns-repeated="2"/>
          <table:table-cell table:formula="of:=IF([.G309]-[.F309] &gt; 0; [.G309]-[.F309]; 0)" office:value-type="time" office:time-value="PT00H00M00S" calcext:value-type="time">
            <text:p>00:00</text:p>
          </table:table-cell>
          <table:table-cell table:formula="of:=[.D309]+[.H309]" office:value-type="time" office:time-value="PT07H58M22.559S" calcext:value-type="time">
            <text:p>07:58</text:p>
          </table:table-cell>
          <table:table-cell table:style-name="ce3"/>
          <table:table-cell office:value-type="string" calcext:value-type="string">
            <text:p>LightConnector slack improvements cleanup, Unity upgrade for shadow caster assert fix &amp; upgrade fixes, BackgroundResize fix &amp; more file upgrad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2/8/22 (Immaculate Conception)</text:p>
          </table:table-cell>
          <table:table-cell table:number-columns-repeated="2"/>
          <table:table-cell table:formula="of:=IF([.C310]-[.B310] &gt; 0; [.C310]-[.B3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0]-[.F310] &gt; 0; [.G310]-[.F310]; 0)" office:value-type="time" office:time-value="PT00H00M00S" calcext:value-type="time">
            <text:p>00:00</text:p>
          </table:table-cell>
          <table:table-cell table:formula="of:=[.D310]+[.H3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12-09" calcext:value-type="date">
            <text:p>12/09/22</text:p>
          </table:table-cell>
          <table:table-cell table:style-name="ce15" office:value-type="time" office:time-value="PT08H20M27.601S" calcext:value-type="time">
            <text:p>08:20 AM</text:p>
          </table:table-cell>
          <table:table-cell table:style-name="ce15" office:value-type="time" office:time-value="PT13H02M49.859S" calcext:value-type="time">
            <text:p>01:02 PM</text:p>
          </table:table-cell>
          <table:table-cell table:style-name="ce18" table:formula="of:=IF([.C311]-[.B311] &gt; 0; [.C311]-[.B311]; 0)" office:value-type="time" office:time-value="PT04H42M22.258S" calcext:value-type="time">
            <text:p>04:42</text:p>
          </table:table-cell>
          <table:table-cell table:style-name="ce24"/>
          <table:table-cell table:style-name="ce15" office:value-type="time" office:time-value="PT14H01M44.505S" calcext:value-type="time">
            <text:p>02:01 PM</text:p>
          </table:table-cell>
          <table:table-cell table:style-name="ce15" office:value-type="time" office:time-value="PT17H47M24.872S" calcext:value-type="time">
            <text:p>05:47 PM</text:p>
          </table:table-cell>
          <table:table-cell table:style-name="ce18" table:formula="of:=IF([.G311]-[.F311] &gt; 0; [.G311]-[.F311]; 0)" office:value-type="time" office:time-value="PT03H45M40.367S" calcext:value-type="time">
            <text:p>03:45</text:p>
          </table:table-cell>
          <table:table-cell table:style-name="ce18" table:formula="of:=[.D311]+[.H311]" office:value-type="time" office:time-value="PT08H28M02.625S" calcext:value-type="time">
            <text:p>08:28</text:p>
          </table:table-cell>
          <table:table-cell table:style-name="ce24"/>
          <table:table-cell table:style-name="ce30" office:value-type="string" calcext:value-type="string">
            <text:p>Loading screen persistence &amp; entry camera snap &amp; exit door safety &amp; controller double-join fix &amp; chute dialogue fix, door exit soft-stop, attic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12]-[.B312] &gt; 0; [.C312]-[.B31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12]-[.F312] &gt; 0; [.G312]-[.F312]; 0)" office:value-type="time" office:time-value="PT00H00M00S" calcext:value-type="time">
            <text:p>00:00</text:p>
          </table:table-cell>
          <table:table-cell table:style-name="ce19" table:formula="of:=[.D312]+[.H31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07:.I312])" office:value-type="time" office:time-value="PT32H51M31.783S" calcext:value-type="time">
            <text:p>32:51</text:p>
          </table:table-cell>
          <table:table-cell table:number-columns-repeated="1012"/>
        </table:table-row>
        <table:table-row table:style-name="ro1">
          <table:table-cell office:value-type="date" office:date-value="2022-12-12" calcext:value-type="date">
            <text:p>12/12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3H10M38.865S" calcext:value-type="time">
            <text:p>01:10 PM</text:p>
          </table:table-cell>
          <table:table-cell table:formula="of:=IF([.C313]-[.B313] &gt; 0; [.C313]-[.B313]; 0)" office:value-type="time" office:time-value="PT04H55M38.865S" calcext:value-type="time">
            <text:p>04:55</text:p>
          </table:table-cell>
          <table:table-cell table:style-name="ce3"/>
          <table:table-cell office:value-type="time" office:time-value="PT14H16M29.569S" calcext:value-type="time">
            <text:p>02:16 PM</text:p>
          </table:table-cell>
          <table:table-cell office:value-type="time" office:time-value="PT17H30M54.097S" calcext:value-type="time">
            <text:p>05:30 PM</text:p>
          </table:table-cell>
          <table:table-cell table:formula="of:=IF([.G313]-[.F313] &gt; 0; [.G313]-[.F313]; 0)" office:value-type="time" office:time-value="PT03H14M24.528S" calcext:value-type="time">
            <text:p>03:14</text:p>
          </table:table-cell>
          <table:table-cell table:formula="of:=[.D313]+[.H313]" office:value-type="time" office:time-value="PT08H10M03.393S" calcext:value-type="time">
            <text:p>08:10</text:p>
          </table:table-cell>
          <table:table-cell table:style-name="ce3"/>
          <table:table-cell office:value-type="string" calcext:value-type="string">
            <text:p>Lizards (first pass), TextureNormalize multi-layer functionality</text:p>
          </table:table-cell>
          <table:table-cell table:number-columns-repeated="1013"/>
        </table:table-row>
        <table:table-row table:style-name="ro1">
          <table:table-cell office:value-type="date" office:date-value="2022-12-13" calcext:value-type="date">
            <text:p>12/13/22</text:p>
          </table:table-cell>
          <table:table-cell office:value-type="time" office:time-value="PT08H01M02.009S" calcext:value-type="time">
            <text:p>08:01 AM</text:p>
          </table:table-cell>
          <table:table-cell office:value-type="time" office:time-value="PT13H13M04.617S" calcext:value-type="time">
            <text:p>01:13 PM</text:p>
          </table:table-cell>
          <table:table-cell table:formula="of:=IF([.C314]-[.B314] &gt; 0; [.C314]-[.B314]; 0)" office:value-type="time" office:time-value="PT05H12M02.608S" calcext:value-type="time">
            <text:p>05:12</text:p>
          </table:table-cell>
          <table:table-cell table:style-name="ce3"/>
          <table:table-cell office:value-type="time" office:time-value="PT14H19M22.434S" calcext:value-type="time">
            <text:p>02:19 PM</text:p>
          </table:table-cell>
          <table:table-cell office:value-type="time" office:time-value="PT17H17M43.762S" calcext:value-type="time">
            <text:p>05:17 PM</text:p>
          </table:table-cell>
          <table:table-cell table:formula="of:=IF([.G314]-[.F314] &gt; 0; [.G314]-[.F314]; 0)" office:value-type="time" office:time-value="PT02H58M21.328S" calcext:value-type="time">
            <text:p>02:58</text:p>
          </table:table-cell>
          <table:table-cell table:formula="of:=[.D314]+[.H314]" office:value-type="time" office:time-value="PT08H10M23.936S" calcext:value-type="time">
            <text:p>08:10</text:p>
          </table:table-cell>
          <table:table-cell table:style-name="ce3"/>
          <table:table-cell office:value-type="string" calcext:value-type="string">
            <text:p>TextureNormalize cleanup &amp; GIMP upgrade, lizard footsteps &amp; bone SFX, lizard damage/death SFX, rain ambient SFX, NPC combat dialogue!</text:p>
          </table:table-cell>
          <table:table-cell table:number-columns-repeated="1013"/>
        </table:table-row>
        <table:table-row table:style-name="ro1">
          <table:table-cell office:value-type="date" office:date-value="2022-12-14" calcext:value-type="date">
            <text:p>12/14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3H19M09.801S" calcext:value-type="time">
            <text:p>01:19 PM</text:p>
          </table:table-cell>
          <table:table-cell table:formula="of:=IF([.C315]-[.B315] &gt; 0; [.C315]-[.B315]; 0)" office:value-type="time" office:time-value="PT05H04M09.801S" calcext:value-type="time">
            <text:p>05:04</text:p>
          </table:table-cell>
          <table:table-cell table:style-name="ce3"/>
          <table:table-cell office:value-type="time" office:time-value="PT14H24M36.574S" calcext:value-type="time">
            <text:p>02:24 PM</text:p>
          </table:table-cell>
          <table:table-cell office:value-type="time" office:time-value="PT17H25M18.649S" calcext:value-type="time">
            <text:p>05:25 PM</text:p>
          </table:table-cell>
          <table:table-cell table:formula="of:=IF([.G315]-[.F315] &gt; 0; [.G315]-[.F315]; 0)" office:value-type="time" office:time-value="PT03H00M42.075S" calcext:value-type="time">
            <text:p>03:00</text:p>
          </table:table-cell>
          <table:table-cell table:formula="of:=[.D315]+[.H315]" office:value-type="time" office:time-value="PT08H04M51.876S" calcext:value-type="time">
            <text:p>08:04</text:p>
          </table:table-cell>
          <table:table-cell table:style-name="ce3"/>
          <table:table-cell office:value-type="string" calcext:value-type="string">
            <text:p>NPC combat dialogue cleanup, dialogue improvements &amp; miscellaneous fixes, NPC more combat lines</text:p>
          </table:table-cell>
          <table:table-cell table:number-columns-repeated="1013"/>
        </table:table-row>
        <table:table-row table:style-name="ro1">
          <table:table-cell office:value-type="date" office:date-value="2022-12-15" calcext:value-type="date">
            <text:p>12/15/22</text:p>
          </table:table-cell>
          <table:table-cell office:value-type="time" office:time-value="PT08H12M58.028S" calcext:value-type="time">
            <text:p>08:12 AM</text:p>
          </table:table-cell>
          <table:table-cell office:value-type="time" office:time-value="PT13H23M35.633S" calcext:value-type="time">
            <text:p>01:23 PM</text:p>
          </table:table-cell>
          <table:table-cell table:formula="of:=IF([.C316]-[.B316] &gt; 0; [.C316]-[.B316]; 0)" office:value-type="time" office:time-value="PT05H10M37.605S" calcext:value-type="time">
            <text:p>05:10</text:p>
          </table:table-cell>
          <table:table-cell table:style-name="ce3"/>
          <table:table-cell office:value-type="time" office:time-value="PT14H32M58.502S" calcext:value-type="time">
            <text:p>02:32 PM</text:p>
          </table:table-cell>
          <table:table-cell/>
          <table:table-cell table:formula="of:=IF([.G316]-[.F316] &gt; 0; [.G316]-[.F316]; 0)" office:value-type="time" office:time-value="PT00H00M00S" calcext:value-type="time">
            <text:p>00:00</text:p>
          </table:table-cell>
          <table:table-cell table:formula="of:=[.D316]+[.H316]" office:value-type="time" office:time-value="PT05H10M37.605S" calcext:value-type="time">
            <text:p>05:10</text:p>
          </table:table-cell>
          <table:table-cell table:style-name="ce3"/>
          <table:table-cell office:value-type="string" calcext:value-type="string">
            <text:p>NPC combat lines cleanup &amp; enemy name expressions, NPC melee improvements &amp; dialogue fixes, item large blockage mitigation, </text:p>
          </table:table-cell>
          <table:table-cell table:number-columns-repeated="1013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317]-[.B317] &gt; 0; [.C317]-[.B31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17]-[.F317] &gt; 0; [.G317]-[.F317]; 0)" office:value-type="time" office:time-value="PT00H00M00S" calcext:value-type="time">
            <text:p>00:00</text:p>
          </table:table-cell>
          <table:table-cell table:style-name="ce18" table:formula="of:=[.D317]+[.H31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18]-[.B318] &gt; 0; [.C318]-[.B31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18]-[.F318] &gt; 0; [.G318]-[.F318]; 0)" office:value-type="time" office:time-value="PT00H00M00S" calcext:value-type="time">
            <text:p>00:00</text:p>
          </table:table-cell>
          <table:table-cell table:style-name="ce19" table:formula="of:=[.D318]+[.H31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3:.I318])" office:value-type="time" office:time-value="PT29H35M56.81S" calcext:value-type="time">
            <text:p>29:35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319]-[.B319] &gt; 0; [.C319]-[.B31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9]-[.F319] &gt; 0; [.G319]-[.F319]; 0)" office:value-type="time" office:time-value="PT00H00M00S" calcext:value-type="time">
            <text:p>00:00</text:p>
          </table:table-cell>
          <table:table-cell table:formula="of:=[.D319]+[.H31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20]-[.B320] &gt; 0; [.C320]-[.B32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0]-[.F320] &gt; 0; [.G320]-[.F320]; 0)" office:value-type="time" office:time-value="PT00H00M00S" calcext:value-type="time">
            <text:p>00:00</text:p>
          </table:table-cell>
          <table:table-cell table:formula="of:=[.D320]+[.H32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21]-[.B321] &gt; 0; [.C321]-[.B32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1]-[.F321] &gt; 0; [.G321]-[.F321]; 0)" office:value-type="time" office:time-value="PT00H00M00S" calcext:value-type="time">
            <text:p>00:00</text:p>
          </table:table-cell>
          <table:table-cell table:formula="of:=[.D321]+[.H32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22]-[.B322] &gt; 0; [.C322]-[.B32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2]-[.F322] &gt; 0; [.G322]-[.F322]; 0)" office:value-type="time" office:time-value="PT00H00M00S" calcext:value-type="time">
            <text:p>00:00</text:p>
          </table:table-cell>
          <table:table-cell table:formula="of:=[.D322]+[.H32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12/23/22 (Christmas Eve Eve)</text:p>
          </table:table-cell>
          <table:table-cell table:style-name="ce15" table:number-columns-repeated="2"/>
          <table:table-cell table:style-name="ce18" table:formula="of:=IF([.C323]-[.B323] &gt; 0; [.C323]-[.B32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23]-[.F323] &gt; 0; [.G323]-[.F323]; 0)" office:value-type="time" office:time-value="PT00H00M00S" calcext:value-type="time">
            <text:p>00:00</text:p>
          </table:table-cell>
          <table:table-cell table:style-name="ce18" table:formula="of:=[.D323]+[.H32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24]-[.B324] &gt; 0; [.C324]-[.B32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24]-[.F324] &gt; 0; [.G324]-[.F324]; 0)" office:value-type="time" office:time-value="PT00H00M00S" calcext:value-type="time">
            <text:p>00:00</text:p>
          </table:table-cell>
          <table:table-cell table:style-name="ce19" table:formula="of:=[.D324]+[.H32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9:.I32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325]-[.B325] &gt; 0; [.C325]-[.B32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5]-[.F325] &gt; 0; [.G325]-[.F325]; 0)" office:value-type="time" office:time-value="PT00H00M00S" calcext:value-type="time">
            <text:p>00:00</text:p>
          </table:table-cell>
          <table:table-cell table:formula="of:=[.D325]+[.H32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26]-[.B326] &gt; 0; [.C326]-[.B32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6]-[.F326] &gt; 0; [.G326]-[.F326]; 0)" office:value-type="time" office:time-value="PT00H00M00S" calcext:value-type="time">
            <text:p>00:00</text:p>
          </table:table-cell>
          <table:table-cell table:formula="of:=[.D326]+[.H32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27]-[.B327] &gt; 0; [.C327]-[.B32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7]-[.F327] &gt; 0; [.G327]-[.F327]; 0)" office:value-type="time" office:time-value="PT00H00M00S" calcext:value-type="time">
            <text:p>00:00</text:p>
          </table:table-cell>
          <table:table-cell table:formula="of:=[.D327]+[.H32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28]-[.B328] &gt; 0; [.C328]-[.B32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8]-[.F328] &gt; 0; [.G328]-[.F328]; 0)" office:value-type="time" office:time-value="PT00H00M00S" calcext:value-type="time">
            <text:p>00:00</text:p>
          </table:table-cell>
          <table:table-cell table:formula="of:=[.D328]+[.H32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329]-[.B329] &gt; 0; [.C329]-[.B32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29]-[.F329] &gt; 0; [.G329]-[.F329]; 0)" office:value-type="time" office:time-value="PT00H00M00S" calcext:value-type="time">
            <text:p>00:00</text:p>
          </table:table-cell>
          <table:table-cell table:style-name="ce18" table:formula="of:=[.D329]+[.H32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30]-[.B330] &gt; 0; [.C330]-[.B3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30]-[.F330] &gt; 0; [.G330]-[.F330]; 0)" office:value-type="time" office:time-value="PT00H00M00S" calcext:value-type="time">
            <text:p>00:00</text:p>
          </table:table-cell>
          <table:table-cell table:style-name="ce19" table:formula="of:=[.D330]+[.H3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25:.I33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2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6"/>
        <table:table-column table:style-name="co11" table:default-cell-style-name="ce69"/>
        <table:table-column table:style-name="co12" table:default-cell-style-name="Default"/>
        <table:table-column table:style-name="co9" table:number-columns-repeated="2" table:default-cell-style-name="Default"/>
        <table:table-row table:style-name="ro1">
          <table:table-cell table:style-name="ce77" office:value-type="string" calcext:value-type="string" table:number-columns-spanned="2" table:number-rows-spanned="1">
            <text:p>12/2021 – 11/2022</text:p>
          </table:table-cell>
          <table:covered-table-cell/>
          <table:table-cell/>
          <table:table-cell table:style-name="ce77" office:value-type="string" calcext:value-type="string" table:number-columns-spanned="2" table:number-rows-spanned="1">
            <text:p>12/2022 – 11/2023</text:p>
          </table:table-cell>
          <table:covered-table-cell table:style-name="ce69"/>
        </table:table-row>
        <table:table-row table:style-name="ro2">
          <table:table-cell table:style-name="ce78" office:value-type="date" office:date-value="2021-12-22" calcext:value-type="date">
            <text:p>12/22/21</text:p>
          </table:table-cell>
          <table:table-cell table:style-name="ce68" office:value-type="string" calcext:value-type="string" table:number-columns-spanned="1" table:number-rows-spanned="3">
            <text:p>Christmas/travel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12-23" calcext:value-type="date">
            <text:p>12/23/22</text:p>
          </table:table-cell>
          <table:covered-table-cell table:style-name="ce67" office:value-type="string" calcext:value-type="string">
            <text:p>Christmas travel</text:p>
          </table:covered-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01-10" calcext:value-type="date">
            <text:p>01/10/22</text:p>
          </table:table-cell>
          <table:covered-table-cell table:style-name="ce67" office:value-type="string" calcext:value-type="string">
            <text:p>Christmas travel</text:p>
          </table:covered-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03-04" calcext:value-type="date">
            <text:p>03/04/22</text:p>
          </table:table-cell>
          <table:table-cell table:style-name="ce82" office:value-type="string" calcext:value-type="string">
            <text:p>V visit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03-07" calcext:value-type="date">
            <text:p>03/07/22</text:p>
          </table:table-cell>
          <table:table-cell table:style-name="ce67" office:value-type="string" calcext:value-type="string">
            <text:p>V visit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04-28" calcext:value-type="date">
            <text:p>04/28/22</text:p>
          </table:table-cell>
          <table:table-cell table:style-name="ce67" office:value-type="string" calcext:value-type="string">
            <text:p>Easter travel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9" office:value-type="date" office:date-value="2022-05-25" calcext:value-type="date">
            <text:p>05/25/22</text:p>
          </table:table-cell>
          <table:table-cell table:style-name="ce83" office:value-type="string" calcext:value-type="string">
            <text:p>L ER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07-08" calcext:value-type="date">
            <text:p>07/08/22</text:p>
          </table:table-cell>
          <table:table-cell table:style-name="ce68" office:value-type="string" calcext:value-type="string" table:number-columns-spanned="1" table:number-rows-spanned="3">
            <text:p>M wedding travel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07-11" calcext:value-type="date">
            <text:p>07/11/22</text:p>
          </table:table-cell>
          <table:covered-table-cell table:style-name="ce67"/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07-12" calcext:value-type="date">
            <text:p>07/12/22</text:p>
          </table:table-cell>
          <table:covered-table-cell table:style-name="ce67"/>
          <table:table-cell/>
          <table:table-cell table:style-name="ce78"/>
          <table:table-cell table:style-name="ce67"/>
        </table:table-row>
        <table:table-row table:style-name="ro2">
          <table:table-cell table:style-name="ce79" office:value-type="date" office:date-value="2022-09-19" calcext:value-type="date">
            <text:p>09/19/22</text:p>
          </table:table-cell>
          <table:table-cell table:style-name="ce84" office:value-type="string" calcext:value-type="string">
            <text:p>R wedding recovery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9" office:value-type="date" office:date-value="2022-10-03" calcext:value-type="date">
            <text:p>10/03/22</text:p>
          </table:table-cell>
          <table:table-cell table:style-name="ce84" office:value-type="string" calcext:value-type="string">
            <text:p>MH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9" office:value-type="date" office:date-value="2022-10-07" calcext:value-type="date">
            <text:p>10/07/22</text:p>
          </table:table-cell>
          <table:table-cell table:style-name="ce84" office:value-type="string" calcext:value-type="string">
            <text:p>sick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10-31" calcext:value-type="date">
            <text:p>10/31/22</text:p>
          </table:table-cell>
          <table:table-cell table:style-name="ce67" office:value-type="string" calcext:value-type="string">
            <text:p>All Hallows’ Eve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11-21" calcext:value-type="date">
            <text:p>11/21/22</text:p>
          </table:table-cell>
          <table:table-cell table:style-name="ce68" office:value-type="string" calcext:value-type="string" table:number-columns-spanned="1" table:number-rows-spanned="4">
            <text:p>Pre-/Post-Thanksgiving</text:p>
          </table:table-cell>
          <table:table-cell/>
          <table:table-cell table:style-name="ce79"/>
          <table:table-cell table:style-name="ce84"/>
        </table:table-row>
        <table:table-row table:style-name="ro2">
          <table:table-cell table:style-name="ce78" office:value-type="date" office:date-value="2022-11-22" calcext:value-type="date">
            <text:p>11/22/22</text:p>
          </table:table-cell>
          <table:covered-table-cell table:style-name="ce67"/>
          <table:table-cell/>
          <table:table-cell table:style-name="ce79"/>
          <table:table-cell table:style-name="ce84"/>
        </table:table-row>
        <table:table-row table:style-name="ro2">
          <table:table-cell table:style-name="ce78" office:value-type="date" office:date-value="2022-11-23" calcext:value-type="date">
            <text:p>11/23/22</text:p>
          </table:table-cell>
          <table:covered-table-cell table:style-name="ce67"/>
          <table:table-cell/>
          <table:table-cell table:style-name="ce79"/>
          <table:table-cell table:style-name="ce84"/>
        </table:table-row>
        <table:table-row table:style-name="ro2">
          <table:table-cell table:style-name="ce78" office:value-type="date" office:date-value="2022-11-28" calcext:value-type="date">
            <text:p>11/28/22</text:p>
          </table:table-cell>
          <table:covered-table-cell table:style-name="ce67"/>
          <table:table-cell/>
          <table:table-cell table:style-name="ce79"/>
          <table:table-cell table:style-name="ce84"/>
        </table:table-row>
        <table:table-row table:style-name="ro1">
          <table:table-cell table:style-name="ce79" office:value-type="date" office:date-value="2022-11-29" calcext:value-type="date">
            <text:p>11/29/22</text:p>
          </table:table-cell>
          <table:table-cell table:style-name="ce84" office:value-type="string" calcext:value-type="string">
            <text:p>Post-Thanksgiving/DL</text:p>
          </table:table-cell>
          <table:table-cell/>
          <table:table-cell table:style-name="ce79"/>
          <table:table-cell table:style-name="ce84"/>
        </table:table-row>
        <table:table-row table:style-name="ro1">
          <table:table-cell table:style-name="ce79"/>
          <table:table-cell table:style-name="ce84"/>
          <table:table-cell/>
          <table:table-cell table:style-name="ce79"/>
          <table:table-cell table:style-name="ce84"/>
        </table:table-row>
        <table:table-row table:style-name="ro1">
          <table:table-cell table:style-name="ce67"/>
          <table:table-cell table:style-name="ce88"/>
          <table:table-cell table:number-columns-repeated="2"/>
          <table:table-cell table:style-name="ce88"/>
        </table:table-row>
        <table:table-row table:style-name="ro1" table:number-rows-repeated="1048553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  <table:database-ranges>
        <table:database-range table:name="__Anonymous_Sheet_DB__0" table:target-range-address="Timeclocks.F230:Timeclocks.F230" table:contains-header="fals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15">00/00/0000</text:date>, <text:time style:data-style-name="N2" text:time-value="07:59:04.89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12-15T15:02:13.508000000</dc:date>
    <meta:editing-duration>P73DT21H6M2S</meta:editing-duration>
    <meta:editing-cycles>1935</meta:editing-cycles>
    <meta:generator>LibreOffice/7.2.6.2$Windows_X86_64 LibreOffice_project/b0ec3a565991f7569a5a7f5d24fed7f52653d754</meta:generator>
    <dc:creator>Benjamin Laws</dc:creator>
    <meta:document-statistic meta:table-count="2" meta:cell-count="2370" meta:object-count="0"/>
  </office:meta>
</office:document-meta>
</file>